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6.0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7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Calibri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use-window-font-color="true" style:text-outline="false" style:text-line-through-style="none" style:text-line-through-type="none" style:font-name="Times New Roman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use-window-font-color="true" style:text-outline="false" style:text-line-through-style="none" style:text-line-through-type="none" style:font-name="Calibri" fo:font-size="7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Calibri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7.5pt" fo:letter-spacing="-0.018cm" fo:language="de" fo:country="DE" style:language-asian="en" style:country-asian="US" style:language-complex="ar" style:country-complex="SA" style:font-name-asian="Calibri1" style:font-name-complex="Calibri"/>
    </style:style>
    <style:style style:name="T2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71cm"/>
    </style:style>
    <style:style style:name="T3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-0.018cm"/>
    </style:style>
    <style:style style:name="T4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/>
    </style:style>
    <style:style style:name="T5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-0.004cm"/>
    </style:style>
    <style:style style:name="T6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normal"/>
    </style:style>
    <style:style style:name="T7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-0.009cm"/>
    </style:style>
    <style:style style:name="T8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-0.007cm"/>
    </style:style>
    <style:style style:name="T9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-0.011cm"/>
    </style:style>
    <style:style style:name="T10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-0.005cm"/>
    </style:style>
    <style:style style:name="T11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-0.012cm"/>
    </style:style>
    <style:style style:name="T12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-0.014cm"/>
    </style:style>
    <style:style style:name="T13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-0.021cm"/>
    </style:style>
    <style:style style:name="T14" style:family="text">
      <style:text-properties style:font-name="Calibri" fo:font-size="7.5pt" fo:letter-spacing="-0.004cm" fo:language="de" fo:country="DE" style:language-asian="en" style:country-asian="US" style:language-complex="ar" style:country-complex="SA" style:font-name-asian="Calibri1" style:font-name-complex="Calibri"/>
    </style:style>
    <style:style style:name="T15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16cm"/>
    </style:style>
    <style:style style:name="T16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02cm"/>
    </style:style>
    <style:style style:name="T17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18cm"/>
    </style:style>
    <style:style style:name="T18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09cm"/>
    </style:style>
    <style:style style:name="T19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-0.016cm"/>
    </style:style>
    <style:style style:name="T20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23cm"/>
    </style:style>
    <style:style style:name="T21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12cm"/>
    </style:style>
    <style:style style:name="T22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21cm"/>
    </style:style>
    <style:style style:name="T23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32cm"/>
    </style:style>
    <style:style style:name="T24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34cm"/>
    </style:style>
    <style:style style:name="T25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3cm"/>
    </style:style>
    <style:style style:name="T26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28cm"/>
    </style:style>
    <style:style style:name="T27" style:family="text">
      <style:text-properties style:font-name="Calibri" fo:font-size="7.5pt" fo:language="de" fo:country="DE" style:language-asian="en" style:country-asian="US" style:language-complex="ar" style:country-complex="SA" style:font-name-asian="Calibri1" style:font-name-complex="Calibri" fo:letter-spacing="0.014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ienvenue!</text:p>
          </table:table-cell>
          <table:table-cell office:value-type="string" calcext:value-type="string">
            <text:p>Willkommen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onjour!</text:p>
          </table:table-cell>
          <table:table-cell office:value-type="string" calcext:value-type="string">
            <text:p><text:span text:style-name="T4">Guten</text:span><text:span text:style-name="T7"> </text:span><text:span text:style-name="T4">Tag!;</text:span><text:span text:style-name="T6"> </text:span><text:span text:style-name="T4">Grüß</text:span><text:span text:style-name="T5"> </text:span><text:span text:style-name="T8">Gott!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<text:span text:style-name="T4">Salut!</text:span><text:span text:style-name="T5"> (fam.)</text:span></text:p>
          </table:table-cell>
          <table:table-cell office:value-type="string" calcext:value-type="string">
            <text:p><text:span text:style-name="T4">Hallo!;</text:span><text:span text:style-name="T9"> </text:span><text:span text:style-name="T4">Grüß</text:span><text:span text:style-name="T7"> </text:span><text:span text:style-name="T4">dich!;</text:span><text:span text:style-name="T10"> </text:span><text:span text:style-name="T5">Servus!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<text:span text:style-name="T4">Ça</text:span><text:span text:style-name="T6"> </text:span><text:span text:style-name="T7">va?</text:span></text:p>
          </table:table-cell>
          <table:table-cell office:value-type="string" calcext:value-type="string">
            <text:p><text:span text:style-name="T4">Wie</text:span><text:span text:style-name="T9"> </text:span><text:span text:style-name="T5">geht’s?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oui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merci</text:p>
          </table:table-cell>
          <table:table-cell office:value-type="string" calcext:value-type="string">
            <text:p>dank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<text:span text:style-name="T4">Salut!</text:span><text:span text:style-name="T5"> (fam.)</text:span></text:p>
          </table:table-cell>
          <table:table-cell office:value-type="string" calcext:value-type="string">
            <text:p><text:span text:style-name="T4">Tschüs!;</text:span><text:span text:style-name="T8"> </text:span><text:span text:style-name="T5">Servus!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<text:span text:style-name="T4">A</text:span><text:span text:style-name="T8"> </text:span><text:span text:style-name="T4">plus!</text:span><text:span text:style-name="T6"> </text:span><text:span text:style-name="T5">(fam.)</text:span></text:p>
          </table:table-cell>
          <table:table-cell office:value-type="string" calcext:value-type="string">
            <text:p><text:span text:style-name="T4">Bis</text:span><text:span text:style-name="T10"> </text:span><text:span text:style-name="T5">später!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<text:span text:style-name="T4">bien</text:span><text:span text:style-name="T9"> </text:span><text:span text:style-name="T5">(adv.)</text:span></text:p>
          </table:table-cell>
          <table:table-cell office:value-type="string" calcext:value-type="string">
            <text:p><text:span text:style-name="T4">gut</text:span><text:span text:style-name="T10"> </text:span><text:span text:style-name="T5">(Adv.)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<text:span text:style-name="T4">Au</text:span><text:span text:style-name="T10"> </text:span><text:span text:style-name="T5">revoir!</text:span></text:p>
          </table:table-cell>
          <table:table-cell office:value-type="string" calcext:value-type="string">
            <text:p><text:span text:style-name="T4">Auf</text:span><text:span text:style-name="T11"> </text:span><text:span text:style-name="T5">Wiedersehen!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Moustique</text:p>
          </table:table-cell>
          <table:table-cell office:value-type="string" calcext:value-type="string">
            <text:p><text:span text:style-name="T4">Name</text:span><text:span text:style-name="T11"> </text:span><text:span text:style-name="T4">eines</text:span><text:span text:style-name="T10"> </text:span><text:span text:style-name="T5">Hundes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<text:span text:style-name="T4">un</text:span><text:span text:style-name="T7"> </text:span><text:span text:style-name="T4">ami/une</text:span><text:span text:style-name="T8"> amie</text:span></text:p>
          </table:table-cell>
          <table:table-cell office:value-type="string" calcext:value-type="string">
            <text:p><text:span text:style-name="T4">ein</text:span><text:span text:style-name="T11"> </text:span><text:span text:style-name="T4">Freund/eine</text:span><text:span text:style-name="T11"> </text:span><text:span text:style-name="T5">Freundin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<text:span text:style-name="T4">Bonjour,</text:span><text:span text:style-name="T8"> </text:span><text:span text:style-name="T4">les</text:span><text:span text:style-name="T8"> </text:span><text:span text:style-name="T5">amis!</text:span></text:p>
          </table:table-cell>
          <table:table-cell office:value-type="string" calcext:value-type="string">
            <text:p><text:span text:style-name="T4">Guten</text:span><text:span text:style-name="T8"> </text:span><text:span text:style-name="T4">Tag,</text:span><text:span text:style-name="T6"> </text:span><text:span text:style-name="T5">Freunde!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<text:span text:style-name="T4">je</text:span><text:span text:style-name="T8"> </text:span><text:span text:style-name="T5">m’appelle</text:span></text:p>
          </table:table-cell>
          <table:table-cell office:value-type="string" calcext:value-type="string">
            <text:p><text:span text:style-name="T4">ich</text:span><text:span text:style-name="T7"> </text:span><text:span text:style-name="T5">heiße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et</text:p>
          </table:table-cell>
          <table:table-cell office:value-type="string" calcext:value-type="string">
            <text:p>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toi</text:p>
          </table:table-cell>
          <table:table-cell office:value-type="string" calcext:value-type="string">
            <text:p><text:span text:style-name="T4">du</text:span><text:span text:style-name="T5"> (betont)</text:span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moi</text:p>
          </table:table-cell>
          <table:table-cell office:value-type="string" calcext:value-type="string">
            <text:p><text:span text:style-name="T4">ich</text:span><text:span text:style-name="T10"> </text:span><text:span text:style-name="T5">(betont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<text:span text:style-name="T4">Paris</text:span><text:span text:style-name="T10"> </text:span><text:span text:style-name="T4">(Hauptstadt</text:span><text:span text:style-name="T10"> </text:span><text:span text:style-name="T5">Frankreichs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abar</text:p>
          </table:table-cell>
          <table:table-cell office:value-type="string" calcext:value-type="string">
            <text:p><text:span text:style-name="T4">Name</text:span><text:span text:style-name="T11"> </text:span><text:span text:style-name="T4">eines</text:span><text:span text:style-name="T10"> </text:span><text:span text:style-name="T5">Hundes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ens!</text:p>
          </table:table-cell>
          <table:table-cell office:value-type="string" calcext:value-type="string">
            <text:p><text:span text:style-name="T4">Komm!</text:span><text:span text:style-name="T10"> </text:span><text:span text:style-name="T5">(Aufforderung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a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vite</text:span><text:span text:style-name="T9"> </text:span><text:span text:style-name="T5">(adv.)</text:span></text:p>
          </table:table-cell>
          <table:table-cell office:value-type="string" calcext:value-type="string">
            <text:p><text:span text:style-name="T4">schnell</text:span><text:span text:style-name="T12"> </text:span><text:span text:style-name="T5">(Adv.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aou!</text:p>
          </table:table-cell>
          <table:table-cell office:value-type="string" calcext:value-type="string">
            <text:p>Miau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Ouah,</text:span><text:span text:style-name="T10"> </text:span><text:span text:style-name="T5">ouah!</text:span></text:p>
          </table:table-cell>
          <table:table-cell office:value-type="string" calcext:value-type="string">
            <text:p><text:span text:style-name="T4">Wau,</text:span><text:span text:style-name="T6"> </text:span><text:span text:style-name="T8">wau!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S.P.A.</text:span><text:span text:style-name="T11"> </text:span><text:span text:style-name="T4">(la</text:span><text:span text:style-name="T12"> </text:span><text:span text:style-name="T4">Société</text:span><text:span text:style-name="T12"> </text:span><text:span text:style-name="T4">Protectrice</text:span><text:span text:style-name="T12"> </text:span><text:span text:style-name="T4">des</text:span><text:span text:style-name="T2"> </text:span><text:span text:style-name="T5">Animaux)</text:span></text:p>
          </table:table-cell>
          <table:table-cell office:value-type="string" calcext:value-type="string">
            <text:p><text:span text:style-name="T4">die</text:span><text:span text:style-name="T19"> </text:span><text:span text:style-name="T4">S.P.A.</text:span><text:span text:style-name="T12"> </text:span><text:span text:style-name="T4">(französische</text:span><text:span text:style-name="T2"> </text:span><text:span text:style-name="T5">Tierschutzgesellschaft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Qui</text:span><text:span text:style-name="T9"> </text:span><text:span text:style-name="T4">est-</text:span><text:span text:style-name="T7">ce?</text:span></text:p>
          </table:table-cell>
          <table:table-cell office:value-type="string" calcext:value-type="string">
            <text:p><text:span text:style-name="T4">Wer</text:span><text:span text:style-name="T10"> </text:span><text:span text:style-name="T4">ist</text:span><text:span text:style-name="T5"> </text:span><text:span text:style-name="T8">das?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ention!</text:p>
          </table:table-cell>
          <table:table-cell office:value-type="string" calcext:value-type="string">
            <text:p><text:span text:style-name="T4">Achtung!;</text:span><text:span text:style-name="T7"> </text:span><text:span text:style-name="T5">Vorsicht!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e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don.</text:p>
          </table:table-cell>
          <table:table-cell office:value-type="string" calcext:value-type="string">
            <text:p>Entschuldigun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ment?</text:p>
          </table:table-cell>
          <table:table-cell office:value-type="string" calcext:value-type="string">
            <text:p><text:span text:style-name="T4">Wie?</text:span><text:span text:style-name="T8"> </text:span><text:span text:style-name="T5">(Fragewort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Tu</text:span><text:span text:style-name="T11"> </text:span><text:span text:style-name="T4">t’appelles</text:span><text:span text:style-name="T10"> </text:span><text:span text:style-name="T5">comment?</text:span></text:p>
          </table:table-cell>
          <table:table-cell office:value-type="string" calcext:value-type="string">
            <text:p><text:span text:style-name="T4">Wie</text:span><text:span text:style-name="T7"> </text:span><text:span text:style-name="T4">heißt</text:span><text:span text:style-name="T8"> </text:span><text:span text:style-name="T7">du?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’est</text:p>
          </table:table-cell>
          <table:table-cell office:value-type="string" calcext:value-type="string">
            <text:p><text:span text:style-name="T4">das</text:span><text:span text:style-name="T6"> </text:span><text:span text:style-name="T7">ist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je</text:span><text:span text:style-name="T5"> </text:span><text:span text:style-name="T8">suis</text:span></text:p>
          </table:table-cell>
          <table:table-cell office:value-type="string" calcext:value-type="string">
            <text:p><text:span text:style-name="T4">ich</text:span><text:span text:style-name="T10"> </text:span><text:span text:style-name="T7">bin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ilà</text:p>
          </table:table-cell>
          <table:table-cell office:value-type="string" calcext:value-type="string">
            <text:p><text:span text:style-name="T4">da</text:span><text:span text:style-name="T5"> </text:span><text:span text:style-name="T4">ist;</text:span><text:span text:style-name="T5"> </text:span><text:span text:style-name="T4">da</text:span><text:span text:style-name="T6"> </text:span><text:span text:style-name="T8">sind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<text:span text:style-name="T4">hier;</text:span><text:span text:style-name="T10"> </text:span><text:span text:style-name="T5">hierher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</text:span><text:span text:style-name="T8">chat</text:span></text:p>
          </table:table-cell>
          <table:table-cell office:value-type="string" calcext:value-type="string">
            <text:p><text:span text:style-name="T4">eine</text:span><text:span text:style-name="T7"> </text:span><text:span text:style-name="T8">Katze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chien</text:span></text:p>
          </table:table-cell>
          <table:table-cell office:value-type="string" calcext:value-type="string">
            <text:p><text:span text:style-name="T4">ein</text:span><text:span text:style-name="T8"> Hund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a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tu</text:span><text:span text:style-name="T5"> </text:span><text:span text:style-name="T11">es</text:span></text:p>
          </table:table-cell>
          <table:table-cell office:value-type="string" calcext:value-type="string">
            <text:p><text:span text:style-name="T4">du</text:span><text:span text:style-name="T5"> </text:span><text:span text:style-name="T8">bist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/d’</text:p>
          </table:table-cell>
          <table:table-cell office:value-type="string" calcext:value-type="string">
            <text:p><text:span text:style-name="T4">aus;</text:span><text:span text:style-name="T5"> </text:span><text:span text:style-name="T7">von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au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super</text:span><text:span text:style-name="T7"> </text:span><text:span text:style-name="T5">(inv.)</text:span></text:p>
          </table:table-cell>
          <table:table-cell office:value-type="string" calcext:value-type="string">
            <text:p><text:span text:style-name="T4">super;</text:span><text:span text:style-name="T5"> </text:span><text:span text:style-name="T8">toll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garçon</text:span></text:p>
          </table:table-cell>
          <table:table-cell office:value-type="string" calcext:value-type="string">
            <text:p><text:span text:style-name="T4">ein</text:span><text:span text:style-name="T7"> </text:span><text:span text:style-name="T4">Junge;</text:span><text:span text:style-name="T8"> </text:span><text:span text:style-name="T4">ein</text:span><text:span text:style-name="T8"> </text:span><text:span text:style-name="T7">Bub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fille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Mädchen;</text:span><text:span text:style-name="T10"> </text:span><text:span text:style-name="T4">eine</text:span><text:span text:style-name="T8"> </text:span><text:span text:style-name="T5">Tochter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il</text:span><text:span text:style-name="T8"> </text:span><text:span text:style-name="T7">est</text:span></text:p>
          </table:table-cell>
          <table:table-cell office:value-type="string" calcext:value-type="string">
            <text:p><text:span text:style-name="T4">er</text:span><text:span text:style-name="T5"> </text:span><text:span text:style-name="T7">ist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elle</text:span><text:span text:style-name="T11"> </text:span><text:span text:style-name="T7">est</text:span></text:p>
          </table:table-cell>
          <table:table-cell office:value-type="string" calcext:value-type="string">
            <text:p><text:span text:style-name="T4">sie</text:span><text:span text:style-name="T8"> </text:span><text:span text:style-name="T7">ist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animal</text:span></text:p>
          </table:table-cell>
          <table:table-cell office:value-type="string" calcext:value-type="string">
            <text:p><text:span text:style-name="T4">ein</text:span><text:span text:style-name="T8"> Tier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Ça</text:span><text:span text:style-name="T5"> </text:span><text:span text:style-name="T4">ne</text:span><text:span text:style-name="T10"> </text:span><text:span text:style-name="T4">va</text:span><text:span text:style-name="T6"> </text:span><text:span text:style-name="T8">pas.</text:span></text:p>
          </table:table-cell>
          <table:table-cell office:value-type="string" calcext:value-type="string">
            <text:p><text:span text:style-name="T4">Das</text:span><text:span text:style-name="T8"> </text:span><text:span text:style-name="T4">geht</text:span><text:span text:style-name="T5"> nicht.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chanson</text:span></text:p>
          </table:table-cell>
          <table:table-cell office:value-type="string" calcext:value-type="string">
            <text:p><text:span text:style-name="T4">ein</text:span><text:span text:style-name="T8"> Lied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ntastique</text:p>
          </table:table-cell>
          <table:table-cell office:value-type="string" calcext:value-type="string">
            <text:p><text:span text:style-name="T4">fantastisch;</text:span><text:span text:style-name="T11"> </text:span><text:span text:style-name="T8">toll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<text:span text:style-name="T4">komisch;</text:span><text:span text:style-name="T7"> </text:span><text:span text:style-name="T5">merkwürdig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7"> </text:span><text:span text:style-name="T4">copain/une</text:span><text:span text:style-name="T7"> </text:span><text:span text:style-name="T4">copine</text:span><text:span text:style-name="T7"> </text:span><text:span text:style-name="T5">(fam.)</text:span></text:p>
          </table:table-cell>
          <table:table-cell office:value-type="string" calcext:value-type="string">
            <text:p><text:span text:style-name="T4">ein</text:span><text:span text:style-name="T11"> </text:span><text:span text:style-name="T4">Freund/eine</text:span><text:span text:style-name="T11"> </text:span><text:span text:style-name="T5">Freundin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</text:span><text:span text:style-name="T8">dame</text:span></text:p>
          </table:table-cell>
          <table:table-cell office:value-type="string" calcext:value-type="string">
            <text:p><text:span text:style-name="T4">eine</text:span><text:span text:style-name="T9"> </text:span><text:span text:style-name="T4">Dame;</text:span><text:span text:style-name="T10"> </text:span><text:span text:style-name="T4">eine</text:span><text:span text:style-name="T7"> </text:span><text:span text:style-name="T8">Frau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8"> </text:span><text:span text:style-name="T5">monsieur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Herr;</text:span><text:span text:style-name="T10"> </text:span><text:span text:style-name="T4">ein</text:span><text:span text:style-name="T10"> </text:span><text:span text:style-name="T8">Mann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Toul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Straßb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r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iz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madame</text:span><text:span text:style-name="T11"> </text:span><text:span text:style-name="T13">…</text:span></text:p>
          </table:table-cell>
          <table:table-cell office:value-type="string" calcext:value-type="string">
            <text:p><text:span text:style-name="T4">Frau</text:span><text:span text:style-name="T8"> </text:span><text:span text:style-name="T3">…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mademoiselle</text:span><text:span text:style-name="T15"> </text:span><text:span text:style-name="T7">...</text:span></text:p>
          </table:table-cell>
          <table:table-cell office:value-type="string" calcext:value-type="string">
            <text:p><text:span text:style-name="T4">Fräulein</text:span><text:span text:style-name="T9"> </text:span><text:span text:style-name="T3">…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Bof!</text:span><text:span text:style-name="T10"> </text:span><text:span text:style-name="T5">(fam.)</text:span></text:p>
          </table:table-cell>
          <table:table-cell office:value-type="string" calcext:value-type="string">
            <text:p><text:span text:style-name="T4">Na</text:span><text:span text:style-name="T7"> </text:span><text:span text:style-name="T4">ja;</text:span><text:span text:style-name="T6"> </text:span><text:span text:style-name="T4">Ach.</text:span><text:span text:style-name="T6"> </text:span><text:span text:style-name="T5">(ugs.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ér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zw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r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v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fü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ch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sieb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uit</text:p>
          </table:table-cell>
          <table:table-cell office:value-type="string" calcext:value-type="string">
            <text:p>ac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ne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zeh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e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uze</text:p>
          </table:table-cell>
          <table:table-cell office:value-type="string" calcext:value-type="string">
            <text:p>zwö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pan text:style-name="T4">un</text:span><text:span text:style-name="T5"> style</text:span></text:p>
          </table:table-cell>
          <table:table-cell office:value-type="string" calcext:value-type="string">
            <text:p><text:span text:style-name="T4">ein</text:span><text:span text:style-name="T8"> Stil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pan text:style-name="T4">le</text:span><text:span text:style-name="T8"> </text:span><text:span text:style-name="T5">reggae</text:span></text:p>
          </table:table-cell>
          <table:table-cell office:value-type="string" calcext:value-type="string">
            <text:p><text:span text:style-name="T4">der</text:span><text:span text:style-name="T5"> Reggae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’électro</text:p>
          </table:table-cell>
          <table:table-cell office:value-type="string" calcext:value-type="string">
            <text:p>Elec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pan text:style-name="T4">une</text:span><text:span text:style-name="T5"> mélodi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Melodie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pan text:style-name="T4">un</text:span><text:span text:style-name="T5"> rythm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Rhythmus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pan text:style-name="T4">une</text:span><text:span text:style-name="T5"> </text:span><text:span text:style-name="T8">voix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Stimme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magasin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Geschäft;</text:span><text:span text:style-name="T8"> </text:span><text:span text:style-name="T4">ein</text:span><text:span text:style-name="T8"> </text:span><text:span text:style-name="T5">Lad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journal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Zeitung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5"> </text:span><text:span text:style-name="T7">BD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Comic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5"> affiche</text:span></text:p>
          </table:table-cell>
          <table:table-cell office:value-type="string" calcext:value-type="string">
            <text:p><text:span text:style-name="T4">ein</text:span><text:span text:style-name="T9"> </text:span><text:span text:style-name="T4">Plakat;</text:span><text:span text:style-name="T8"> </text:span><text:span text:style-name="T4">ein</text:span><text:span text:style-name="T10"> </text:span><text:span text:style-name="T5">Poster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Qu’est-ce</text:span><text:span text:style-name="T9"> </text:span><text:span text:style-name="T4">que</text:span><text:span text:style-name="T8"> </text:span><text:span text:style-name="T5">c’est?</text:span></text:p>
          </table:table-cell>
          <table:table-cell office:value-type="string" calcext:value-type="string">
            <text:p><text:span text:style-name="T4">Was</text:span><text:span text:style-name="T5"> </text:span><text:span text:style-name="T4">ist</text:span><text:span text:style-name="T5"> </text:span><text:span text:style-name="T8">das?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à</text:span><text:span text:style-name="T6"> </text:span><text:span text:style-name="T5">(Paris)</text:span></text:p>
          </table:table-cell>
          <table:table-cell office:value-type="string" calcext:value-type="string">
            <text:p><text:span text:style-name="T4">in</text:span><text:span text:style-name="T10"> </text:span><text:span text:style-name="T4">(Paris);</text:span><text:span text:style-name="T10"> </text:span><text:span text:style-name="T4">nach</text:span><text:span text:style-name="T5"> (Paris)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8"> </text:span><text:span text:style-name="T5">maison</text:span></text:p>
          </table:table-cell>
          <table:table-cell office:value-type="string" calcext:value-type="string">
            <text:p><text:span text:style-name="T4">ein</text:span><text:span text:style-name="T8"> Haus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8"> </text:span><text:span text:style-name="T4">maison</text:span><text:span text:style-name="T5"> </text:span><text:span text:style-name="T4">de</text:span><text:span text:style-name="T8"> </text:span><text:span text:style-name="T4">la</text:span><text:span text:style-name="T5"> presse</text:span></text:p>
          </table:table-cell>
          <table:table-cell office:value-type="string" calcext:value-type="string">
            <text:p><text:span text:style-name="T4">ein Zeitschriften- und</text:span><text:span text:style-name="T2"> </text:span><text:span text:style-name="T5">Schreibwarengeschäft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Que</text:span><text:span text:style-name="T9"> </text:span><text:span text:style-name="T4">fait</text:span><text:span text:style-name="T10"> </text:span><text:span text:style-name="T8">Léo?</text:span></text:p>
          </table:table-cell>
          <table:table-cell office:value-type="string" calcext:value-type="string">
            <text:p><text:span text:style-name="T4">Was</text:span><text:span text:style-name="T5"> </text:span><text:span text:style-name="T4">macht</text:span><text:span text:style-name="T6"> </text:span><text:span text:style-name="T8">Léo?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regarder</text:span><text:span text:style-name="T9"> </text:span><text:span text:style-name="T7">qc</text:span></text:p>
          </table:table-cell>
          <table:table-cell office:value-type="string" calcext:value-type="string">
            <text:p><text:span text:style-name="T4">etwas</text:span><text:span text:style-name="T10"> </text:span><text:span text:style-name="T4">ansehen;</text:span><text:span text:style-name="T8"> </text:span><text:span text:style-name="T4">etwas</text:span><text:span text:style-name="T5"> betracht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sprech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m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arriver</text:p>
          </table:table-cell>
          <table:table-cell office:value-type="string" calcext:value-type="string">
            <text:p><text:span text:style-name="T4">kommen;</text:span><text:span text:style-name="T7"> </text:span><text:span text:style-name="T5">ankomm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chercher</text:span><text:span text:style-name="T7"> </text:span><text:span text:style-name="T5">qn/qc</text:span></text:p>
          </table:table-cell>
          <table:table-cell office:value-type="string" calcext:value-type="string">
            <text:p><text:span text:style-name="T14">jemanden/etwas</text:span><text:span text:style-name="T24"> </text:span><text:span text:style-name="T5">such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en</text:span><text:span text:style-name="T5"> français</text:span></text:p>
          </table:table-cell>
          <table:table-cell office:value-type="string" calcext:value-type="string">
            <text:p><text:span text:style-name="T4">auf</text:span><text:span text:style-name="T10"> </text:span><text:span text:style-name="T5">Französisch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4">sac à</text:span><text:span text:style-name="T6"> </text:span><text:span text:style-name="T7">dos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Rucksack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livre</text:span></text:p>
          </table:table-cell>
          <table:table-cell office:value-type="string" calcext:value-type="string">
            <text:p><text:span text:style-name="T4">ein</text:span><text:span text:style-name="T8"> Buch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crayon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Bleistift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cahier</text:span></text:p>
          </table:table-cell>
          <table:table-cell office:value-type="string" calcext:value-type="string">
            <text:p><text:span text:style-name="T4">ein</text:span><text:span text:style-name="T8"> Heft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stylo</text:span></text:p>
          </table:table-cell>
          <table:table-cell office:value-type="string" calcext:value-type="string">
            <text:p><text:span text:style-name="T4">ein</text:span><text:span text:style-name="T11"> </text:span><text:span text:style-name="T4">Füller;</text:span><text:span text:style-name="T7"> </text:span><text:span text:style-name="T4">ein</text:span><text:span text:style-name="T8"> Kuli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gomm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Radiergummi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4">truc </text:span><text:span text:style-name="T5">(fam.)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Ding;</text:span><text:span text:style-name="T8"> </text:span><text:span text:style-name="T4">eine</text:span><text:span text:style-name="T8"> Sache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écouter</text:span><text:span text:style-name="T11"> </text:span><text:span text:style-name="T5">qn/qc</text:span></text:p>
          </table:table-cell>
          <table:table-cell office:value-type="string" calcext:value-type="string">
            <text:p><text:span text:style-name="T4">jdm.</text:span><text:span text:style-name="T8"> </text:span><text:span text:style-name="T4">zuhören;</text:span><text:span text:style-name="T10"> </text:span><text:span text:style-name="T4">etwas</text:span><text:span text:style-name="T10"> </text:span><text:span text:style-name="T5">anhör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trouver</text:span><text:span text:style-name="T11"> </text:span><text:span text:style-name="T5">qn/qc</text:span></text:p>
          </table:table-cell>
          <table:table-cell office:value-type="string" calcext:value-type="string">
            <text:p><text:span text:style-name="T14">jemanden/etwas</text:span><text:span text:style-name="T24"> </text:span><text:span text:style-name="T5">find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porter</text:span><text:span text:style-name="T8"> </text:span><text:span text:style-name="T7">qc</text:span></text:p>
          </table:table-cell>
          <table:table-cell office:value-type="string" calcext:value-type="string">
            <text:p><text:span text:style-name="T4">etwas</text:span><text:span text:style-name="T5"> trag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vailler</text:p>
          </table:table-cell>
          <table:table-cell office:value-type="string" calcext:value-type="string">
            <text:p>arbeit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</text:span><text:span text:style-name="T7">ru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Straße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dans</text:span><text:span text:style-name="T10"> </text:span><text:span text:style-name="T4">la</text:span><text:span text:style-name="T5"> </text:span><text:span text:style-name="T7">rue</text:span></text:p>
          </table:table-cell>
          <table:table-cell office:value-type="string" calcext:value-type="string">
            <text:p><text:span text:style-name="T4">auf</text:span><text:span text:style-name="T10"> </text:span><text:span text:style-name="T4">der</text:span><text:span text:style-name="T5"> Straße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<text:span text:style-name="T4">eintreten;</text:span><text:span text:style-name="T3"> </text:span><text:span text:style-name="T5">hereinkomm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euh</text:span><text:span text:style-name="T10"> </text:span><text:span text:style-name="T13">…</text:span></text:p>
          </table:table-cell>
          <table:table-cell office:value-type="string" calcext:value-type="string">
            <text:p><text:span text:style-name="T4">äh</text:span><text:span text:style-name="T5"> </text:span><text:span text:style-name="T13">…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<text:span text:style-name="T4">da;</text:span><text:span text:style-name="T6"> </text:span><text:span text:style-name="T8">dort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ut!</text:p>
          </table:table-cell>
          <table:table-cell office:value-type="string" calcext:value-type="string">
            <text:p>Pst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ü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8"> </text:span><text:span text:style-name="T5">écol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Schule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en</text:span><text:span text:style-name="T5"> vacances</text:span></text:p>
          </table:table-cell>
          <table:table-cell office:value-type="string" calcext:value-type="string">
            <text:p><text:span text:style-name="T4">in</text:span><text:span text:style-name="T7"> </text:span><text:span text:style-name="T4">den</text:span><text:span text:style-name="T5"> Feri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ens!</text:p>
          </table:table-cell>
          <table:table-cell office:value-type="string" calcext:value-type="string">
            <text:p><text:span text:style-name="T4">Sieh</text:span><text:span text:style-name="T10"> </text:span><text:span text:style-name="T4">mal!;</text:span><text:span text:style-name="T10"> </text:span><text:span text:style-name="T4">Schau</text:span><text:span text:style-name="T5"> </text:span><text:span text:style-name="T8">mal!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11"> </text:span><text:span text:style-name="T4">grand-</text:span><text:span text:style-name="T8">mèr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Großmutter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ière</text:p>
          </table:table-cell>
          <table:table-cell office:value-type="string" calcext:value-type="string">
            <text:p>Familien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il</text:span><text:span text:style-name="T12"> </text:span><text:span text:style-name="T4">dit/elle</text:span><text:span text:style-name="T12"> </text:span><text:span text:style-name="T7">dit</text:span></text:p>
          </table:table-cell>
          <table:table-cell office:value-type="string" calcext:value-type="string">
            <text:p><text:span text:style-name="T4">er</text:span><text:span text:style-name="T7"> </text:span><text:span text:style-name="T4">sagt/sie</text:span><text:span text:style-name="T7"> </text:span><text:span text:style-name="T8">sagt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carton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Karto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7"> </text:span><text:span text:style-name="T4">ami/une</text:span><text:span text:style-name="T8"> amie</text:span></text:p>
          </table:table-cell>
          <table:table-cell office:value-type="string" calcext:value-type="string">
            <text:p><text:span text:style-name="T4">ein</text:span><text:span text:style-name="T11"> </text:span><text:span text:style-name="T4">Freund/eine</text:span><text:span text:style-name="T11"> </text:span><text:span text:style-name="T5">Freundi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ou</text:p>
          </table:table-cell>
          <table:table-cell office:value-type="string" calcext:value-type="string">
            <text:p><text:span text:style-name="T4">Name</text:span><text:span text:style-name="T11"> </text:span><text:span text:style-name="T4">einer</text:span><text:span text:style-name="T8"> </text:span><text:span text:style-name="T5">Katze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Zut!</text:span><text:span text:style-name="T16"> </text:span><text:span text:style-name="T5">(fam.)</text:span></text:p>
          </table:table-cell>
          <table:table-cell office:value-type="string" calcext:value-type="string">
            <text:p><text:span text:style-name="T4">Mist!;</text:span><text:span text:style-name="T6"> </text:span><text:span text:style-name="T5">Verdammt!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catastroph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Katastrophe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être</text:p>
          </table:table-cell>
          <table:table-cell office:value-type="string" calcext:value-type="string">
            <text:p>se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<text:span text:style-name="T4">vor</text:span><text:span text:style-name="T8"> </text:span><text:span text:style-name="T5">(örtlich)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biter</text:p>
          </table:table-cell>
          <table:table-cell office:value-type="string" calcext:value-type="string">
            <text:p>wohn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rue</text:span><text:span text:style-name="T8"> </text:span><text:span text:style-name="T5">Nollet</text:span></text:p>
          </table:table-cell>
          <table:table-cell office:value-type="string" calcext:value-type="string">
            <text:p><text:span text:style-name="T4">Name</text:span><text:span text:style-name="T9"> </text:span><text:span text:style-name="T4">einer</text:span><text:span text:style-name="T8"> </text:span><text:span text:style-name="T4">Straße</text:span><text:span text:style-name="T7"> </text:span><text:span text:style-name="T4">in</text:span><text:span text:style-name="T8"> Paris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<text:span text:style-name="T4">wo;</text:span><text:span text:style-name="T5"> wohi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rue</text:span><text:span text:style-name="T5"> Truffaut</text:span></text:p>
          </table:table-cell>
          <table:table-cell office:value-type="string" calcext:value-type="string">
            <text:p><text:span text:style-name="T4">Name</text:span><text:span text:style-name="T9"> </text:span><text:span text:style-name="T4">einer</text:span><text:span text:style-name="T8"> </text:span><text:span text:style-name="T4">Straße</text:span><text:span text:style-name="T7"> </text:span><text:span text:style-name="T4">in</text:span><text:span text:style-name="T8"> Paris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8"> </text:span><text:span text:style-name="T4">t-</text:span><text:span text:style-name="T8">shirt</text:span></text:p>
          </table:table-cell>
          <table:table-cell office:value-type="string" calcext:value-type="string">
            <text:p><text:span text:style-name="T4">ein</text:span><text:span text:style-name="T7"> </text:span><text:span text:style-name="T4">T-</text:span><text:span text:style-name="T5">Shirt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aimer</text:span><text:span text:style-name="T7"> </text:span><text:span text:style-name="T5">qn/qc</text:span></text:p>
          </table:table-cell>
          <table:table-cell office:value-type="string" calcext:value-type="string">
            <text:p><text:span text:style-name="T4">jemanden/etwas</text:span><text:span text:style-name="T19"> </text:span><text:span text:style-name="T4">lieben;</text:span><text:span text:style-name="T2"> </text:span><text:span text:style-name="T5">jemanden/etwas</text:span><text:span text:style-name="T24"> </text:span><text:span text:style-name="T8">mög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e</text:span><text:span text:style-name="T8"> </text:span><text:span text:style-name="T5">rugby</text:span></text:p>
          </table:table-cell>
          <table:table-cell office:value-type="string" calcext:value-type="string">
            <text:p><text:span text:style-name="T4">das</text:span><text:span text:style-name="T10"> </text:span><text:span text:style-name="T4">Rugby</text:span><text:span text:style-name="T6"> </text:span><text:span text:style-name="T5">(Ballspiel)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e</text:span><text:span text:style-name="T8"> judo</text:span></text:p>
          </table:table-cell>
          <table:table-cell office:value-type="string" calcext:value-type="string">
            <text:p><text:span text:style-name="T4">das</text:span><text:span text:style-name="T6"> </text:span><text:span text:style-name="T8">Judo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Qu’est-ce</text:span><text:span text:style-name="T8"> </text:span><text:span text:style-name="T4">que</text:span><text:span text:style-name="T8"> </text:span><text:span text:style-name="T7">…?</text:span></text:p>
          </table:table-cell>
          <table:table-cell office:value-type="string" calcext:value-type="string">
            <text:p><text:span text:style-name="T4">Was</text:span><text:span text:style-name="T6"> </text:span><text:span text:style-name="T7">…?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e</text:span><text:span text:style-name="T8"> </text:span><text:span text:style-name="T5">sport</text:span></text:p>
          </table:table-cell>
          <table:table-cell office:value-type="string" calcext:value-type="string">
            <text:p><text:span text:style-name="T4">der</text:span><text:span text:style-name="T5"> Sport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a</text:span><text:span text:style-name="T10"> </text:span><text:span text:style-name="T5">musique</text:span></text:p>
          </table:table-cell>
          <table:table-cell office:value-type="string" calcext:value-type="string">
            <text:p><text:span text:style-name="T4">die</text:span><text:span text:style-name="T9"> </text:span><text:span text:style-name="T5">Musik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frèr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Bruder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</text:span><text:span text:style-name="T8">sœur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Schwester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ympa/sympa</text:p>
          </table:table-cell>
          <table:table-cell office:value-type="string" calcext:value-type="string">
            <text:p>net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détester</text:span><text:span text:style-name="T12"> </text:span><text:span text:style-name="T5">qn/qc</text:span></text:p>
          </table:table-cell>
          <table:table-cell office:value-type="string" calcext:value-type="string">
            <text:p><text:span text:style-name="T14">jemanden/etwas</text:span><text:span text:style-name="T24"> </text:span><text:span text:style-name="T5">verabscheue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’accord</text:p>
          </table:table-cell>
          <table:table-cell office:value-type="string" calcext:value-type="string">
            <text:p><text:span text:style-name="T14">einverstanden;</text:span><text:span text:style-name="T25"> </text:span><text:span text:style-name="T8">o.k.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ors</text:p>
          </table:table-cell>
          <table:table-cell office:value-type="string" calcext:value-type="string">
            <text:p><text:span text:style-name="T4">nun;</text:span><text:span text:style-name="T7"> </text:span><text:span text:style-name="T4">jetzt;</text:span><text:span text:style-name="T10"> </text:span><text:span text:style-name="T8">dann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f!</text:p>
          </table:table-cell>
          <table:table-cell office:value-type="string" calcext:value-type="string">
            <text:p>Uff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e</text:span><text:span text:style-name="T8"> rock</text:span></text:p>
          </table:table-cell>
          <table:table-cell office:value-type="string" calcext:value-type="string">
            <text:p><text:span text:style-name="T4">die</text:span><text:span text:style-name="T8"> </text:span><text:span text:style-name="T5">Rockmusik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e</text:span><text:span text:style-name="T8"> </text:span><text:span text:style-name="T5">foot(ball)</text:span></text:p>
          </table:table-cell>
          <table:table-cell office:value-type="string" calcext:value-type="string">
            <text:p><text:span text:style-name="T4">der</text:span><text:span text:style-name="T7"> </text:span><text:span text:style-name="T4">Fußball</text:span><text:span text:style-name="T7"> </text:span><text:span text:style-name="T5">(Sportart)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</text:span><text:span text:style-name="T8">vélo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Fahrrad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a</text:span><text:span text:style-name="T10"> </text:span><text:span text:style-name="T5">techno</text:span></text:p>
          </table:table-cell>
          <table:table-cell office:value-type="string" calcext:value-type="string">
            <text:p><text:span text:style-name="T4">Techno</text:span><text:span text:style-name="T7"> </text:span><text:span text:style-name="T5">(Musikstil)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e</text:span><text:span text:style-name="T8"> </text:span><text:span text:style-name="T7">rap</text:span></text:p>
          </table:table-cell>
          <table:table-cell office:value-type="string" calcext:value-type="string">
            <text:p><text:span text:style-name="T4">Rap</text:span><text:span text:style-name="T10"> </text:span><text:span text:style-name="T5">(Musikstil)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a</text:span><text:span text:style-name="T10"> </text:span><text:span text:style-name="T5">gymnastique</text:span></text:p>
          </table:table-cell>
          <table:table-cell office:value-type="string" calcext:value-type="string">
            <text:p><text:span text:style-name="T4">das</text:span><text:span text:style-name="T5"> </text:span><text:span text:style-name="T4">Turnen;</text:span><text:span text:style-name="T10"> </text:span><text:span text:style-name="T4">die</text:span><text:span text:style-name="T10"> </text:span><text:span text:style-name="T5">Gymnastik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klassis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anniversair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Geburtstag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</text:span><text:span text:style-name="T8">idé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4">Idee;</text:span><text:span text:style-name="T10"> </text:span><text:span text:style-name="T4">ein</text:span><text:span text:style-name="T8"> </text:span><text:span text:style-name="T5">Gedank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<text:span text:style-name="T4">des</text:span><text:span text:style-name="T7"> </text:span><text:span text:style-name="T4">ist</text:span><text:span text:style-name="T9"> </text:span><text:span text:style-name="T4">der</text:span><text:span text:style-name="T9"> </text:span><text:span text:style-name="T4">Plural</text:span><text:span text:style-name="T11"> </text:span><text:span text:style-name="T4">(die</text:span><text:span text:style-name="T11"> </text:span><text:span text:style-name="T4">Mehrzahl)</text:span><text:span text:style-name="T9"> </text:span><text:span text:style-name="T4">von</text:span><text:span text:style-name="T2"> </text:span><text:span text:style-name="T4">un und une .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7"> </text:span><text:span text:style-name="T4">cadeau/des</text:span><text:span text:style-name="T8"> </text:span><text:span text:style-name="T5">cadeaux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Geschenk/Geschenk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jourd’hui</text:p>
          </table:table-cell>
          <table:table-cell office:value-type="string" calcext:value-type="string">
            <text:p>heu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10"> </text:span><text:span text:style-name="T8">FNAC</text:span></text:p>
          </table:table-cell>
          <table:table-cell office:value-type="string" calcext:value-type="string">
            <text:p><text:span text:style-name="T4">die</text:span><text:span text:style-name="T8"> FNAC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il</text:span><text:span text:style-name="T10"> </text:span><text:span text:style-name="T4">y</text:span><text:span text:style-name="T6"> </text:span><text:span text:style-name="T3">a</text:span></text:p>
          </table:table-cell>
          <table:table-cell office:value-type="string" calcext:value-type="string">
            <text:p><text:span text:style-name="T4">es</text:span><text:span text:style-name="T5"> </text:span><text:span text:style-name="T4">gibt;</text:span><text:span text:style-name="T5"> </text:span><text:span text:style-name="T4">es</text:span><text:span text:style-name="T5"> </text:span><text:span text:style-name="T4">ist;</text:span><text:span text:style-name="T5"> </text:span><text:span text:style-name="T4">es</text:span><text:span text:style-name="T6"> </text:span><text:span text:style-name="T8">sind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7"> </text:span><text:span text:style-name="T4">CD/des</text:span><text:span text:style-name="T6"> </text:span><text:span text:style-name="T7">CD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CD/CDs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entôt</text:p>
          </table:table-cell>
          <table:table-cell office:value-type="string" calcext:value-type="string">
            <text:p>ba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Ah,</text:span><text:span text:style-name="T5"> </text:span><text:span text:style-name="T8">bon?</text:span></text:p>
          </table:table-cell>
          <table:table-cell office:value-type="string" calcext:value-type="string">
            <text:p><text:span text:style-name="T4">Ach</text:span><text:span text:style-name="T7"> </text:span><text:span text:style-name="T4">ja?;</text:span><text:span text:style-name="T5"> Wirklich?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<text:span text:style-name="T4">gemeinsam;</text:span><text:span text:style-name="T12"> </text:span><text:span text:style-name="T5">zusamm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8"> </text:span><text:span text:style-name="T5">histoir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Geschicht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8"> </text:span><text:span text:style-name="T5">ordinateur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Computer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acheter</text:span><text:span text:style-name="T9"> </text:span><text:span text:style-name="T7">qc</text:span></text:p>
          </table:table-cell>
          <table:table-cell office:value-type="string" calcext:value-type="string">
            <text:p><text:span text:style-name="T4">etwas</text:span><text:span text:style-name="T5"> kauf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’abord</text:p>
          </table:table-cell>
          <table:table-cell office:value-type="string" calcext:value-type="string">
            <text:p>zuer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Bien</text:span><text:span text:style-name="T7"> </text:span><text:span text:style-name="T8">sûr!</text:span></text:p>
          </table:table-cell>
          <table:table-cell office:value-type="string" calcext:value-type="string">
            <text:p><text:span text:style-name="T4">Sicherlich!;</text:span><text:span text:style-name="T19"> </text:span><text:span text:style-name="T4">Na</text:span><text:span text:style-name="T12"> </text:span><text:span text:style-name="T4">klar!;</text:span><text:span text:style-name="T2"> </text:span><text:span text:style-name="T5">Selbstverständlich!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Qu’est-ce</text:span><text:span text:style-name="T8"> </text:span><text:span text:style-name="T4">qu’il</text:span><text:span text:style-name="T8"> </text:span><text:span text:style-name="T4">y</text:span><text:span text:style-name="T6"> </text:span><text:span text:style-name="T7">a?</text:span></text:p>
          </table:table-cell>
          <table:table-cell office:value-type="string" calcext:value-type="string">
            <text:p><text:span text:style-name="T4">Was</text:span><text:span text:style-name="T5"> </text:span><text:span text:style-name="T4">gibt</text:span><text:span text:style-name="T5"> </text:span><text:span text:style-name="T7">es?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préparer</text:span><text:span text:style-name="T8"> </text:span><text:span text:style-name="T7">qc</text:span></text:p>
          </table:table-cell>
          <table:table-cell office:value-type="string" calcext:value-type="string">
            <text:p><text:span text:style-name="T4">etwas</text:span><text:span text:style-name="T8"> </text:span><text:span text:style-name="T5">vorbereit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10"> </text:span><text:span text:style-name="T5">France</text:span></text:p>
          </table:table-cell>
          <table:table-cell office:value-type="string" calcext:value-type="string">
            <text:p>Frankrei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14">l’Allemagne</text:span><text:span text:style-name="T17"> </text:span><text:span text:style-name="T8">(f.)</text:span></text:p>
          </table:table-cell>
          <table:table-cell office:value-type="string" calcext:value-type="string">
            <text:p>Deutschla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en</text:span><text:span text:style-name="T5"> Allemagne</text:span></text:p>
          </table:table-cell>
          <table:table-cell office:value-type="string" calcext:value-type="string">
            <text:p><text:span text:style-name="T4">in</text:span><text:span text:style-name="T10"> </text:span><text:span text:style-name="T5">Deutschland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Allô</text:span><text:span text:style-name="T11"> </text:span><text:span text:style-name="T3">?</text:span></text:p>
          </table:table-cell>
          <table:table-cell office:value-type="string" calcext:value-type="string">
            <text:p><text:span text:style-name="T4">Hallo?</text:span><text:span text:style-name="T11"> </text:span><text:span text:style-name="T4">(am</text:span><text:span text:style-name="T7"> </text:span><text:span text:style-name="T5">Telefon)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rou</text:p>
          </table:table-cell>
          <table:table-cell office:value-type="string" calcext:value-type="string">
            <text:p>Familienn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train</text:span></text:p>
          </table:table-cell>
          <table:table-cell office:value-type="string" calcext:value-type="string">
            <text:p><text:span text:style-name="T4">ein</text:span><text:span text:style-name="T9"> </text:span><text:span text:style-name="T7">Zug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morg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n/ta/tes</text:p>
          </table:table-cell>
          <table:table-cell office:value-type="string" calcext:value-type="string">
            <text:p>dein/de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n/ma/mes</text:p>
          </table:table-cell>
          <table:table-cell office:value-type="string" calcext:value-type="string">
            <text:p>mein/me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C’est</text:span><text:span text:style-name="T5"> dommage.</text:span></text:p>
          </table:table-cell>
          <table:table-cell office:value-type="string" calcext:value-type="string">
            <text:p><text:span text:style-name="T4">Das</text:span><text:span text:style-name="T10"> </text:span><text:span text:style-name="T4">ist</text:span><text:span text:style-name="T5"> schade.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14">inviter</text:span><text:span text:style-name="T18"> </text:span><text:span text:style-name="T7">qn</text:span></text:p>
          </table:table-cell>
          <table:table-cell office:value-type="string" calcext:value-type="string">
            <text:p><text:span text:style-name="T4">jemanden</text:span><text:span text:style-name="T9"> </text:span><text:span text:style-name="T5">einlad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euts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en</text:span><text:span text:style-name="T8"> </text:span><text:span text:style-name="T5">allemand</text:span></text:p>
          </table:table-cell>
          <table:table-cell office:value-type="string" calcext:value-type="string">
            <text:p><text:span text:style-name="T4">auf</text:span><text:span text:style-name="T10"> </text:span><text:span text:style-name="T5">Deutsch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A</text:span><text:span text:style-name="T5"> bientôt!</text:span></text:p>
          </table:table-cell>
          <table:table-cell office:value-type="string" calcext:value-type="string">
            <text:p><text:span text:style-name="T4">Bis</text:span><text:span text:style-name="T10"> </text:span><text:span text:style-name="T5">bald!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maman</text:span><text:span text:style-name="T7"> </text:span><text:span text:style-name="T8">(f.)</text:span></text:p>
          </table:table-cell>
          <table:table-cell office:value-type="string" calcext:value-type="string">
            <text:p><text:span text:style-name="T4">Mama;</text:span><text:span text:style-name="T5"> Mutti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8"> </text:span><text:span text:style-name="T5">chambre</text:span></text:p>
          </table:table-cell>
          <table:table-cell office:value-type="string" calcext:value-type="string">
            <text:p><text:span text:style-name="T14">ein</text:span><text:span text:style-name="T20"> </text:span><text:span text:style-name="T5">(Schlaf-)Zimmer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bougi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Kerz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7"> </text:span><text:span text:style-name="T4">gâteau/des</text:span><text:span text:style-name="T10"> </text:span><text:span text:style-name="T5">gâteaux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Kuchen/Kuch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ranger</text:span><text:span text:style-name="T7"> qc</text:span></text:p>
          </table:table-cell>
          <table:table-cell office:value-type="string" calcext:value-type="string">
            <text:p><text:span text:style-name="T4">etwas</text:span><text:span text:style-name="T5"> aufräum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s’il</text:span><text:span text:style-name="T7"> </text:span><text:span text:style-name="T4">te</text:span><text:span text:style-name="T10"> </text:span><text:span text:style-name="T5">plaît</text:span></text:p>
          </table:table-cell>
          <table:table-cell office:value-type="string" calcext:value-type="string">
            <text:p><text:span text:style-name="T4">bitte</text:span><text:span text:style-name="T9"> </text:span><text:span text:style-name="T4">(wenn</text:span><text:span text:style-name="T8"> </text:span><text:span text:style-name="T4">man</text:span><text:span text:style-name="T8"> </text:span><text:span text:style-name="T4">jemanden</text:span><text:span text:style-name="T8"> </text:span><text:span text:style-name="T5">duzt)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jetz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8"> </text:span><text:span text:style-name="T4">jeu/des</text:span><text:span text:style-name="T5"> </text:span><text:span text:style-name="T8">jeux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Spiel/Spiel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8"> </text:span><text:span text:style-name="T4">jeu</text:span><text:span text:style-name="T8"> </text:span><text:span text:style-name="T4">vidéo/des</text:span><text:span text:style-name="T8"> </text:span><text:span text:style-name="T4">jeux</text:span><text:span text:style-name="T8"> vidéo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Computerspiel/Computerspiel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8"> </text:span><text:span text:style-name="T5">affaire</text:span></text:p>
          </table:table-cell>
          <table:table-cell office:value-type="string" calcext:value-type="string">
            <text:p><text:span text:style-name="T4">eine</text:span><text:span text:style-name="T7"> </text:span><text:span text:style-name="T4">Sache;</text:span><text:span text:style-name="T10"> </text:span><text:span text:style-name="T4">eine</text:span><text:span text:style-name="T8"> </text:span><text:span text:style-name="T5">Angelegenheit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w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férer</text:p>
          </table:table-cell>
          <table:table-cell office:value-type="string" calcext:value-type="string">
            <text:p><text:span text:style-name="T4">vorziehen;</text:span><text:span text:style-name="T11"> </text:span><text:span text:style-name="T4">lieber</text:span><text:span text:style-name="T11"> </text:span><text:span text:style-name="T5">mög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ujours</text:p>
          </table:table-cell>
          <table:table-cell office:value-type="string" calcext:value-type="string">
            <text:p>imm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famill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Famili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/une</text:span><text:span text:style-name="T9"> </text:span><text:span text:style-name="T5">enfant</text:span></text:p>
          </table:table-cell>
          <table:table-cell office:value-type="string" calcext:value-type="string">
            <text:p><text:span text:style-name="T4">ein</text:span><text:span text:style-name="T8"> Kind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s</text:span><text:span text:style-name="T12"> </text:span><text:span text:style-name="T4">grands-parents</text:span><text:span text:style-name="T9"> </text:span><text:span text:style-name="T8">(m.)</text:span></text:p>
          </table:table-cell>
          <table:table-cell office:value-type="string" calcext:value-type="string">
            <text:p><text:span text:style-name="T4">die</text:span><text:span text:style-name="T8"> </text:span><text:span text:style-name="T5">Großelter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11"> </text:span><text:span text:style-name="T4">grand-</text:span><text:span text:style-name="T8">pèr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Großvater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s</text:span><text:span text:style-name="T8"> </text:span><text:span text:style-name="T4">parents</text:span><text:span text:style-name="T10"> </text:span><text:span text:style-name="T8">(m.)</text:span></text:p>
          </table:table-cell>
          <table:table-cell office:value-type="string" calcext:value-type="string">
            <text:p><text:span text:style-name="T4">die</text:span><text:span text:style-name="T8"> </text:span><text:span text:style-name="T5">Elter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8">pèr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Vater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</text:span><text:span text:style-name="T8">mèr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Mutter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oncl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Onkel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tant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Tant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8">fils</text:span></text:p>
          </table:table-cell>
          <table:table-cell office:value-type="string" calcext:value-type="string">
            <text:p><text:span text:style-name="T4">ein</text:span><text:span text:style-name="T8"> Soh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11"> </text:span><text:span text:style-name="T4">demi-</text:span><text:span text:style-name="T8">sœur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Halbschwester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19"> </text:span><text:span text:style-name="T4">demi-</text:span><text:span text:style-name="T5">frèr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Halbbruder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7"> </text:span><text:span text:style-name="T4">cousin/une</text:span><text:span text:style-name="T7"> </text:span><text:span text:style-name="T5">cousine</text:span></text:p>
          </table:table-cell>
          <table:table-cell office:value-type="string" calcext:value-type="string">
            <text:p><text:span text:style-name="T4">ein</text:span><text:span text:style-name="T12"> </text:span><text:span text:style-name="T4">Cousin/eine</text:span><text:span text:style-name="T11"> </text:span><text:span text:style-name="T5">Cousin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son/sa;</text:span><text:span text:style-name="T10"> </text:span><text:span text:style-name="T4">ses</text:span><text:span text:style-name="T6"> </text:span><text:span text:style-name="T4">(+</text:span><text:span text:style-name="T10"> </text:span><text:span text:style-name="T5">Nomen)</text:span></text:p>
          </table:table-cell>
          <table:table-cell office:value-type="string" calcext:value-type="string">
            <text:p><text:span text:style-name="T14">sein/seine;</text:span><text:span text:style-name="T20"> </text:span><text:span text:style-name="T5">ihr/ihr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C’est</text:span><text:span text:style-name="T5"> </text:span><text:span text:style-name="T4">ça</text:span><text:span text:style-name="T6"> </text:span><text:span text:style-name="T3">?</text:span></text:p>
          </table:table-cell>
          <table:table-cell office:value-type="string" calcext:value-type="string">
            <text:p>Stimmt’s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hab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no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</text:span><text:span text:style-name="T7">DVD</text:span></text:p>
          </table:table-cell>
          <table:table-cell office:value-type="string" calcext:value-type="string">
            <text:p><text:span text:style-name="T4">eine</text:span><text:span text:style-name="T7"> DVD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avoir</text:span><text:span text:style-name="T9"> </text:span><text:span text:style-name="T8">faim</text:span></text:p>
          </table:table-cell>
          <table:table-cell office:value-type="string" calcext:value-type="string">
            <text:p><text:span text:style-name="T4">Hunger</text:span><text:span text:style-name="T7"> </text:span><text:span text:style-name="T5">hab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manger</text:span><text:span text:style-name="T7"> qc</text:span></text:p>
          </table:table-cell>
          <table:table-cell office:value-type="string" calcext:value-type="string">
            <text:p><text:span text:style-name="T4">etwas</text:span><text:span text:style-name="T5"> ess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souffler</text:span><text:span text:style-name="T3"> </text:span><text:span text:style-name="T7">qc</text:span></text:p>
          </table:table-cell>
          <table:table-cell office:value-type="string" calcext:value-type="string">
            <text:p><text:span text:style-name="T4">etwas</text:span><text:span text:style-name="T5"> ausblas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an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sing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avoir</text:span><text:span text:style-name="T7"> </text:span><text:span text:style-name="T4">onze</text:span><text:span text:style-name="T8"> </text:span><text:span text:style-name="T7">ans</text:span></text:p>
          </table:table-cell>
          <table:table-cell office:value-type="string" calcext:value-type="string">
            <text:p><text:span text:style-name="T4">elf</text:span><text:span text:style-name="T9"> </text:span><text:span text:style-name="T4">Jahre</text:span><text:span text:style-name="T10"> </text:span><text:span text:style-name="T4">alt</text:span><text:span text:style-name="T10"> </text:span><text:span text:style-name="T8">sei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avoir</text:span><text:span text:style-name="T7"> </text:span><text:span text:style-name="T4">envie</text:span><text:span text:style-name="T7"> </text:span><text:span text:style-name="T4">de</text:span><text:span text:style-name="T7"> </text:span><text:span text:style-name="T4">faire</text:span><text:span text:style-name="T7"> qc</text:span></text:p>
          </table:table-cell>
          <table:table-cell office:value-type="string" calcext:value-type="string">
            <text:p><text:span text:style-name="T4">Lust</text:span><text:span text:style-name="T10"> </text:span><text:span text:style-name="T4">haben,</text:span><text:span text:style-name="T5"> </text:span><text:span text:style-name="T4">etwas</text:span><text:span text:style-name="T10"> </text:span><text:span text:style-name="T4">zu</text:span><text:span text:style-name="T5"> </text:span><text:span text:style-name="T7">tu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pan text:style-name="T4">auf;</text:span><text:span text:style-name="T10"> </text:span><text:span text:style-name="T8">über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8"> </text:span><text:span text:style-name="T5">surpris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Überraschung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</text:span><text:span text:style-name="T8">mois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Monat</text:span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année</text:span></text:p>
          </table:table-cell>
          <table:table-cell office:value-type="string" calcext:value-type="string">
            <text:p><text:span text:style-name="T4">ein</text:span><text:span text:style-name="T8"> Jahr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wan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e</text:span><text:span text:style-name="T8"> </text:span><text:span text:style-name="T5">premier</text:span></text:p>
          </table:table-cell>
          <table:table-cell office:value-type="string" calcext:value-type="string">
            <text:p><text:span text:style-name="T4">der</text:span><text:span text:style-name="T5"> erst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janvier</text:span><text:span text:style-name="T11"> </text:span><text:span text:style-name="T8">(m.)</text:span></text:p>
          </table:table-cell>
          <table:table-cell office:value-type="string" calcext:value-type="string">
            <text:p>Janu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février</text:span><text:span text:style-name="T12"> </text:span><text:span text:style-name="T8">(m.)</text:span></text:p>
          </table:table-cell>
          <table:table-cell office:value-type="string" calcext:value-type="string">
            <text:p>Febru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mars</text:span><text:span text:style-name="T8"> (m.)</text:span></text:p>
          </table:table-cell>
          <table:table-cell office:value-type="string" calcext:value-type="string">
            <text:p>Mä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avril</text:span><text:span text:style-name="T9"> </text:span><text:span text:style-name="T8">(m.)</text:span></text:p>
          </table:table-cell>
          <table:table-cell office:value-type="string" calcext:value-type="string">
            <text:p>Apri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mai</text:span><text:span text:style-name="T10"> </text:span><text:span text:style-name="T8">(m.)</text:span>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juin</text:span><text:span text:style-name="T10"> </text:span><text:span text:style-name="T8">(m.)</text:span></text:p>
          </table:table-cell>
          <table:table-cell office:value-type="string" calcext:value-type="string">
            <text:p>Ju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juillet</text:span><text:span text:style-name="T12"> </text:span><text:span text:style-name="T8">(m.)</text:span></text:p>
          </table:table-cell>
          <table:table-cell office:value-type="string" calcext:value-type="string">
            <text:p>Ju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août</text:span><text:span text:style-name="T10"> </text:span><text:span text:style-name="T8">(m.)</text:span></text:p>
          </table:table-cell>
          <table:table-cell office:value-type="string" calcext:value-type="string">
            <text:p>Augu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septembre</text:span><text:span text:style-name="T12"> </text:span><text:span text:style-name="T8">(m.)</text:span></text:p>
          </table:table-cell>
          <table:table-cell office:value-type="string" calcext:value-type="string">
            <text:p>Septemb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octobre</text:span><text:span text:style-name="T7"> </text:span><text:span text:style-name="T8">(m.)</text:span></text:p>
          </table:table-cell>
          <table:table-cell office:value-type="string" calcext:value-type="string">
            <text:p>Oktob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novembre</text:span><text:span text:style-name="T12"> </text:span><text:span text:style-name="T8">(m.)</text:span></text:p>
          </table:table-cell>
          <table:table-cell office:value-type="string" calcext:value-type="string">
            <text:p>Novemb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décembre</text:span><text:span text:style-name="T11"> </text:span><text:span text:style-name="T8">(m.)</text:span></text:p>
          </table:table-cell>
          <table:table-cell office:value-type="string" calcext:value-type="string">
            <text:p>Dezemb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’âge</text:span><text:span text:style-name="T10"> </text:span><text:span text:style-name="T8">(m.)</text:span></text:p>
          </table:table-cell>
          <table:table-cell office:value-type="string" calcext:value-type="string">
            <text:p><text:span text:style-name="T4">das</text:span><text:span text:style-name="T10"> </text:span><text:span text:style-name="T5">Alter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il</text:span><text:span text:style-name="T8"> </text:span><text:span text:style-name="T5">s’appelle</text:span></text:p>
          </table:table-cell>
          <table:table-cell office:value-type="string" calcext:value-type="string">
            <text:p><text:span text:style-name="T4">er</text:span><text:span text:style-name="T5"> heißt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eize</text:p>
          </table:table-cell>
          <table:table-cell office:value-type="string" calcext:value-type="string">
            <text:p>dreizeh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atorze</text:p>
          </table:table-cell>
          <table:table-cell office:value-type="string" calcext:value-type="string">
            <text:p>vierzeh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nze</text:p>
          </table:table-cell>
          <table:table-cell office:value-type="string" calcext:value-type="string">
            <text:p>fünfzeh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sechzeh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dix-</text:span><text:span text:style-name="T8">sept</text:span></text:p>
          </table:table-cell>
          <table:table-cell office:value-type="string" calcext:value-type="string">
            <text:p>siebzeh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dix-</text:span><text:span text:style-name="T8">huit</text:span></text:p>
          </table:table-cell>
          <table:table-cell office:value-type="string" calcext:value-type="string">
            <text:p>achtzeh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dix-</text:span><text:span text:style-name="T8">neuf</text:span></text:p>
          </table:table-cell>
          <table:table-cell office:value-type="string" calcext:value-type="string">
            <text:p>neunzeh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ngt</text:p>
          </table:table-cell>
          <table:table-cell office:value-type="string" calcext:value-type="string">
            <text:p>zwanz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vingt-et-</text:span><text:span text:style-name="T7">un</text:span></text:p>
          </table:table-cell>
          <table:table-cell office:value-type="string" calcext:value-type="string">
            <text:p>einundzwanz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vingt-</text:span><text:span text:style-name="T8">deux</text:span></text:p>
          </table:table-cell>
          <table:table-cell office:value-type="string" calcext:value-type="string">
            <text:p>zweiundzwanz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ngt-trois</text:p>
          </table:table-cell>
          <table:table-cell office:value-type="string" calcext:value-type="string">
            <text:p>dreiundzwanz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ngt-quatre</text:p>
          </table:table-cell>
          <table:table-cell office:value-type="string" calcext:value-type="string">
            <text:p>vierundzwanz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vingt-</text:span><text:span text:style-name="T8">cinq</text:span></text:p>
          </table:table-cell>
          <table:table-cell office:value-type="string" calcext:value-type="string">
            <text:p>fünfundzwanz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vingt-</text:span><text:span text:style-name="T7">six</text:span></text:p>
          </table:table-cell>
          <table:table-cell office:value-type="string" calcext:value-type="string">
            <text:p>sechsundzwanz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vingt-</text:span><text:span text:style-name="T8">sept</text:span></text:p>
          </table:table-cell>
          <table:table-cell office:value-type="string" calcext:value-type="string">
            <text:p>siebenundzwanz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vingt-</text:span><text:span text:style-name="T8">huit</text:span></text:p>
          </table:table-cell>
          <table:table-cell office:value-type="string" calcext:value-type="string">
            <text:p>achtundzwanz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vingt-</text:span><text:span text:style-name="T8">neuf</text:span></text:p>
          </table:table-cell>
          <table:table-cell office:value-type="string" calcext:value-type="string">
            <text:p>neunundzwanz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dreiß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trente</text:span><text:span text:style-name="T10"> </text:span><text:span text:style-name="T4">et</text:span><text:span text:style-name="T5"> </text:span><text:span text:style-name="T7">un</text:span></text:p>
          </table:table-cell>
          <table:table-cell office:value-type="string" calcext:value-type="string">
            <text:p>einunddreiß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trente-</text:span><text:span text:style-name="T8">deux</text:span></text:p>
          </table:table-cell>
          <table:table-cell office:value-type="string" calcext:value-type="string">
            <text:p>zweiunddreiß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ente-trois</text:p>
          </table:table-cell>
          <table:table-cell office:value-type="string" calcext:value-type="string">
            <text:p>dreiunddreiß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ente-quatre</text:p>
          </table:table-cell>
          <table:table-cell office:value-type="string" calcext:value-type="string">
            <text:p>vierunddreiß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trente-</text:span><text:span text:style-name="T8">cinq</text:span></text:p>
          </table:table-cell>
          <table:table-cell office:value-type="string" calcext:value-type="string">
            <text:p>fünfunddreiß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trente-</text:span><text:span text:style-name="T7">six</text:span></text:p>
          </table:table-cell>
          <table:table-cell office:value-type="string" calcext:value-type="string">
            <text:p>sechsunddreiß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trente-</text:span><text:span text:style-name="T8">sept</text:span></text:p>
          </table:table-cell>
          <table:table-cell office:value-type="string" calcext:value-type="string">
            <text:p>siebenunddreiß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trente-</text:span><text:span text:style-name="T8">huit</text:span></text:p>
          </table:table-cell>
          <table:table-cell office:value-type="string" calcext:value-type="string">
            <text:p>achtunddreiß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trente-</text:span><text:span text:style-name="T8">neuf</text:span></text:p>
          </table:table-cell>
          <table:table-cell office:value-type="string" calcext:value-type="string">
            <text:p>neununddreißi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collèg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Collège</text:span>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Balzac,</text:span><text:span text:style-name="T8"> </text:span><text:span text:style-name="T4">Honoré</text:span><text:span text:style-name="T7"> de</text:span></text:p>
          </table:table-cell>
          <table:table-cell office:value-type="string" calcext:value-type="string">
            <text:p><text:span text:style-name="T14">französischer</text:span><text:span text:style-name="T26"> </text:span><text:span text:style-name="T5">Schriftsteller;</text:span><text:span text:style-name="T24"> </text:span><text:span text:style-name="T5">1799-</text:span></text:p>
            <text:p>18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5"> </text:span><text:span text:style-name="T8">cour</text:span></text:p>
          </table:table-cell>
          <table:table-cell office:value-type="string" calcext:value-type="string">
            <text:p><text:span text:style-name="T4">ein</text:span><text:span text:style-name="T11"> </text:span><text:span text:style-name="T4">(Schul-</text:span><text:span text:style-name="T8">)Hof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5"> class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Klass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12"> </text:span><text:span text:style-name="T4">élève/une</text:span><text:span text:style-name="T9"> </text:span><text:span text:style-name="T5">élève</text:span></text:p>
          </table:table-cell>
          <table:table-cell office:value-type="string" calcext:value-type="string">
            <text:p><text:span text:style-name="T4">ein</text:span><text:span text:style-name="T11"> </text:span><text:span text:style-name="T4">Schüler/eine</text:span><text:span text:style-name="T11"> </text:span><text:span text:style-name="T5">Schüleri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spiel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cours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Unterrichtsstund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être</text:span><text:span text:style-name="T7"> </text:span><text:span text:style-name="T4">en</text:span><text:span text:style-name="T5"> retard</text:span></text:p>
          </table:table-cell>
          <table:table-cell office:value-type="string" calcext:value-type="string">
            <text:p><text:span text:style-name="T4">zu</text:span><text:span text:style-name="T5"> </text:span><text:span text:style-name="T4">spät</text:span><text:span text:style-name="T5"> komme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12"> </text:span><text:span text:style-name="T4">CDI</text:span><text:span text:style-name="T11"> </text:span><text:span text:style-name="T4">(contrat</text:span><text:span text:style-name="T12"> </text:span><text:span text:style-name="T4">à</text:span><text:span text:style-name="T12"> </text:span><text:span text:style-name="T4">durée</text:span><text:span text:style-name="T2"> </text:span><text:span text:style-name="T5">indéterminée)</text:span></text:p>
          </table:table-cell>
          <table:table-cell office:value-type="string" calcext:value-type="string">
            <text:p><text:span text:style-name="T4">ein</text:span><text:span text:style-name="T9"> </text:span><text:span text:style-name="T7">CDI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8"> </text:span><text:span text:style-name="T5">cantine</text:span></text:p>
          </table:table-cell>
          <table:table-cell office:value-type="string" calcext:value-type="string">
            <text:p><text:span text:style-name="T4">eine</text:span><text:span text:style-name="T12"> </text:span><text:span text:style-name="T4">Kantine;</text:span><text:span text:style-name="T7"> </text:span><text:span text:style-name="T4">eine</text:span><text:span text:style-name="T7"> </text:span><text:span text:style-name="T5">Mensa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8"> </text:span><text:span text:style-name="T5">infirmeri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Krankenstatio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Aïe</text:span><text:span text:style-name="T9"> </text:span><text:span text:style-name="T3">!</text:span></text:p>
          </table:table-cell>
          <table:table-cell office:value-type="string" calcext:value-type="string">
            <text:p>Aua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</text:span><text:span text:style-name="T8">pied</text:span></text:p>
          </table:table-cell>
          <table:table-cell office:value-type="string" calcext:value-type="string">
            <text:p><text:span text:style-name="T4">ein</text:span><text:span text:style-name="T9"> </text:span><text:span text:style-name="T7">Fuß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journée</text:span></text:p>
          </table:table-cell>
          <table:table-cell office:value-type="string" calcext:value-type="string">
            <text:p><text:span text:style-name="T4">ein</text:span><text:span text:style-name="T9"> </text:span><text:span text:style-name="T7">Tag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heur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Stund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sept</text:span><text:span text:style-name="T5"> heures</text:span></text:p>
          </table:table-cell>
          <table:table-cell office:value-type="string" calcext:value-type="string">
            <text:p><text:span text:style-name="T4">sieben</text:span><text:span text:style-name="T7"> Uhr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7">lit</text:span></text:p>
          </table:table-cell>
          <table:table-cell office:value-type="string" calcext:value-type="string">
            <text:p><text:span text:style-name="T4">ein</text:span><text:span text:style-name="T8"> Bett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sept</text:span><text:span text:style-name="T10"> </text:span><text:span text:style-name="T4">heures</text:span><text:span text:style-name="T6"> </text:span><text:span text:style-name="T4">et</text:span><text:span text:style-name="T5"> demie</text:span></text:p>
          </table:table-cell>
          <table:table-cell office:value-type="string" calcext:value-type="string">
            <text:p><text:span text:style-name="T4">halb</text:span><text:span text:style-name="T8"> acht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s</text:span><text:span text:style-name="T12"> </text:span><text:span text:style-name="T4">toilettes</text:span><text:span text:style-name="T7"> </text:span><text:span text:style-name="T4">(f.)</text:span><text:span text:style-name="T7"> </text:span><text:span text:style-name="T5">(pl.)</text:span></text:p>
          </table:table-cell>
          <table:table-cell office:value-type="string" calcext:value-type="string">
            <text:p><text:span text:style-name="T4">die</text:span><text:span text:style-name="T8"> </text:span><text:span text:style-name="T5">Toilett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huit</text:span><text:span text:style-name="T10"> </text:span><text:span text:style-name="T4">heures</text:span><text:span text:style-name="T5"> </text:span><text:span text:style-name="T4">et</text:span><text:span text:style-name="T5"> quart</text:span></text:p>
          </table:table-cell>
          <table:table-cell office:value-type="string" calcext:value-type="string">
            <text:p><text:span text:style-name="T4">Viertel</text:span><text:span text:style-name="T7"> </text:span><text:span text:style-name="T4">nach</text:span><text:span text:style-name="T10"> </text:span><text:span text:style-name="T8">acht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Familienn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<text:span text:style-name="T4">zwölf</text:span><text:span text:style-name="T10"> </text:span><text:span text:style-name="T4">Uhr</text:span><text:span text:style-name="T5"> (mittags)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<text:span text:style-name="T4">anfangen;</text:span><text:span text:style-name="T19"> </text:span><text:span text:style-name="T5">beginne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<text:span text:style-name="T4">nach;</text:span><text:span text:style-name="T8"> </text:span><text:span text:style-name="T5">danach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ntrer</text:p>
          </table:table-cell>
          <table:table-cell office:value-type="string" calcext:value-type="string">
            <text:p><text:span text:style-name="T4">zurückkommen;</text:span><text:span text:style-name="T8"> </text:span><text:span text:style-name="T4">nach</text:span><text:span text:style-name="T8"> </text:span><text:span text:style-name="T4">Hause</text:span><text:span text:style-name="T8"> gehe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six</text:span><text:span text:style-name="T9"> </text:span><text:span text:style-name="T4">heures</text:span><text:span text:style-name="T10"> </text:span><text:span text:style-name="T4">moins</text:span><text:span text:style-name="T10"> </text:span><text:span text:style-name="T4">le</text:span><text:span text:style-name="T8"> </text:span><text:span text:style-name="T5">quart</text:span></text:p>
          </table:table-cell>
          <table:table-cell office:value-type="string" calcext:value-type="string">
            <text:p><text:span text:style-name="T4">Viertel</text:span><text:span text:style-name="T12"> </text:span><text:span text:style-name="T4">vor</text:span><text:span text:style-name="T8"> </text:span><text:span text:style-name="T5">sechs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chez</text:span><text:span text:style-name="T6"> </text:span><text:span text:style-name="T7">qn</text:span></text:p>
          </table:table-cell>
          <table:table-cell office:value-type="string" calcext:value-type="string">
            <text:p><text:span text:style-name="T4">bei</text:span><text:span text:style-name="T10"> </text:span><text:span text:style-name="T5">jemandem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10"> </text:span><text:span text:style-name="T5">télévision</text:span></text:p>
          </table:table-cell>
          <table:table-cell office:value-type="string" calcext:value-type="string">
            <text:p><text:span text:style-name="T4">das</text:span><text:span text:style-name="T6"> </text:span><text:span text:style-name="T5">Fernsehe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Quelle</text:span><text:span text:style-name="T11"> </text:span><text:span text:style-name="T4">heure</text:span><text:span text:style-name="T11"> </text:span><text:span text:style-name="T4">est-</text:span><text:span text:style-name="T7">il?</text:span></text:p>
          </table:table-cell>
          <table:table-cell office:value-type="string" calcext:value-type="string">
            <text:p><text:span text:style-name="T4">Wie</text:span><text:span text:style-name="T8"> </text:span><text:span text:style-name="T4">viel</text:span><text:span text:style-name="T8"> </text:span><text:span text:style-name="T4">Uhr</text:span><text:span text:style-name="T10"> </text:span><text:span text:style-name="T4">ist</text:span><text:span text:style-name="T10"> </text:span><text:span text:style-name="T4">es?;</text:span><text:span text:style-name="T10"> </text:span><text:span text:style-name="T4">Wie</text:span><text:span text:style-name="T8"> </text:span><text:span text:style-name="T4">spät</text:span><text:span text:style-name="T10"> </text:span><text:span text:style-name="T4">ist</text:span><text:span text:style-name="T10"> </text:span><text:span text:style-name="T7">es?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à</text:span><text:span text:style-name="T11"> </text:span><text:span text:style-name="T4">quelle</text:span><text:span text:style-name="T8"> </text:span><text:span text:style-name="T5">heure?</text:span></text:p>
          </table:table-cell>
          <table:table-cell office:value-type="string" calcext:value-type="string">
            <text:p><text:span text:style-name="T4">um</text:span><text:span text:style-name="T7"> </text:span><text:span text:style-name="T4">wie</text:span><text:span text:style-name="T8"> </text:span><text:span text:style-name="T4">viel</text:span><text:span text:style-name="T8"> Uhr?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de</text:span><text:span text:style-name="T5"> </text:span><text:span text:style-name="T4">… </text:span><text:span text:style-name="T3">à</text:span></text:p>
          </table:table-cell>
          <table:table-cell office:value-type="string" calcext:value-type="string">
            <text:p><text:span text:style-name="T4">von</text:span><text:span text:style-name="T7"> </text:span><text:span text:style-name="T4">…</text:span><text:span text:style-name="T6"> </text:span><text:span text:style-name="T7">bis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</text:span><text:span text:style-name="T7">clé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Schlüssel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undi</text:span><text:span text:style-name="T11"> </text:span><text:span text:style-name="T8">(m.)</text:span></text:p>
          </table:table-cell>
          <table:table-cell office:value-type="string" calcext:value-type="string">
            <text:p><text:span text:style-name="T4">Montag;</text:span><text:span text:style-name="T6"> </text:span><text:span text:style-name="T4">am</text:span><text:span text:style-name="T5"> Montag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<text:span text:style-name="T4">gehen;</text:span><text:span text:style-name="T10"> </text:span><text:span text:style-name="T5">fahre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ne</text:span><text:span text:style-name="T5"> </text:span><text:span text:style-name="T4">… </text:span><text:span text:style-name="T7">pas</text:span></text:p>
          </table:table-cell>
          <table:table-cell office:value-type="string" calcext:value-type="string">
            <text:p>nic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10"> </text:span><text:span text:style-name="T7">6eA</text:span></text:p>
          </table:table-cell>
          <table:table-cell office:value-type="string" calcext:value-type="string">
            <text:p><text:span text:style-name="T4">die</text:span><text:span text:style-name="T7"> </text:span><text:span text:style-name="T4">Klasse</text:span><text:span text:style-name="T8"> </text:span><text:span text:style-name="T7">6A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minut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Minut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rette</text:p>
          </table:table-cell>
          <table:table-cell office:value-type="string" calcext:value-type="string">
            <text:p>Familienn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11"> </text:span><text:span text:style-name="T4">professeur/une</text:span><text:span text:style-name="T9"> </text:span><text:span text:style-name="T5">professeure</text:span></text:p>
          </table:table-cell>
          <table:table-cell office:value-type="string" calcext:value-type="string">
            <text:p><text:span text:style-name="T4">ein</text:span><text:span text:style-name="T12"> </text:span><text:span text:style-name="T4">Lehrer/eine</text:span><text:span text:style-name="T11"> </text:span><text:span text:style-name="T5">Lehreri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</text:p>
          </table:table-cell>
          <table:table-cell office:value-type="string" calcext:value-type="string">
            <text:p>u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<text:span text:style-name="T4">wenn;</text:span><text:span text:style-name="T7"> </text:span><text:span text:style-name="T4">als</text:span><text:span text:style-name="T6"> </text:span><text:span text:style-name="T5">(zeitlich)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9"> </text:span><text:span text:style-name="T4">salle</text:span><text:span text:style-name="T10"> </text:span><text:span text:style-name="T4">de</text:span><text:span text:style-name="T10"> </text:span><text:span text:style-name="T5">cours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Klassenraum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14">Excusez-</text:span><text:span text:style-name="T8">moi.</text:span></text:p>
          </table:table-cell>
          <table:table-cell office:value-type="string" calcext:value-type="string">
            <text:p><text:span text:style-name="T4">Entschuldigen</text:span><text:span text:style-name="T8"> </text:span><text:span text:style-name="T4">Sie.;</text:span><text:span text:style-name="T10"> </text:span><text:span text:style-name="T5">Entschuldigung.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plac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Platz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10"> </text:span><text:span text:style-name="T8">main</text:span></text:p>
          </table:table-cell>
          <table:table-cell office:value-type="string" calcext:value-type="string">
            <text:p><text:span text:style-name="T4">die</text:span><text:span text:style-name="T8"> Hand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10"> </text:span><text:span text:style-name="T5">récréation</text:span></text:p>
          </table:table-cell>
          <table:table-cell office:value-type="string" calcext:value-type="string">
            <text:p><text:span text:style-name="T4">die</text:span><text:span text:style-name="T8"> </text:span><text:span text:style-name="T5">Paus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retrouver</text:span><text:span text:style-name="T3"> </text:span><text:span text:style-name="T5">qn/qc</text:span></text:p>
          </table:table-cell>
          <table:table-cell office:value-type="string" calcext:value-type="string">
            <text:p><text:span text:style-name="T4">jemanden</text:span><text:span text:style-name="T19"> </text:span><text:span text:style-name="T4">treffen;</text:span><text:span text:style-name="T12"> </text:span><text:span text:style-name="T4">etwas</text:span><text:span text:style-name="T2"> </text:span><text:span text:style-name="T5">wiederfinde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en</text:span><text:span text:style-name="T5"> </text:span><text:span text:style-name="T7">6eB</text:span></text:p>
          </table:table-cell>
          <table:table-cell office:value-type="string" calcext:value-type="string">
            <text:p><text:span text:style-name="T4">in</text:span><text:span text:style-name="T10"> </text:span><text:span text:style-name="T4">der</text:span><text:span text:style-name="T5"> </text:span><text:span text:style-name="T7">6B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raconter</text:span><text:span text:style-name="T7"> qc</text:span></text:p>
          </table:table-cell>
          <table:table-cell office:value-type="string" calcext:value-type="string">
            <text:p><text:span text:style-name="T4">etwas</text:span><text:span text:style-name="T5"> erzähle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Il/Elle</text:span><text:span text:style-name="T11"> </text:span><text:span text:style-name="T4">est</text:span><text:span text:style-name="T10"> </text:span><text:span text:style-name="T4">à</text:span><text:span text:style-name="T10"> </text:span><text:span text:style-name="T8">qui?</text:span></text:p>
          </table:table-cell>
          <table:table-cell office:value-type="string" calcext:value-type="string">
            <text:p><text:span text:style-name="T4">Wem</text:span><text:span text:style-name="T8"> </text:span><text:span text:style-name="T4">gehört</text:span><text:span text:style-name="T10"> </text:span><text:span text:style-name="T5">er/sie/es?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Je</text:span><text:span text:style-name="T7"> </text:span><text:span text:style-name="T4">ne</text:span><text:span text:style-name="T10"> </text:span><text:span text:style-name="T4">sais </text:span><text:span text:style-name="T8">pas.</text:span></text:p>
          </table:table-cell>
          <table:table-cell office:value-type="string" calcext:value-type="string">
            <text:p><text:span text:style-name="T4">Ich</text:span><text:span text:style-name="T8"> </text:span><text:span text:style-name="T4">weiß</text:span><text:span text:style-name="T5"> nicht.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Ce</text:span><text:span text:style-name="T10"> </text:span><text:span text:style-name="T4">ne</text:span><text:span text:style-name="T10"> </text:span><text:span text:style-name="T4">sont</text:span><text:span text:style-name="T5"> </text:span><text:span text:style-name="T4">pas</text:span><text:span text:style-name="T6"> </text:span><text:span text:style-name="T4">mes </text:span><text:span text:style-name="T5">affaires.</text:span></text:p>
          </table:table-cell>
          <table:table-cell office:value-type="string" calcext:value-type="string">
            <text:p><text:span text:style-name="T4">Das</text:span><text:span text:style-name="T8"> </text:span><text:span text:style-name="T4">sind</text:span><text:span text:style-name="T8"> </text:span><text:span text:style-name="T4">nicht</text:span><text:span text:style-name="T10"> </text:span><text:span text:style-name="T4">meine</text:span><text:span text:style-name="T8"> </text:span><text:span text:style-name="T5">Sachen.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discuter</text:span><text:span text:style-name="T8"> </text:span><text:span text:style-name="T4">(de</text:span><text:span text:style-name="T10"> </text:span><text:span text:style-name="T7">qc)</text:span></text:p>
          </table:table-cell>
          <table:table-cell office:value-type="string" calcext:value-type="string">
            <text:p><text:span text:style-name="T4">(über</text:span><text:span text:style-name="T12"> </text:span><text:span text:style-name="T4">etwas)</text:span><text:span text:style-name="T12"> </text:span><text:span text:style-name="T4">diskutieren;</text:span><text:span text:style-name="T12"> </text:span><text:span text:style-name="T4">sich</text:span><text:span text:style-name="T12"> </text:span><text:span text:style-name="T4">(über</text:span><text:span text:style-name="T2"> </text:span><text:span text:style-name="T4">etwas)</text:span><text:span text:style-name="T19"> </text:span><text:span text:style-name="T4">unterhalte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undi</text:span><text:span text:style-name="T11"> </text:span><text:span text:style-name="T8">(m.)</text:span></text:p>
          </table:table-cell>
          <table:table-cell office:value-type="string" calcext:value-type="string">
            <text:p><text:span text:style-name="T4">Montag;</text:span><text:span text:style-name="T6"> </text:span><text:span text:style-name="T4">am</text:span><text:span text:style-name="T5"> Montag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mardi</text:span><text:span text:style-name="T9"> </text:span><text:span text:style-name="T8">(m.)</text:span></text:p>
          </table:table-cell>
          <table:table-cell office:value-type="string" calcext:value-type="string">
            <text:p><text:span text:style-name="T4">Dienstag;</text:span><text:span text:style-name="T9"> </text:span><text:span text:style-name="T4">am</text:span><text:span text:style-name="T8"> </text:span><text:span text:style-name="T5">Dienstag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mercredi</text:span><text:span text:style-name="T7"> </text:span><text:span text:style-name="T8">(m.)</text:span></text:p>
          </table:table-cell>
          <table:table-cell office:value-type="string" calcext:value-type="string">
            <text:p><text:span text:style-name="T4">Mittwoch;</text:span><text:span text:style-name="T8"> </text:span><text:span text:style-name="T4">am</text:span><text:span text:style-name="T10"> </text:span><text:span text:style-name="T5">Mittwoch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jeudi</text:span><text:span text:style-name="T10"> </text:span><text:span text:style-name="T8">(m.)</text:span></text:p>
          </table:table-cell>
          <table:table-cell office:value-type="string" calcext:value-type="string">
            <text:p><text:span text:style-name="T4">Donnerstag;</text:span><text:span text:style-name="T8"> </text:span><text:span text:style-name="T4">am</text:span><text:span text:style-name="T8"> </text:span><text:span text:style-name="T5">Donnerstag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vendredi</text:span><text:span text:style-name="T11"> </text:span><text:span text:style-name="T8">(m.)</text:span></text:p>
          </table:table-cell>
          <table:table-cell office:value-type="string" calcext:value-type="string">
            <text:p><text:span text:style-name="T4">Freitag;</text:span><text:span text:style-name="T7"> </text:span><text:span text:style-name="T4">am</text:span><text:span text:style-name="T8"> </text:span><text:span text:style-name="T5">Freitag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samedi</text:span><text:span text:style-name="T7"> </text:span><text:span text:style-name="T8">(m.)</text:span></text:p>
          </table:table-cell>
          <table:table-cell office:value-type="string" calcext:value-type="string">
            <text:p><text:span text:style-name="T4">Samstag;</text:span><text:span text:style-name="T10"> </text:span><text:span text:style-name="T4">am</text:span><text:span text:style-name="T10"> </text:span><text:span text:style-name="T5">Samstag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dimanche</text:span><text:span text:style-name="T11"> </text:span><text:span text:style-name="T8">(m.)</text:span></text:p>
          </table:table-cell>
          <table:table-cell office:value-type="string" calcext:value-type="string">
            <text:p><text:span text:style-name="T4">Sonntag;</text:span><text:span text:style-name="T10"> </text:span><text:span text:style-name="T4">am</text:span><text:span text:style-name="T8"> </text:span><text:span text:style-name="T5">Sonntag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e</text:span><text:span text:style-name="T8"> </text:span><text:span text:style-name="T5">temps</text:span></text:p>
          </table:table-cell>
          <table:table-cell office:value-type="string" calcext:value-type="string">
            <text:p><text:span text:style-name="T4">die</text:span><text:span text:style-name="T8"> Zeit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’emploi</text:span><text:span text:style-name="T9"> </text:span><text:span text:style-name="T4">(m.)</text:span><text:span text:style-name="T7"> </text:span><text:span text:style-name="T4">du</text:span><text:span text:style-name="T8"> </text:span><text:span text:style-name="T5">temps</text:span></text:p>
          </table:table-cell>
          <table:table-cell office:value-type="string" calcext:value-type="string">
            <text:p><text:span text:style-name="T4">der</text:span><text:span text:style-name="T8"> </text:span><text:span text:style-name="T5">Stundenpla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</text:span><text:span text:style-name="T7">mot</text:span></text:p>
          </table:table-cell>
          <table:table-cell office:value-type="string" calcext:value-type="string">
            <text:p><text:span text:style-name="T4">ein</text:span><text:span text:style-name="T8"> Wort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gymnas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Turnhall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</text:span><text:span text:style-name="T8">rêv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Traum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cool</text:span><text:span text:style-name="T8"> </text:span><text:span text:style-name="T5">(fam.)</text:span>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iquer</text:p>
          </table:table-cell>
          <table:table-cell office:value-type="string" calcext:value-type="string">
            <text:p>klick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tre/nos</text:p>
          </table:table-cell>
          <table:table-cell office:value-type="string" calcext:value-type="string">
            <text:p>unser/unse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tre/vos</text:p>
          </table:table-cell>
          <table:table-cell office:value-type="string" calcext:value-type="string">
            <text:p><text:span text:style-name="T4">euer/eure;</text:span><text:span text:style-name="T9"> </text:span><text:span text:style-name="T5">Ihr/Ihr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ur/leurs</text:p>
          </table:table-cell>
          <table:table-cell office:value-type="string" calcext:value-type="string">
            <text:p>ihr/ih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9"> </text:span><text:span text:style-name="T4">interrogation</text:span><text:span text:style-name="T8"> </text:span><text:span text:style-name="T5">écrit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Schulaufgab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quelque</text:span><text:span text:style-name="T12"> </text:span><text:span text:style-name="T5">chose</text:span></text:p>
          </table:table-cell>
          <table:table-cell office:value-type="string" calcext:value-type="string">
            <text:p>etw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</text:span><text:span text:style-name="T7">sac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Tasch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faire</text:span><text:span text:style-name="T7"> qc</text:span></text:p>
          </table:table-cell>
          <table:table-cell office:value-type="string" calcext:value-type="string">
            <text:p><text:span text:style-name="T4">etw.</text:span><text:span text:style-name="T8"> </text:span><text:span text:style-name="T4">machen;</text:span><text:span text:style-name="T8"> </text:span><text:span text:style-name="T4">etw.</text:span><text:span text:style-name="T10"> </text:span><text:span text:style-name="T7">tu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copi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Kopi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8"> </text:span><text:span text:style-name="T5">exercic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Übung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comme</text:span><text:span text:style-name="T7"> </text:span><text:span text:style-name="T11">ça</text:span></text:p>
          </table:table-cell>
          <table:table-cell office:value-type="string" calcext:value-type="string">
            <text:p><text:span text:style-name="T4">so;</text:span><text:span text:style-name="T7"> </text:span><text:span text:style-name="T4">auf</text:span><text:span text:style-name="T8"> </text:span><text:span text:style-name="T4">diese</text:span><text:span text:style-name="T10"> </text:span><text:span text:style-name="T5">Weis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avoir</text:span><text:span text:style-name="T9"> </text:span><text:span text:style-name="T5">raison</text:span></text:p>
          </table:table-cell>
          <table:table-cell office:value-type="string" calcext:value-type="string">
            <text:p><text:span text:style-name="T4">recht</text:span><text:span text:style-name="T8"> </text:span><text:span text:style-name="T5">habe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ne</text:span><text:span text:style-name="T5"> </text:span><text:span text:style-name="T4">… </text:span><text:span text:style-name="T5">jamais</text:span></text:p>
          </table:table-cell>
          <table:table-cell office:value-type="string" calcext:value-type="string">
            <text:p><text:span text:style-name="T4">nie;</text:span><text:span text:style-name="T10"> </text:span><text:span text:style-name="T5">niemals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ne</text:span><text:span text:style-name="T5"> </text:span><text:span text:style-name="T4">… </text:span><text:span text:style-name="T8">plus</text:span></text:p>
          </table:table-cell>
          <table:table-cell office:value-type="string" calcext:value-type="string">
            <text:p><text:span text:style-name="T4">nicht</text:span><text:span text:style-name="T10"> </text:span><text:span text:style-name="T8">mehr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ne</text:span><text:span text:style-name="T5"> </text:span><text:span text:style-name="T4">… </text:span><text:span text:style-name="T8">rien</text:span></text:p>
          </table:table-cell>
          <table:table-cell office:value-type="string" calcext:value-type="string">
            <text:p>nich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es</text:span><text:span text:style-name="T7"> </text:span><text:span text:style-name="T4">devoirs</text:span><text:span text:style-name="T8"> </text:span><text:span text:style-name="T4">(m.)</text:span><text:span text:style-name="T7"> </text:span><text:span text:style-name="T5">(pl.)</text:span></text:p>
          </table:table-cell>
          <table:table-cell office:value-type="string" calcext:value-type="string">
            <text:p><text:span text:style-name="T4">die</text:span><text:span text:style-name="T3"> </text:span><text:span text:style-name="T4">(Haus-</text:span><text:span text:style-name="T5">)Aufgaben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partie</text:span></text:p>
          </table:table-cell>
          <table:table-cell office:value-type="string" calcext:value-type="string">
            <text:p><text:span text:style-name="T4">ein</text:span><text:span text:style-name="T8"> Teil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titre</text:span></text:p>
          </table:table-cell>
          <table:table-cell office:value-type="string" calcext:value-type="string">
            <text:p>Tit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a</text:span><text:span text:style-name="T10"> </text:span><text:span text:style-name="T7">fin</text:span></text:p>
          </table:table-cell>
          <table:table-cell office:value-type="string" calcext:value-type="string">
            <text:p><text:span text:style-name="T4">das</text:span><text:span text:style-name="T5"> </text:span><text:span text:style-name="T4">Ende;</text:span><text:span text:style-name="T5"> </text:span><text:span text:style-name="T4">der</text:span><text:span text:style-name="T5"> Schluss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rrière</text:p>
          </table:table-cell>
          <table:table-cell office:value-type="string" calcext:value-type="string">
            <text:p>hi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quartier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Stadtviertel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Batignolles</text:p>
          </table:table-cell>
          <table:table-cell office:value-type="string" calcext:value-type="string">
            <text:p><text:span text:style-name="T4">Batignolles</text:span><text:span text:style-name="T19"> </text:span><text:span text:style-name="T4">(Name</text:span><text:span text:style-name="T12"> </text:span><text:span text:style-name="T4">eines</text:span><text:span text:style-name="T19"> </text:span><text:span text:style-name="T4">Viertels</text:span><text:span text:style-name="T12"> </text:span><text:span text:style-name="T4">in</text:span><text:span text:style-name="T2"> </text:span><text:span text:style-name="T5">Paris)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14">le/la</text:span><text:span text:style-name="T18"> </text:span><text:span text:style-name="T5">dix-septième</text:span></text:p>
          </table:table-cell>
          <table:table-cell office:value-type="string" calcext:value-type="string">
            <text:p><text:span text:style-name="T4">der,</text:span><text:span text:style-name="T5"> </text:span><text:span text:style-name="T4">die,</text:span><text:span text:style-name="T5"> </text:span><text:span text:style-name="T4">das</text:span><text:span text:style-name="T6"> </text:span><text:span text:style-name="T5">siebzehnt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arrondissement</text:span></text:p>
          </table:table-cell>
          <table:table-cell office:value-type="string" calcext:value-type="string">
            <text:p><text:span text:style-name="T4">ein</text:span><text:span text:style-name="T19"> </text:span><text:span text:style-name="T4">Arrondissement</text:span><text:span text:style-name="T12"> </text:span><text:span text:style-name="T4">(ein</text:span><text:span text:style-name="T2"> </text:span><text:span text:style-name="T5">Verwaltungsbezirk)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5"> photo</text:span></text:p>
          </table:table-cell>
          <table:table-cell office:value-type="string" calcext:value-type="string">
            <text:p><text:span text:style-name="T4">ein</text:span><text:span text:style-name="T8"> Foto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</text:span><text:span text:style-name="T8">parc</text:span></text:p>
          </table:table-cell>
          <table:table-cell office:value-type="string" calcext:value-type="string">
            <text:p><text:span text:style-name="T4">ein</text:span><text:span text:style-name="T8"> Park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le</text:span><text:span text:style-name="T8"> </text:span><text:span text:style-name="T5">roller</text:span></text:p>
          </table:table-cell>
          <table:table-cell office:value-type="string" calcext:value-type="string">
            <text:p><text:span text:style-name="T4">das</text:span><text:span text:style-name="T10"> </text:span><text:span text:style-name="T5">Inlineskat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8"> </text:span><text:span text:style-name="T5">avenue</text:span></text:p>
          </table:table-cell>
          <table:table-cell office:value-type="string" calcext:value-type="string">
            <text:p><text:span text:style-name="T4">eine</text:span><text:span text:style-name="T19"> </text:span><text:span text:style-name="T4">Straße;</text:span><text:span text:style-name="T8"> </text:span><text:span text:style-name="T4">eine</text:span><text:span text:style-name="T9"> </text:span><text:span text:style-name="T5">Avenu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Interclub</text:span><text:span text:style-name="T7"> 17</text:span></text:p>
          </table:table-cell>
          <table:table-cell office:value-type="string" calcext:value-type="string">
            <text:p><text:span text:style-name="T4">Interclub</text:span><text:span text:style-name="T19"> </text:span><text:span text:style-name="T4">17</text:span><text:span text:style-name="T12"> </text:span><text:span text:style-name="T4">(Name</text:span><text:span text:style-name="T19"> </text:span><text:span text:style-name="T4">eines</text:span><text:span text:style-name="T2"> </text:span><text:span text:style-name="T5">Jugendzentrums)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8"> </text:span><text:span text:style-name="T5">activité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Freizeitbeschäftigung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tout</text:span><text:span text:style-name="T9"> </text:span><text:span text:style-name="T4">le</text:span><text:span text:style-name="T10"> </text:span><text:span text:style-name="T5">monde</text:span></text:p>
          </table:table-cell>
          <table:table-cell office:value-type="string" calcext:value-type="string">
            <text:p><text:span text:style-name="T4">alle;</text:span><text:span text:style-name="T11"> </text:span><text:span text:style-name="T5">jeder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5"> buvette</text:span></text:p>
          </table:table-cell>
          <table:table-cell office:value-type="string" calcext:value-type="string">
            <text:p><text:span text:style-name="T4">ein</text:span><text:span text:style-name="T7"> </text:span><text:span text:style-name="T4">Getränkestand;</text:span><text:span text:style-name="T8"> </text:span><text:span text:style-name="T4">ein</text:span><text:span text:style-name="T8"> </text:span><text:span text:style-name="T5">Imbissstand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8">taxi</text:span></text:p>
          </table:table-cell>
          <table:table-cell office:value-type="string" calcext:value-type="string">
            <text:p><text:span text:style-name="T4">ein</text:span><text:span text:style-name="T8"> Taxi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aller</text:span><text:span text:style-name="T12"> </text:span><text:span text:style-name="T4">faire</text:span><text:span text:style-name="T7"> qc</text:span></text:p>
          </table:table-cell>
          <table:table-cell office:value-type="string" calcext:value-type="string">
            <text:p><text:span text:style-name="T4">etwas</text:span><text:span text:style-name="T7"> </text:span><text:span text:style-name="T4">tun</text:span><text:span text:style-name="T5"> werd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passer</text:span><text:span text:style-name="T7"> qc</text:span></text:p>
          </table:table-cell>
          <table:table-cell office:value-type="string" calcext:value-type="string">
            <text:p><text:span text:style-name="T4">etwas</text:span><text:span text:style-name="T8"> </text:span><text:span text:style-name="T5">verbring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10"> </text:span><text:span text:style-name="T8">nuit</text:span></text:p>
          </table:table-cell>
          <table:table-cell office:value-type="string" calcext:value-type="string">
            <text:p><text:span text:style-name="T4">die</text:span><text:span text:style-name="T8"> </text:span><text:span text:style-name="T5">Nacht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entrée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Eingang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</text:span><text:span text:style-name="T8"> soir</text:span></text:p>
          </table:table-cell>
          <table:table-cell office:value-type="string" calcext:value-type="string">
            <text:p><text:span text:style-name="T4">der</text:span><text:span text:style-name="T5"> Abend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ce</text:span><text:span text:style-name="T5"> </text:span><text:span text:style-name="T8">soir</text:span></text:p>
          </table:table-cell>
          <table:table-cell office:value-type="string" calcext:value-type="string">
            <text:p><text:span text:style-name="T4">heute</text:span><text:span text:style-name="T7"> </text:span><text:span text:style-name="T5">Abend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8">jour</text:span></text:p>
          </table:table-cell>
          <table:table-cell office:value-type="string" calcext:value-type="string">
            <text:p><text:span text:style-name="T4">ein</text:span><text:span text:style-name="T9"> </text:span><text:span text:style-name="T7">Tag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A</text:span><text:span text:style-name="T8"> </text:span><text:span text:style-name="T4">plus,</text:span><text:span text:style-name="T6"> </text:span><text:span text:style-name="T4">ma</text:span><text:span text:style-name="T5"> puce!</text:span></text:p>
          </table:table-cell>
          <table:table-cell office:value-type="string" calcext:value-type="string">
            <text:p><text:span text:style-name="T4">Bis</text:span><text:span text:style-name="T8"> </text:span><text:span text:style-name="T4">später,</text:span><text:span text:style-name="T10"> </text:span><text:span text:style-name="T4">mein</text:span><text:span text:style-name="T8"> </text:span><text:span text:style-name="T5">Kleines.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voiture</text:span></text:p>
          </table:table-cell>
          <table:table-cell office:value-type="string" calcext:value-type="string">
            <text:p><text:span text:style-name="T4">ein</text:span><text:span text:style-name="T8"> Auto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en</text:span><text:span text:style-name="T5"> voiture</text:span></text:p>
          </table:table-cell>
          <table:table-cell office:value-type="string" calcext:value-type="string">
            <text:p><text:span text:style-name="T4">mit</text:span><text:span text:style-name="T8"> </text:span><text:span text:style-name="T4">dem</text:span><text:span text:style-name="T10"> </text:span><text:span text:style-name="T8">Auto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<text:span text:style-name="T4">weit</text:span><text:span text:style-name="T9"> </text:span><text:span text:style-name="T5">(Adv.)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à</text:span><text:span text:style-name="T6"> </text:span><text:span text:style-name="T8">pied</text:span></text:p>
          </table:table-cell>
          <table:table-cell office:value-type="string" calcext:value-type="string">
            <text:p><text:span text:style-name="T4">zu</text:span><text:span text:style-name="T5"> </text:span><text:span text:style-name="T7">Fuß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7"> </text:span><text:span text:style-name="T4">week-</text:span><text:span text:style-name="T7">end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Wochenend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appartement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Wohnung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pièc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Zimmer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9"> </text:span><text:span text:style-name="T4">salle</text:span><text:span text:style-name="T10"> </text:span><text:span text:style-name="T4">de</text:span><text:span text:style-name="T10"> </text:span><text:span text:style-name="T5">bains</text:span></text:p>
          </table:table-cell>
          <table:table-cell office:value-type="string" calcext:value-type="string">
            <text:p><text:span text:style-name="T4">ein</text:span><text:span text:style-name="T7"> </text:span><text:span text:style-name="T4">Bad;</text:span><text:span text:style-name="T10"> </text:span><text:span text:style-name="T4">ein</text:span><text:span text:style-name="T8"> </text:span><text:span text:style-name="T5">Badezimmer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salon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Wohnzimmer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tabl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Tisch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abane</text:p>
          </table:table-cell>
          <table:table-cell office:value-type="string" calcext:value-type="string">
            <text:p><text:span text:style-name="T14">französischer</text:span><text:span text:style-name="T26"> </text:span><text:span text:style-name="T5">Familiennam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repas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Essen;</text:span><text:span text:style-name="T10"> </text:span><text:span text:style-name="T4">eine</text:span><text:span text:style-name="T8"> </text:span><text:span text:style-name="T5">Mahlzeit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minuit</text:span><text:span text:style-name="T9"> </text:span><text:span text:style-name="T8">(m.)</text:span></text:p>
          </table:table-cell>
          <table:table-cell office:value-type="string" calcext:value-type="string">
            <text:p><text:span text:style-name="T4">Mitternacht;</text:span><text:span text:style-name="T10"> </text:span><text:span text:style-name="T4">12</text:span><text:span text:style-name="T10"> </text:span><text:span text:style-name="T4">Uhr</text:span><text:span text:style-name="T5"> nachts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</text:span><text:span text:style-name="T9"> </text:span><text:span text:style-name="T5">matin</text:span></text:p>
          </table:table-cell>
          <table:table-cell office:value-type="string" calcext:value-type="string">
            <text:p><text:span text:style-name="T4">der</text:span><text:span text:style-name="T5"> Morg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8">tour</text:span></text:p>
          </table:table-cell>
          <table:table-cell office:value-type="string" calcext:value-type="string">
            <text:p><text:span text:style-name="T4">eine</text:span><text:span text:style-name="T7"> </text:span><text:span text:style-name="T4">Tour;</text:span><text:span text:style-name="T10"> </text:span><text:span text:style-name="T4">ein</text:span><text:span text:style-name="T10"> </text:span><text:span text:style-name="T5">Rundgang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</text:span><text:span text:style-name="T8"> </text:span><text:span text:style-name="T5">samedi</text:span></text:p>
          </table:table-cell>
          <table:table-cell office:value-type="string" calcext:value-type="string">
            <text:p>samstag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’après-midi</text:span><text:span text:style-name="T12"> </text:span><text:span text:style-name="T4">(m.)</text:span><text:span text:style-name="T11"> </text:span><text:span text:style-name="T8">(f.)</text:span></text:p>
          </table:table-cell>
          <table:table-cell office:value-type="string" calcext:value-type="string">
            <text:p><text:span text:style-name="T4">der</text:span><text:span text:style-name="T8"> </text:span><text:span text:style-name="T4">Nachmittag;</text:span><text:span text:style-name="T5"> nachmittags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faire</text:span><text:span text:style-name="T9"> </text:span><text:span text:style-name="T4">du</text:span><text:span text:style-name="T10"> </text:span><text:span text:style-name="T8">judo</text:span></text:p>
          </table:table-cell>
          <table:table-cell office:value-type="string" calcext:value-type="string">
            <text:p><text:span text:style-name="T4">Judo</text:span><text:span text:style-name="T8"> </text:span><text:span text:style-name="T4">machen;</text:span><text:span text:style-name="T8"> </text:span><text:span text:style-name="T4">Judo</text:span><text:span text:style-name="T10"> </text:span><text:span text:style-name="T5">betreib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14">l’athlétisme</text:span><text:span text:style-name="T20"> </text:span><text:span text:style-name="T8">(m.)</text:span></text:p>
          </table:table-cell>
          <table:table-cell office:value-type="string" calcext:value-type="string">
            <text:p><text:span text:style-name="T4">die</text:span><text:span text:style-name="T8"> </text:span><text:span text:style-name="T5">Leichtathletik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je</text:span><text:span text:style-name="T11"> </text:span><text:span text:style-name="T4">voudrais</text:span><text:span text:style-name="T10"> </text:span><text:span text:style-name="T3">…</text:span></text:p>
          </table:table-cell>
          <table:table-cell office:value-type="string" calcext:value-type="string">
            <text:p><text:span text:style-name="T4">ich</text:span><text:span text:style-name="T10"> </text:span><text:span text:style-name="T4">möchte</text:span><text:span text:style-name="T8"> </text:span><text:span text:style-name="T4">gerne</text:span><text:span text:style-name="T10"> </text:span><text:span text:style-name="T3">…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</text:span><text:span text:style-name="T9"> </text:span><text:span text:style-name="T5">bruit</text:span></text:p>
          </table:table-cell>
          <table:table-cell office:value-type="string" calcext:value-type="string">
            <text:p><text:span text:style-name="T4">das</text:span><text:span text:style-name="T10"> </text:span><text:span text:style-name="T4">Geräusch;</text:span><text:span text:style-name="T10"> </text:span><text:span text:style-name="T4">der</text:span><text:span text:style-name="T5"> </text:span><text:span text:style-name="T8">Lärm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jà</text:p>
          </table:table-cell>
          <table:table-cell office:value-type="string" calcext:value-type="string">
            <text:p>sch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rd</text:p>
          </table:table-cell>
          <table:table-cell office:value-type="string" calcext:value-type="string">
            <text:p>spä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8"> </text:span><text:span text:style-name="T5">cuisin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Küch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quitter</text:span><text:span text:style-name="T7"> qc</text:span></text:p>
          </table:table-cell>
          <table:table-cell office:value-type="string" calcext:value-type="string">
            <text:p><text:span text:style-name="T4">etwas</text:span><text:span text:style-name="T8"> </text:span><text:span text:style-name="T5">verlass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des</text:span><text:span text:style-name="T8"> </text:span><text:span text:style-name="T4">spaghettis</text:span><text:span text:style-name="T10"> </text:span><text:span text:style-name="T4">(m.)</text:span><text:span text:style-name="T10"> </text:span><text:span text:style-name="T5">(pl.)</text:span></text:p>
          </table:table-cell>
          <table:table-cell office:value-type="string" calcext:value-type="string">
            <text:p>Spaghett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7"> </text:span><text:span text:style-name="T5">natation</text:span></text:p>
          </table:table-cell>
          <table:table-cell office:value-type="string" calcext:value-type="string">
            <text:p><text:span text:style-name="T4">das</text:span><text:span text:style-name="T6"> </text:span><text:span text:style-name="T5">Schwimm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10"> </text:span><text:span text:style-name="T8">danse</text:span></text:p>
          </table:table-cell>
          <table:table-cell office:value-type="string" calcext:value-type="string">
            <text:p><text:span text:style-name="T4">der</text:span><text:span text:style-name="T7"> </text:span><text:span text:style-name="T4">Tanz;</text:span><text:span text:style-name="T6"> </text:span><text:span text:style-name="T4">das</text:span><text:span text:style-name="T6"> </text:span><text:span text:style-name="T5">Tanz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</text:span><text:span text:style-name="T9"> </text:span><text:span text:style-name="T5">théâtre</text:span></text:p>
          </table:table-cell>
          <table:table-cell office:value-type="string" calcext:value-type="string">
            <text:p><text:span text:style-name="T4">das</text:span><text:span text:style-name="T6"> </text:span><text:span text:style-name="T5">Theater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8"> </text:span><text:span text:style-name="T5">guitar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Gitarr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a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pour</text:span><text:span text:style-name="T9"> </text:span><text:span text:style-name="T4">faire</text:span><text:span text:style-name="T8"> </text:span><text:span text:style-name="T7">qc</text:span></text:p>
          </table:table-cell>
          <table:table-cell office:value-type="string" calcext:value-type="string">
            <text:p><text:span text:style-name="T4">um</text:span><text:span text:style-name="T10"> </text:span><text:span text:style-name="T4">etwas</text:span><text:span text:style-name="T6"> </text:span><text:span text:style-name="T4">zu</text:span><text:span text:style-name="T5"> </text:span><text:span text:style-name="T7">tu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à</text:span><text:span text:style-name="T6"> </text:span><text:span text:style-name="T5">droite</text:span></text:p>
          </table:table-cell>
          <table:table-cell office:value-type="string" calcext:value-type="string">
            <text:p><text:span text:style-name="T4">(nach)</text:span><text:span text:style-name="T7"> </text:span><text:span text:style-name="T5">rechts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urner</text:p>
          </table:table-cell>
          <table:table-cell office:value-type="string" calcext:value-type="string">
            <text:p><text:span text:style-name="T4">drehen;</text:span><text:span text:style-name="T7"> </text:span><text:span text:style-name="T5">abbieg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à</text:span><text:span text:style-name="T6"> </text:span><text:span text:style-name="T5">gauche</text:span></text:p>
          </table:table-cell>
          <table:table-cell office:value-type="string" calcext:value-type="string">
            <text:p><text:span text:style-name="T4">(nach)</text:span><text:span text:style-name="T7"> </text:span><text:span text:style-name="T5">links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boulangeri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Bäckerei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tout</text:span><text:span text:style-name="T7"> </text:span><text:span text:style-name="T5">droit</text:span></text:p>
          </table:table-cell>
          <table:table-cell office:value-type="string" calcext:value-type="string">
            <text:p>geradea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</text:span><text:span text:style-name="T8">café</text:span></text:p>
          </table:table-cell>
          <table:table-cell office:value-type="string" calcext:value-type="string">
            <text:p><text:span text:style-name="T4">ein</text:span><text:span text:style-name="T8"> Café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traverser</text:span><text:span text:style-name="T11"> </text:span><text:span text:style-name="T7">qc</text:span></text:p>
          </table:table-cell>
          <table:table-cell office:value-type="string" calcext:value-type="string">
            <text:p><text:span text:style-name="T4">etwas</text:span><text:span text:style-name="T5"> überquer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carrefour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Kreuzung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Vous</text:span><text:span text:style-name="T8"> </text:span><text:span text:style-name="T4">pouvez</text:span><text:span text:style-name="T8"> </text:span><text:span text:style-name="T4">répéter,</text:span><text:span text:style-name="T10"> </text:span><text:span text:style-name="T4">s’il</text:span><text:span text:style-name="T9"> </text:span><text:span text:style-name="T4">vous</text:span><text:span text:style-name="T10"> </text:span><text:span text:style-name="T5">plaît?</text:span></text:p>
          </table:table-cell>
          <table:table-cell office:value-type="string" calcext:value-type="string">
            <text:p><text:span text:style-name="T4">Können</text:span><text:span text:style-name="T8"> </text:span><text:span text:style-name="T4">Sie</text:span><text:span text:style-name="T8"> </text:span><text:span text:style-name="T4">bitte</text:span><text:span text:style-name="T8"> </text:span><text:span text:style-name="T5">wiederholen?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Merci</text:span><text:span text:style-name="T7"> </text:span><text:span text:style-name="T5">beaucoup!</text:span></text:p>
          </table:table-cell>
          <table:table-cell office:value-type="string" calcext:value-type="string">
            <text:p><text:span text:style-name="T4">Vielen</text:span><text:span text:style-name="T19"> </text:span><text:span text:style-name="T5">Dank!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a</text:span><text:span text:style-name="T10"> </text:span><text:span text:style-name="T8">poste</text:span></text:p>
          </table:table-cell>
          <table:table-cell office:value-type="string" calcext:value-type="string">
            <text:p><text:span text:style-name="T4">die</text:span><text:span text:style-name="T8"> Post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8"> </text:span><text:span text:style-name="T5">piscin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Schwimmbad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9"> </text:span><text:span text:style-name="T4">champion/une</text:span><text:span text:style-name="T7"> </text:span><text:span text:style-name="T5">championne</text:span></text:p>
          </table:table-cell>
          <table:table-cell office:value-type="string" calcext:value-type="string">
            <text:p><text:span text:style-name="T4">ein</text:span><text:span text:style-name="T19"> </text:span><text:span text:style-name="T4">Champion;</text:span><text:span text:style-name="T12"> </text:span><text:span text:style-name="T4">ein</text:span><text:span text:style-name="T19"> </text:span><text:span text:style-name="T4">Meister/eine</text:span><text:span text:style-name="T2"> </text:span><text:span text:style-name="T5">Meisteri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numéro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Nummer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combat</text:span></text:p>
          </table:table-cell>
          <table:table-cell office:value-type="string" calcext:value-type="string">
            <text:p><text:span text:style-name="T4">ein</text:span><text:span text:style-name="T9"> </text:span><text:span text:style-name="T8">Kampf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raiment</text:p>
          </table:table-cell>
          <table:table-cell office:value-type="string" calcext:value-type="string">
            <text:p>wirkli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ême</text:p>
          </table:table-cell>
          <table:table-cell office:value-type="string" calcext:value-type="string">
            <text:p>sog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interview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Interview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est-ce</text:span><text:span text:style-name="T7"> que</text:span></text:p>
          </table:table-cell>
          <table:table-cell office:value-type="string" calcext:value-type="string">
            <text:p>Frageform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gagner</text:span><text:span text:style-name="T5"> </text:span><text:span text:style-name="T7">qc</text:span></text:p>
          </table:table-cell>
          <table:table-cell office:value-type="string" calcext:value-type="string">
            <text:p><text:span text:style-name="T4">etwas</text:span><text:span text:style-name="T8"> </text:span><text:span text:style-name="T5">gewinn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poser</text:span><text:span text:style-name="T8"> </text:span><text:span text:style-name="T7">qc</text:span></text:p>
          </table:table-cell>
          <table:table-cell office:value-type="string" calcext:value-type="string">
            <text:p><text:span text:style-name="T4">etw.</text:span><text:span text:style-name="T12"> </text:span><text:span text:style-name="T4">setzen;</text:span><text:span text:style-name="T12"> </text:span><text:span text:style-name="T4">etwas</text:span><text:span text:style-name="T11"> </text:span><text:span text:style-name="T4">stellen;</text:span><text:span text:style-name="T12"> </text:span><text:span text:style-name="T4">etwas</text:span><text:span text:style-name="T2"> </text:span><text:span text:style-name="T5">leg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question</text:span></text:p>
          </table:table-cell>
          <table:table-cell office:value-type="string" calcext:value-type="string">
            <text:p><text:span text:style-name="T4">eine</text:span><text:span text:style-name="T7"> </text:span><text:span text:style-name="T8">Frag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Comment</text:span><text:span text:style-name="T8"> </text:span><text:span text:style-name="T4">est-ce</text:span><text:span text:style-name="T8"> </text:span><text:span text:style-name="T4">que</text:span><text:span text:style-name="T8"> ...?</text:span></text:p>
          </table:table-cell>
          <table:table-cell office:value-type="string" calcext:value-type="string">
            <text:p><text:span text:style-name="T4">Wie</text:span><text:span text:style-name="T8"> </text:span><text:span text:style-name="T4">...</text:span><text:span text:style-name="T6"> </text:span><text:span text:style-name="T3">?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mber</text:p>
          </table:table-cell>
          <table:table-cell office:value-type="string" calcext:value-type="string">
            <text:p>fall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faire</text:span><text:span text:style-name="T7"> mal</text:span></text:p>
          </table:table-cell>
          <table:table-cell office:value-type="string" calcext:value-type="string">
            <text:p>weht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pourquoi</text:span><text:span text:style-name="T21"> </text:span><text:span text:style-name="T3">?</text:span></text:p>
          </table:table-cell>
          <table:table-cell office:value-type="string" calcext:value-type="string">
            <text:p>warum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parce</text:span><text:span text:style-name="T7"> que</text:span></text:p>
          </table:table-cell>
          <table:table-cell office:value-type="string" calcext:value-type="string">
            <text:p>wei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<text:span text:style-name="T4">zu</text:span><text:span text:style-name="T9"> </text:span><text:span text:style-name="T4">viel;</text:span><text:span text:style-name="T8"> </text:span><text:span text:style-name="T4">zu</text:span><text:span text:style-name="T10"> </text:span><text:span text:style-name="T8">sehr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C’est</text:span><text:span text:style-name="T5"> </text:span><text:span text:style-name="T4">trop</text:span><text:span text:style-name="T5"> </text:span><text:span text:style-name="T4">nul</text:span><text:span text:style-name="T10"> </text:span><text:span text:style-name="T4">!</text:span><text:span text:style-name="T6"> </text:span><text:span text:style-name="T5">(fam.)</text:span></text:p>
          </table:table-cell>
          <table:table-cell office:value-type="string" calcext:value-type="string">
            <text:p><text:span text:style-name="T4">Das</text:span><text:span text:style-name="T7"> </text:span><text:span text:style-name="T4">ist</text:span><text:span text:style-name="T10"> </text:span><text:span text:style-name="T4">zu</text:span><text:span text:style-name="T10"> </text:span><text:span text:style-name="T4">blöd!</text:span><text:span text:style-name="T6"> </text:span><text:span text:style-name="T5">(ugs.)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avoir</text:span><text:span text:style-name="T9"> </text:span><text:span text:style-name="T7">mal</text:span></text:p>
          </table:table-cell>
          <table:table-cell office:value-type="string" calcext:value-type="string">
            <text:p><text:span text:style-name="T4">Schmerzen</text:span><text:span text:style-name="T11"> </text:span><text:span text:style-name="T5">hab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le</text:span><text:span text:style-name="T8"> </text:span><text:span text:style-name="T4">parc</text:span><text:span text:style-name="T6"> </text:span><text:span text:style-name="T4">des</text:span><text:span text:style-name="T6"> </text:span><text:span text:style-name="T5">Batignolles</text:span></text:p>
          </table:table-cell>
          <table:table-cell office:value-type="string" calcext:value-type="string">
            <text:p><text:span text:style-name="T4">der</text:span><text:span text:style-name="T10"> </text:span><text:span text:style-name="T4">Park</text:span><text:span text:style-name="T6"> </text:span><text:span text:style-name="T4">von</text:span><text:span text:style-name="T5"> Batignolles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5"> portable</text:span></text:p>
          </table:table-cell>
          <table:table-cell office:value-type="string" calcext:value-type="string">
            <text:p><text:span text:style-name="T4">ein</text:span><text:span text:style-name="T7"> </text:span><text:span text:style-name="T4">Handy;</text:span><text:span text:style-name="T10"> </text:span><text:span text:style-name="T4">ein</text:span><text:span text:style-name="T8"> </text:span><text:span text:style-name="T5">Mobiltelefo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5"> </text:span><text:span text:style-name="T7">SMS</text:span></text:p>
          </table:table-cell>
          <table:table-cell office:value-type="string" calcext:value-type="string">
            <text:p><text:span text:style-name="T4">eine</text:span><text:span text:style-name="T7"> SMS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5"> </text:span><text:span text:style-name="T8">film</text:span></text:p>
          </table:table-cell>
          <table:table-cell office:value-type="string" calcext:value-type="string">
            <text:p><text:span text:style-name="T4">ein</text:span><text:span text:style-name="T8"> Film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avoir</text:span><text:span text:style-name="T9"> </text:span><text:span text:style-name="T8">soif</text:span></text:p>
          </table:table-cell>
          <table:table-cell office:value-type="string" calcext:value-type="string">
            <text:p><text:span text:style-name="T4">Durst</text:span><text:span text:style-name="T7"> </text:span><text:span text:style-name="T5">hab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prendre</text:span><text:span text:style-name="T7"> qc</text:span></text:p>
          </table:table-cell>
          <table:table-cell office:value-type="string" calcext:value-type="string">
            <text:p><text:span text:style-name="T4">etwas</text:span><text:span text:style-name="T9"> </text:span><text:span text:style-name="T4">nehmen;</text:span><text:span text:style-name="T10"> </text:span><text:span text:style-name="T4">hier:</text:span><text:span text:style-name="T10"> </text:span><text:span text:style-name="T8">esse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e</text:span><text:span text:style-name="T5"> gaufr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Waffel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Ça</text:span><text:span text:style-name="T5"> </text:span><text:span text:style-name="T4">coûte</text:span><text:span text:style-name="T5"> combien?</text:span></text:p>
          </table:table-cell>
          <table:table-cell office:value-type="string" calcext:value-type="string">
            <text:p><text:span text:style-name="T4">Wie</text:span><text:span text:style-name="T12"> </text:span><text:span text:style-name="T4">viel</text:span><text:span text:style-name="T7"> </text:span><text:span text:style-name="T4">kostet</text:span><text:span text:style-name="T8"> das?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rante</text:p>
          </table:table-cell>
          <table:table-cell office:value-type="string" calcext:value-type="string">
            <text:p>vier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rante-et-</text:span><text:span text:style-name="T7">un</text:span></text:p>
          </table:table-cell>
          <table:table-cell office:value-type="string" calcext:value-type="string">
            <text:p>einundvier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rante-</text:span><text:span text:style-name="T8">deux</text:span></text:p>
          </table:table-cell>
          <table:table-cell office:value-type="string" calcext:value-type="string">
            <text:p>zweiundvier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rante-trois</text:p>
          </table:table-cell>
          <table:table-cell office:value-type="string" calcext:value-type="string">
            <text:p>dreiundvier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rante-quatre</text:p>
          </table:table-cell>
          <table:table-cell office:value-type="string" calcext:value-type="string">
            <text:p>vierundvier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rante-</text:span><text:span text:style-name="T8">cinq</text:span></text:p>
          </table:table-cell>
          <table:table-cell office:value-type="string" calcext:value-type="string">
            <text:p>fünfundvier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rante-</text:span><text:span text:style-name="T7">six</text:span></text:p>
          </table:table-cell>
          <table:table-cell office:value-type="string" calcext:value-type="string">
            <text:p>sechsundvier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rante-</text:span><text:span text:style-name="T8">sept</text:span></text:p>
          </table:table-cell>
          <table:table-cell office:value-type="string" calcext:value-type="string">
            <text:p>siebenundvier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rante-</text:span><text:span text:style-name="T8">huit</text:span></text:p>
          </table:table-cell>
          <table:table-cell office:value-type="string" calcext:value-type="string">
            <text:p>achtundvier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rante-</text:span><text:span text:style-name="T8">neuf</text:span></text:p>
          </table:table-cell>
          <table:table-cell office:value-type="string" calcext:value-type="string">
            <text:p>neunundvier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nquante</text:p>
          </table:table-cell>
          <table:table-cell office:value-type="string" calcext:value-type="string">
            <text:p>fünf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cinquante-et-</text:span><text:span text:style-name="T7">un</text:span></text:p>
          </table:table-cell>
          <table:table-cell office:value-type="string" calcext:value-type="string">
            <text:p>einundfünf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cinquante-</text:span><text:span text:style-name="T8">deux</text:span></text:p>
          </table:table-cell>
          <table:table-cell office:value-type="string" calcext:value-type="string">
            <text:p>zweiundfünf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nquante-trois</text:p>
          </table:table-cell>
          <table:table-cell office:value-type="string" calcext:value-type="string">
            <text:p>dreiundfünf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nquante-quatre</text:p>
          </table:table-cell>
          <table:table-cell office:value-type="string" calcext:value-type="string">
            <text:p>vierundfünf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cinquante-</text:span><text:span text:style-name="T8">cinq</text:span></text:p>
          </table:table-cell>
          <table:table-cell office:value-type="string" calcext:value-type="string">
            <text:p>fünfundfünf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cinquante-</text:span><text:span text:style-name="T7">six</text:span></text:p>
          </table:table-cell>
          <table:table-cell office:value-type="string" calcext:value-type="string">
            <text:p>sechsundfünf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cinquante-</text:span><text:span text:style-name="T8">sept</text:span></text:p>
          </table:table-cell>
          <table:table-cell office:value-type="string" calcext:value-type="string">
            <text:p>siebenundfünf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cinquante-</text:span><text:span text:style-name="T8">huit</text:span></text:p>
          </table:table-cell>
          <table:table-cell office:value-type="string" calcext:value-type="string">
            <text:p>achtundfünf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cinquante-</text:span><text:span text:style-name="T8">neuf</text:span></text:p>
          </table:table-cell>
          <table:table-cell office:value-type="string" calcext:value-type="string">
            <text:p>neunundfünf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xante</text:p>
          </table:table-cell>
          <table:table-cell office:value-type="string" calcext:value-type="string">
            <text:p>sech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et-</text:span><text:span text:style-name="T7">un</text:span></text:p>
          </table:table-cell>
          <table:table-cell office:value-type="string" calcext:value-type="string">
            <text:p>einundsech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</text:span><text:span text:style-name="T8">deux</text:span></text:p>
          </table:table-cell>
          <table:table-cell office:value-type="string" calcext:value-type="string">
            <text:p>zweiundsech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xante-trois</text:p>
          </table:table-cell>
          <table:table-cell office:value-type="string" calcext:value-type="string">
            <text:p>dreiundsech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xante-quatre</text:p>
          </table:table-cell>
          <table:table-cell office:value-type="string" calcext:value-type="string">
            <text:p>vierundsech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</text:span><text:span text:style-name="T8">cinq</text:span></text:p>
          </table:table-cell>
          <table:table-cell office:value-type="string" calcext:value-type="string">
            <text:p>fünfundsech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</text:span><text:span text:style-name="T7">six</text:span></text:p>
          </table:table-cell>
          <table:table-cell office:value-type="string" calcext:value-type="string">
            <text:p>sechsundsech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</text:span><text:span text:style-name="T8">sept</text:span></text:p>
          </table:table-cell>
          <table:table-cell office:value-type="string" calcext:value-type="string">
            <text:p>siebenundsech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</text:span><text:span text:style-name="T8">huit</text:span></text:p>
          </table:table-cell>
          <table:table-cell office:value-type="string" calcext:value-type="string">
            <text:p>achtundsech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</text:span><text:span text:style-name="T8">neuf</text:span></text:p>
          </table:table-cell>
          <table:table-cell office:value-type="string" calcext:value-type="string">
            <text:p>neunundsech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</text:span><text:span text:style-name="T7">dix</text:span></text:p>
          </table:table-cell>
          <table:table-cell office:value-type="string" calcext:value-type="string">
            <text:p>sieb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et-</text:span><text:span text:style-name="T8">onze</text:span></text:p>
          </table:table-cell>
          <table:table-cell office:value-type="string" calcext:value-type="string">
            <text:p>einundsieb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xante-douze</text:p>
          </table:table-cell>
          <table:table-cell office:value-type="string" calcext:value-type="string">
            <text:p>zweiundsieb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xante-treize</text:p>
          </table:table-cell>
          <table:table-cell office:value-type="string" calcext:value-type="string">
            <text:p>dreiundsieb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xante-quatorze</text:p>
          </table:table-cell>
          <table:table-cell office:value-type="string" calcext:value-type="string">
            <text:p>vierundsieb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xante-quinze</text:p>
          </table:table-cell>
          <table:table-cell office:value-type="string" calcext:value-type="string">
            <text:p>fünfundsieb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xante-seize</text:p>
          </table:table-cell>
          <table:table-cell office:value-type="string" calcext:value-type="string">
            <text:p>sechsundsieb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dix-</text:span><text:span text:style-name="T8">sept</text:span></text:p>
          </table:table-cell>
          <table:table-cell office:value-type="string" calcext:value-type="string">
            <text:p>siebenundsieb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dix-</text:span><text:span text:style-name="T8">huit</text:span></text:p>
          </table:table-cell>
          <table:table-cell office:value-type="string" calcext:value-type="string">
            <text:p>achtundsieb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soixante-dix-</text:span><text:span text:style-name="T8">neuf</text:span></text:p>
          </table:table-cell>
          <table:table-cell office:value-type="string" calcext:value-type="string">
            <text:p>neunundsieb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tre-vingts</text:p>
          </table:table-cell>
          <table:table-cell office:value-type="string" calcext:value-type="string">
            <text:p>acht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</text:span><text:span text:style-name="T7">un</text:span></text:p>
          </table:table-cell>
          <table:table-cell office:value-type="string" calcext:value-type="string">
            <text:p>einundacht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</text:span><text:span text:style-name="T8">deux</text:span></text:p>
          </table:table-cell>
          <table:table-cell office:value-type="string" calcext:value-type="string">
            <text:p>zweiundacht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tre-vingt-trois</text:p>
          </table:table-cell>
          <table:table-cell office:value-type="string" calcext:value-type="string">
            <text:p>dreiundacht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tre-vingt-quatre</text:p>
          </table:table-cell>
          <table:table-cell office:value-type="string" calcext:value-type="string">
            <text:p>vierundacht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</text:span><text:span text:style-name="T8">cinq</text:span></text:p>
          </table:table-cell>
          <table:table-cell office:value-type="string" calcext:value-type="string">
            <text:p>fünfundacht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</text:span><text:span text:style-name="T7">six</text:span></text:p>
          </table:table-cell>
          <table:table-cell office:value-type="string" calcext:value-type="string">
            <text:p>sechsundacht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</text:span><text:span text:style-name="T8">sept</text:span></text:p>
          </table:table-cell>
          <table:table-cell office:value-type="string" calcext:value-type="string">
            <text:p>siebenundacht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</text:span><text:span text:style-name="T8">huit</text:span></text:p>
          </table:table-cell>
          <table:table-cell office:value-type="string" calcext:value-type="string">
            <text:p>achtundacht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</text:span><text:span text:style-name="T8">neuf</text:span></text:p>
          </table:table-cell>
          <table:table-cell office:value-type="string" calcext:value-type="string">
            <text:p>neunundacht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</text:span><text:span text:style-name="T7">dix</text:span></text:p>
          </table:table-cell>
          <table:table-cell office:value-type="string" calcext:value-type="string">
            <text:p>neun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</text:span><text:span text:style-name="T8">onze</text:span></text:p>
          </table:table-cell>
          <table:table-cell office:value-type="string" calcext:value-type="string">
            <text:p>einundneun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tre-vingt-douze</text:p>
          </table:table-cell>
          <table:table-cell office:value-type="string" calcext:value-type="string">
            <text:p>zweiundneun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tre-vingt-treize</text:p>
          </table:table-cell>
          <table:table-cell office:value-type="string" calcext:value-type="string">
            <text:p>dreiundneun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tre-vingt-quatorze</text:p>
          </table:table-cell>
          <table:table-cell office:value-type="string" calcext:value-type="string">
            <text:p>vierundneun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tre-vingt-quinze</text:p>
          </table:table-cell>
          <table:table-cell office:value-type="string" calcext:value-type="string">
            <text:p>fünfundneun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tre-vingt-seize</text:p>
          </table:table-cell>
          <table:table-cell office:value-type="string" calcext:value-type="string">
            <text:p>sechsundneun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dix-</text:span><text:span text:style-name="T8">sept</text:span></text:p>
          </table:table-cell>
          <table:table-cell office:value-type="string" calcext:value-type="string">
            <text:p>siebenundneun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dix-</text:span><text:span text:style-name="T8">huit</text:span></text:p>
          </table:table-cell>
          <table:table-cell office:value-type="string" calcext:value-type="string">
            <text:p>achtundneun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quatre-vingt-dix-</text:span><text:span text:style-name="T8">neuf</text:span></text:p>
          </table:table-cell>
          <table:table-cell office:value-type="string" calcext:value-type="string">
            <text:p>neunundneunz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hunde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7"> </text:span><text:span text:style-name="T4">euro/des</text:span><text:span text:style-name="T10"> </text:span><text:span text:style-name="T5">euros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Euro/Euro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5"> centime</text:span></text:p>
          </table:table-cell>
          <table:table-cell office:value-type="string" calcext:value-type="string">
            <text:p><text:span text:style-name="T4">ein</text:span><text:span text:style-name="T8"> Cent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12"> </text:span><text:span text:style-name="T4">vendeur/une</text:span><text:span text:style-name="T9"> </text:span><text:span text:style-name="T5">vendeuse</text:span></text:p>
          </table:table-cell>
          <table:table-cell office:value-type="string" calcext:value-type="string">
            <text:p><text:span text:style-name="T4">ein</text:span><text:span text:style-name="T12"> </text:span><text:span text:style-name="T4">Verkäufer/eine</text:span><text:span text:style-name="T12"> </text:span><text:span text:style-name="T5">Verkäuferi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5"> </text:span><text:span text:style-name="T8">coca</text:span></text:p>
          </table:table-cell>
          <table:table-cell office:value-type="string" calcext:value-type="string">
            <text:p><text:span text:style-name="T4">eine</text:span><text:span text:style-name="T7"> </text:span><text:span text:style-name="T8">Cola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e</text:span><text:span text:style-name="T7"> </text:span><text:span text:style-name="T4">eau</text:span><text:span text:style-name="T5"> minéral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Mineralwasser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e</text:span><text:span text:style-name="T5"> crêp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Crêp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5"> </text:span><text:span text:style-name="T4">jus</text:span><text:span text:style-name="T5"> </text:span><text:span text:style-name="T4">de</text:span><text:span text:style-name="T5"> pomm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Apfelsaft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e</text:span><text:span text:style-name="T5"> orang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Orang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7"> </text:span><text:span text:style-name="T4">diabolo</text:span><text:span text:style-name="T7"> </text:span><text:span text:style-name="T5">menthe</text:span></text:p>
          </table:table-cell>
          <table:table-cell office:value-type="string" calcext:value-type="string">
            <text:p><text:span text:style-name="T4">ein</text:span><text:span text:style-name="T9"> </text:span><text:span text:style-name="T4">Diabolo</text:span><text:span text:style-name="T9"> </text:span><text:span text:style-name="T5">Menth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Ça</text:span><text:span text:style-name="T7"> </text:span><text:span text:style-name="T4">fait</text:span><text:span text:style-name="T5"> </text:span><text:span text:style-name="T3">…</text:span></text:p>
          </table:table-cell>
          <table:table-cell office:value-type="string" calcext:value-type="string">
            <text:p><text:span text:style-name="T4">Das</text:span><text:span text:style-name="T7"> </text:span><text:span text:style-name="T4">macht</text:span><text:span text:style-name="T5"> </text:span><text:span text:style-name="T4">…;</text:span><text:span text:style-name="T6"> </text:span><text:span text:style-name="T4">Das</text:span><text:span text:style-name="T6"> </text:span><text:span text:style-name="T4">kostet</text:span><text:span text:style-name="T5"> </text:span><text:span text:style-name="T3">…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e</text:span><text:span text:style-name="T5"> mouette</text:span></text:p>
          </table:table-cell>
          <table:table-cell office:value-type="string" calcext:value-type="string">
            <text:p><text:span text:style-name="T4">eine</text:span><text:span text:style-name="T7"> </text:span><text:span text:style-name="T8">Möw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Ah,</text:span><text:span text:style-name="T5"> </text:span><text:span text:style-name="T4">ah,</text:span><text:span text:style-name="T6"> </text:span><text:span text:style-name="T4">ah</text:span><text:span text:style-name="T5"> </text:span><text:span text:style-name="T3">!</text:span></text:p>
          </table:table-cell>
          <table:table-cell office:value-type="string" calcext:value-type="string">
            <text:p><text:span text:style-name="T4">Hahaha!</text:span><text:span text:style-name="T12"> </text:span><text:span text:style-name="T4">(So</text:span><text:span text:style-name="T12"> </text:span><text:span text:style-name="T4">lacht</text:span><text:span text:style-name="T19"> </text:span><text:span text:style-name="T4">man</text:span><text:span text:style-name="T12"> </text:span><text:span text:style-name="T4">auf</text:span><text:span text:style-name="T2"> </text:span><text:span text:style-name="T5">Französisch.)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11"> </text:span><text:span text:style-name="T4">client/une</text:span><text:span text:style-name="T9"> </text:span><text:span text:style-name="T5">cliente</text:span></text:p>
          </table:table-cell>
          <table:table-cell office:value-type="string" calcext:value-type="string">
            <text:p><text:span text:style-name="T4">ein</text:span><text:span text:style-name="T11"> </text:span><text:span text:style-name="T4">Kunde/eine</text:span><text:span text:style-name="T11"> </text:span><text:span text:style-name="T5">Kundin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5"> stand</text:span></text:p>
          </table:table-cell>
          <table:table-cell office:value-type="string" calcext:value-type="string">
            <text:p><text:span text:style-name="T4">ein</text:span><text:span text:style-name="T9"> </text:span><text:span text:style-name="T4">Stand,</text:span><text:span text:style-name="T10"> </text:span><text:span text:style-name="T4">eine</text:span><text:span text:style-name="T8"> Bude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Bonne</text:span><text:span text:style-name="T11"> </text:span><text:span text:style-name="T4">journée</text:span><text:span text:style-name="T7"> </text:span><text:span text:style-name="T3">!</text:span></text:p>
          </table:table-cell>
          <table:table-cell office:value-type="string" calcext:value-type="string">
            <text:p><text:span text:style-name="T4">Einen</text:span><text:span text:style-name="T8"> </text:span><text:span text:style-name="T4">schönen</text:span><text:span text:style-name="T8"> Tag!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<text:span text:style-name="T4">Stadt</text:span><text:span text:style-name="T10"> </text:span><text:span text:style-name="T4">in</text:span><text:span text:style-name="T5"> Südwestfrankreich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5"> </text:span><text:span text:style-name="T8">fête</text:span></text:p>
          </table:table-cell>
          <table:table-cell office:value-type="string" calcext:value-type="string">
            <text:p><text:span text:style-name="T4">ein</text:span><text:span text:style-name="T9"> </text:span><text:span text:style-name="T4">Fest;</text:span><text:span text:style-name="T10"> </text:span><text:span text:style-name="T4">eine</text:span><text:span text:style-name="T8"> </text:span><text:span text:style-name="T5">Party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la</text:span><text:span text:style-name="T10"> </text:span><text:span text:style-name="T4">Fête</text:span><text:span text:style-name="T10"> </text:span><text:span text:style-name="T4">de</text:span><text:span text:style-name="T10"> </text:span><text:span text:style-name="T4">la</text:span><text:span text:style-name="T5"> musique</text:span></text:p>
          </table:table-cell>
          <table:table-cell office:value-type="string" calcext:value-type="string">
            <text:p><text:span text:style-name="T4">die</text:span><text:span text:style-name="T8"> </text:span><text:span text:style-name="T4">„Fête</text:span><text:span text:style-name="T10"> </text:span><text:span text:style-name="T4">de</text:span><text:span text:style-name="T8"> </text:span><text:span text:style-name="T4">la</text:span><text:span text:style-name="T5"> musique“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7"> </text:span><text:span text:style-name="T4">chanteur/une</text:span><text:span text:style-name="T7"> </text:span><text:span text:style-name="T5">chanteuse</text:span></text:p>
          </table:table-cell>
          <table:table-cell office:value-type="string" calcext:value-type="string">
            <text:p><text:span text:style-name="T4">ein</text:span><text:span text:style-name="T9"> </text:span><text:span text:style-name="T4">Sänger/eine</text:span><text:span text:style-name="T9"> </text:span><text:span text:style-name="T5">Sängeri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group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Gruppe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concert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Konzert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intéressant/intéressante</text:p>
          </table:table-cell>
          <table:table-cell office:value-type="string" calcext:value-type="string">
            <text:p>interess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content/contente</text:p>
          </table:table-cell>
          <table:table-cell office:value-type="string" calcext:value-type="string">
            <text:p><text:span text:style-name="T4">zufrieden;</text:span><text:span text:style-name="T7"> </text:span><text:span text:style-name="T4">froh;</text:span><text:span text:style-name="T8"> </text:span><text:span text:style-name="T5">erfreut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les</text:span><text:span text:style-name="T10"> </text:span><text:span text:style-name="T4">gens</text:span><text:span text:style-name="T10"> </text:span><text:span text:style-name="T4">(m.)</text:span><text:span text:style-name="T10"> </text:span><text:span text:style-name="T7">pl.</text:span></text:p>
          </table:table-cell>
          <table:table-cell office:value-type="string" calcext:value-type="string">
            <text:p><text:span text:style-name="T4">die</text:span><text:span text:style-name="T8"> </text:span><text:span text:style-name="T5">Leute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11"> </text:span><text:span text:style-name="T4">musicien/une</text:span><text:span text:style-name="T9"> </text:span><text:span text:style-name="T5">musicienne</text:span></text:p>
          </table:table-cell>
          <table:table-cell office:value-type="string" calcext:value-type="string">
            <text:p><text:span text:style-name="T4">ein</text:span><text:span text:style-name="T12"> </text:span><text:span text:style-name="T4">Musiker/eine</text:span><text:span text:style-name="T12"> </text:span><text:span text:style-name="T5">Musikeri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7"> </text:span><text:span text:style-name="T4">journal/des</text:span><text:span text:style-name="T8"> </text:span><text:span text:style-name="T5">journaux</text:span></text:p>
          </table:table-cell>
          <table:table-cell office:value-type="string" calcext:value-type="string">
            <text:p><text:span text:style-name="T4">eine</text:span><text:span text:style-name="T9"> </text:span><text:span text:style-name="T4">Zeitung;</text:span><text:span text:style-name="T8"> </text:span><text:span text:style-name="T4">hier:</text:span><text:span text:style-name="T7"> </text:span><text:span text:style-name="T4">ein</text:span><text:span text:style-name="T8"> </text:span><text:span text:style-name="T5">Tagebuch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uvais/mauvaise</text:p>
          </table:table-cell>
          <table:table-cell office:value-type="string" calcext:value-type="string">
            <text:p>schlech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8"> </text:span><text:span text:style-name="T5">problème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Problem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seh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/bonne</text:p>
          </table:table-cell>
          <table:table-cell office:value-type="string" calcext:value-type="string">
            <text:p>g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10"> </text:span><text:span text:style-name="T5">Finlande</text:span></text:p>
          </table:table-cell>
          <table:table-cell office:value-type="string" calcext:value-type="string">
            <text:p>Finnl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Noël</text:span><text:span text:style-name="T8"> (m.)</text:span></text:p>
          </table:table-cell>
          <table:table-cell office:value-type="string" calcext:value-type="string">
            <text:p>Weihnacht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tit/petite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s</text:span><text:span text:style-name="T8"> </text:span><text:span text:style-name="T4">vacances</text:span><text:span text:style-name="T10"> </text:span><text:span text:style-name="T4">(f.)</text:span><text:span text:style-name="T10"> </text:span><text:span text:style-name="T5">(pl.)</text:span></text:p>
          </table:table-cell>
          <table:table-cell office:value-type="string" calcext:value-type="string">
            <text:p><text:span text:style-name="T4">der</text:span><text:span text:style-name="T8"> </text:span><text:span text:style-name="T4">Urlaub;</text:span><text:span text:style-name="T8"> </text:span><text:span text:style-name="T4">die</text:span><text:span text:style-name="T8"> </text:span><text:span text:style-name="T5">Feri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</text:span><text:span text:style-name="T8"> </text:span><text:span text:style-name="T4">TGV</text:span><text:span text:style-name="T5"> </text:span><text:span text:style-name="T4">(train</text:span><text:span text:style-name="T5"> </text:span><text:span text:style-name="T4">à</text:span><text:span text:style-name="T10"> </text:span><text:span text:style-name="T4">grande</text:span><text:span text:style-name="T10"> </text:span><text:span text:style-name="T5">vitesse)</text:span></text:p>
          </table:table-cell>
          <table:table-cell office:value-type="string" calcext:value-type="string">
            <text:p><text:span text:style-name="T4">der TGV (französischer</text:span><text:span text:style-name="T2"> </text:span><text:span text:style-name="T5">Hochgeschwindigkeitszug)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iste/triste</text:p>
          </table:table-cell>
          <table:table-cell office:value-type="string" calcext:value-type="string">
            <text:p>trauri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/nulle</text:p>
          </table:table-cell>
          <table:table-cell office:value-type="string" calcext:value-type="string">
            <text:p>blö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d/grande</text:p>
          </table:table-cell>
          <table:table-cell office:value-type="string" calcext:value-type="string">
            <text:p>groß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</text:span><text:span text:style-name="T8">gare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Bahnhof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7"> </text:span><text:span text:style-name="T4">gare</text:span><text:span text:style-name="T5"> d'Austerlitz</text:span></text:p>
          </table:table-cell>
          <table:table-cell office:value-type="string" calcext:value-type="string">
            <text:p><text:span text:style-name="T4">Pariser</text:span><text:span text:style-name="T12"> </text:span><text:span text:style-name="T4">Bahnhof,</text:span><text:span text:style-name="T11"> </text:span><text:span text:style-name="T4">der</text:span><text:span text:style-name="T12"> </text:span><text:span text:style-name="T4">die</text:span><text:span text:style-name="T12"> </text:span><text:span text:style-name="T4">Hauptstadt</text:span><text:span text:style-name="T2"> </text:span><text:span text:style-name="T4">mit den Städten im Südwest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grèv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Streik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attendre</text:span><text:span text:style-name="T11"> </text:span><text:span text:style-name="T5">qn/qc</text:span></text:p>
          </table:table-cell>
          <table:table-cell office:value-type="string" calcext:value-type="string">
            <text:p><text:span text:style-name="T4">auf</text:span><text:span text:style-name="T19"> </text:span><text:span text:style-name="T4">jemanden/etwas</text:span><text:span text:style-name="T12"> </text:span><text:span text:style-name="T4">warten;</text:span><text:span text:style-name="T2"> </text:span><text:span text:style-name="T4">jemanden/etwas</text:span><text:span text:style-name="T11"> </text:span><text:span text:style-name="T4">erwart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téléphoner</text:span><text:span text:style-name="T9"> </text:span><text:span text:style-name="T4">à</text:span><text:span text:style-name="T7"> qn</text:span></text:p>
          </table:table-cell>
          <table:table-cell office:value-type="string" calcext:value-type="string">
            <text:p><text:span text:style-name="T4">mit</text:span><text:span text:style-name="T19"> </text:span><text:span text:style-name="T4">jemandem</text:span><text:span text:style-name="T12"> </text:span><text:span text:style-name="T4">telefonieren;</text:span><text:span text:style-name="T2"> </text:span><text:span text:style-name="T4">jemanden</text:span><text:span text:style-name="T19"> </text:span><text:span text:style-name="T4">anruf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itiers</text:p>
          </table:table-cell>
          <table:table-cell office:value-type="string" calcext:value-type="string">
            <text:p><text:span text:style-name="T4">Stadt</text:span><text:span text:style-name="T19"> </text:span><text:span text:style-name="T4">in</text:span><text:span text:style-name="T12"> </text:span><text:span text:style-name="T4">Westfrankreich,</text:span><text:span text:style-name="T19"> </text:span><text:span text:style-name="T4">nördlich</text:span><text:span text:style-name="T2"> </text:span><text:span text:style-name="T4">von</text:span><text:span text:style-name="T19"> </text:span><text:span text:style-name="T4">Limoges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entendre</text:span><text:span text:style-name="T11"> </text:span><text:span text:style-name="T5">qn/qc</text:span></text:p>
          </table:table-cell>
          <table:table-cell office:value-type="string" calcext:value-type="string">
            <text:p><text:span text:style-name="T14">jemanden/etwas</text:span><text:span text:style-name="T24"> </text:span><text:span text:style-name="T5">hör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perdre</text:span><text:span text:style-name="T7"> qc</text:span></text:p>
          </table:table-cell>
          <table:table-cell office:value-type="string" calcext:value-type="string">
            <text:p><text:span text:style-name="T4">etw.</text:span><text:span text:style-name="T8"> </text:span><text:span text:style-name="T5">verlier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voyage</text:span></text:p>
          </table:table-cell>
          <table:table-cell office:value-type="string" calcext:value-type="string">
            <text:p><text:span text:style-name="T4">eine</text:span><text:span text:style-name="T7"> </text:span><text:span text:style-name="T8">Reise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/longue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</text:span><text:span text:style-name="T8">tête</text:span></text:p>
          </table:table-cell>
          <table:table-cell office:value-type="string" calcext:value-type="string">
            <text:p><text:span text:style-name="T4">ein</text:span><text:span text:style-name="T8"> Kopf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faire</text:span><text:span text:style-name="T11"> </text:span><text:span text:style-name="T4">la</text:span><text:span text:style-name="T10"> </text:span><text:span text:style-name="T4">tête</text:span><text:span text:style-name="T8"> </text:span><text:span text:style-name="T5">(fam.)</text:span></text:p>
          </table:table-cell>
          <table:table-cell office:value-type="string" calcext:value-type="string">
            <text:p><text:span text:style-name="T14">schmollen</text:span><text:span text:style-name="T15"> </text:span><text:span text:style-name="T5">(ugs.)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répondre</text:span><text:span text:style-name="T8"> </text:span><text:span text:style-name="T4">à</text:span><text:span text:style-name="T5"> qn/qc</text:span></text:p>
          </table:table-cell>
          <table:table-cell office:value-type="string" calcext:value-type="string">
            <text:p><text:span text:style-name="T4">jemandem/auf</text:span><text:span text:style-name="T11"> </text:span><text:span text:style-name="T4">etwas</text:span><text:span text:style-name="T7"> </text:span><text:span text:style-name="T5">antwort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ge/rouge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/verte</text:p>
          </table:table-cell>
          <table:table-cell office:value-type="string" calcext:value-type="string">
            <text:p>grü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eu/bleue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avoir</text:span><text:span text:style-name="T7"> </text:span><text:span text:style-name="T4">envie</text:span><text:span text:style-name="T7"> </text:span><text:span text:style-name="T4">de</text:span><text:span text:style-name="T7"> </text:span><text:span text:style-name="T4">faire</text:span><text:span text:style-name="T7"> </text:span><text:span text:style-name="T4">pipi</text:span><text:span text:style-name="T8"> </text:span><text:span text:style-name="T5">(fam.)</text:span></text:p>
          </table:table-cell>
          <table:table-cell office:value-type="string" calcext:value-type="string">
            <text:p><text:span text:style-name="T4">Pipi</text:span><text:span text:style-name="T7"> </text:span><text:span text:style-name="T4">machen</text:span><text:span text:style-name="T10"> </text:span><text:span text:style-name="T4">müssen</text:span><text:span text:style-name="T10"> </text:span><text:span text:style-name="T5">(ugs.)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5"> paus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Pause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<text:span text:style-name="T14">hinuntergehen;</text:span><text:span text:style-name="T23"> </text:span><text:span text:style-name="T5">aussteig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tout</text:span><text:span text:style-name="T5"> </text:span><text:span text:style-name="T4">à</text:span><text:span text:style-name="T5"> </text:span><text:span text:style-name="T8">coup</text:span></text:p>
          </table:table-cell>
          <table:table-cell office:value-type="string" calcext:value-type="string">
            <text:p>plötzli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8">loup</text:span></text:p>
          </table:table-cell>
          <table:table-cell office:value-type="string" calcext:value-type="string">
            <text:p><text:span text:style-name="T4">ein</text:span><text:span text:style-name="T8"> Wolf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es</text:span><text:span text:style-name="T10"> </text:span><text:span text:style-name="T4">loups</text:span><text:span text:style-name="T8"> </text:span><text:span text:style-name="T4">de</text:span><text:span text:style-name="T8"> </text:span><text:span text:style-name="T5">Chabrières</text:span></text:p>
          </table:table-cell>
          <table:table-cell office:value-type="string" calcext:value-type="string">
            <text:p><text:span text:style-name="T4">Tierpark</text:span><text:span text:style-name="T9"> </text:span><text:span text:style-name="T4">in</text:span><text:span text:style-name="T11"> </text:span><text:span text:style-name="T4">der</text:span><text:span text:style-name="T11"> </text:span><text:span text:style-name="T4">Nähe</text:span><text:span text:style-name="T12"> </text:span><text:span text:style-name="T4">von</text:span><text:span text:style-name="T11"> </text:span><text:span text:style-name="T4">Limoges,</text:span><text:span text:style-name="T2"> </text:span><text:span text:style-name="T4">in dem Wölfe gehalten werd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li/jolie</text:p>
          </table:table-cell>
          <table:table-cell office:value-type="string" calcext:value-type="string">
            <text:p>hübs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8"> </text:span><text:span text:style-name="T4">faim</text:span><text:span text:style-name="T8"> </text:span><text:span text:style-name="T4">de</text:span><text:span text:style-name="T8"> </text:span><text:span text:style-name="T4">loup</text:span><text:span text:style-name="T5"> (fam.)</text:span></text:p>
          </table:table-cell>
          <table:table-cell office:value-type="string" calcext:value-type="string">
            <text:p><text:span text:style-name="T4">ein</text:span><text:span text:style-name="T9"> </text:span><text:span text:style-name="T4">Bärenhunger</text:span><text:span text:style-name="T9"> </text:span><text:span text:style-name="T5">(ugs.)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8">plat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Gericht;</text:span><text:span text:style-name="T8"> </text:span><text:span text:style-name="T4">ein</text:span><text:span text:style-name="T8"> </text:span><text:span text:style-name="T4">Gang</text:span><text:span text:style-name="T8"> </text:span><text:span text:style-name="T4">(beim</text:span><text:span text:style-name="T8"> </text:span><text:span text:style-name="T5">Essen)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8"> </text:span><text:span text:style-name="T5">couleur</text:span></text:p>
          </table:table-cell>
          <table:table-cell office:value-type="string" calcext:value-type="string">
            <text:p><text:span text:style-name="T4">eine</text:span><text:span text:style-name="T7"> </text:span><text:span text:style-name="T8">Farbe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/blanche</text:p>
          </table:table-cell>
          <table:table-cell office:value-type="string" calcext:value-type="string">
            <text:p>weiß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/noire</text:p>
          </table:table-cell>
          <table:table-cell office:value-type="string" calcext:value-type="string">
            <text:p>schwarz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is/grise</text:p>
          </table:table-cell>
          <table:table-cell office:value-type="string" calcext:value-type="string">
            <text:p>gra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une/jaune</text:p>
          </table:table-cell>
          <table:table-cell office:value-type="string" calcext:value-type="string">
            <text:p>gel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poèm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Gedicht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8"> </text:span><text:span text:style-name="T5">boulevard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Boulevard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Boulevard</text:span><text:span text:style-name="T12"> </text:span><text:span text:style-name="T4">Louis</text:span><text:span text:style-name="T11"> </text:span><text:span text:style-name="T5">Blanc</text:span></text:p>
          </table:table-cell>
          <table:table-cell office:value-type="string" calcext:value-type="string">
            <text:p><text:span text:style-name="T4">große</text:span><text:span text:style-name="T9"> </text:span><text:span text:style-name="T4">Straße</text:span><text:span text:style-name="T7"> </text:span><text:span text:style-name="T4">in</text:span><text:span text:style-name="T8"> </text:span><text:span text:style-name="T5">Limoges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dire</text:span><text:span text:style-name="T10"> </text:span><text:span text:style-name="T4">qc</text:span><text:span text:style-name="T6"> </text:span><text:span text:style-name="T4">à</text:span><text:span text:style-name="T6"> </text:span><text:span text:style-name="T7">qn</text:span></text:p>
          </table:table-cell>
          <table:table-cell office:value-type="string" calcext:value-type="string">
            <text:p><text:span text:style-name="T4">jemandem</text:span><text:span text:style-name="T9"> </text:span><text:span text:style-name="T4">etwas</text:span><text:span text:style-name="T10"> </text:span><text:span text:style-name="T5">sag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a</text:span><text:span text:style-name="T10"> </text:span><text:span text:style-name="T5">porcelaine</text:span></text:p>
          </table:table-cell>
          <table:table-cell office:value-type="string" calcext:value-type="string">
            <text:p><text:span text:style-name="T4">das</text:span><text:span text:style-name="T6"> </text:span><text:span text:style-name="T5">Porzella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rtout</text:p>
          </table:table-cell>
          <table:table-cell office:value-type="string" calcext:value-type="string">
            <text:p><text:span text:style-name="T4">vor</text:span><text:span text:style-name="T9"> </text:span><text:span text:style-name="T5">allem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int-Aurélien</text:p>
          </table:table-cell>
          <table:table-cell office:value-type="string" calcext:value-type="string">
            <text:p><text:span text:style-name="T4">der heilige Aurelius (Name eines</text:span><text:span text:style-name="T2"> </text:span><text:span text:style-name="T4">Heiligen</text:span><text:span text:style-name="T19"> </text:span><text:span text:style-name="T4">und</text:span><text:span text:style-name="T12"> </text:span><text:span text:style-name="T4">einer</text:span><text:span text:style-name="T19"> </text:span><text:span text:style-name="T4">ihm</text:span><text:span text:style-name="T12"> </text:span><text:span text:style-name="T4">geweiht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a</text:span><text:span text:style-name="T12"> </text:span><text:span text:style-name="T4">place</text:span><text:span text:style-name="T9"> </text:span><text:span text:style-name="T4">Saint-</text:span><text:span text:style-name="T5">Pierre</text:span></text:p>
          </table:table-cell>
          <table:table-cell office:value-type="string" calcext:value-type="string">
            <text:p><text:span text:style-name="T4">Name</text:span><text:span text:style-name="T7"> </text:span><text:span text:style-name="T4">eines</text:span><text:span text:style-name="T10"> </text:span><text:span text:style-name="T4">Platzes</text:span><text:span text:style-name="T8"> </text:span><text:span text:style-name="T4">in</text:span><text:span text:style-name="T10"> </text:span><text:span text:style-name="T5">Limoges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</text:span><text:span text:style-name="T7">bal</text:span></text:p>
          </table:table-cell>
          <table:table-cell office:value-type="string" calcext:value-type="string">
            <text:p><text:span text:style-name="T4">ein</text:span><text:span text:style-name="T7"> </text:span><text:span text:style-name="T4">Ball;</text:span><text:span text:style-name="T7"> </text:span><text:span text:style-name="T4">ein</text:span><text:span text:style-name="T8"> Fest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ter</text:p>
          </table:table-cell>
          <table:table-cell office:value-type="string" calcext:value-type="string">
            <text:p>bleib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nser</text:p>
          </table:table-cell>
          <table:table-cell office:value-type="string" calcext:value-type="string">
            <text:p>tanz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donner</text:span><text:span text:style-name="T10"> </text:span><text:span text:style-name="T4">qc</text:span><text:span text:style-name="T6"> </text:span><text:span text:style-name="T4">à</text:span><text:span text:style-name="T5"> </text:span><text:span text:style-name="T7">qn</text:span></text:p>
          </table:table-cell>
          <table:table-cell office:value-type="string" calcext:value-type="string">
            <text:p><text:span text:style-name="T4">jemandem</text:span><text:span text:style-name="T9"> </text:span><text:span text:style-name="T4">etwas</text:span><text:span text:style-name="T10"> </text:span><text:span text:style-name="T5">geb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parler</text:span><text:span text:style-name="T10"> </text:span><text:span text:style-name="T4">à</text:span><text:span text:style-name="T10"> </text:span><text:span text:style-name="T7">qn</text:span></text:p>
          </table:table-cell>
          <table:table-cell office:value-type="string" calcext:value-type="string">
            <text:p><text:span text:style-name="T4">mit</text:span><text:span text:style-name="T9"> </text:span><text:span text:style-name="T4">jemandem</text:span><text:span text:style-name="T7"> </text:span><text:span text:style-name="T5">sprech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casquette</text:span></text:p>
          </table:table-cell>
          <table:table-cell office:value-type="string" calcext:value-type="string">
            <text:p><text:span text:style-name="T4">eine</text:span><text:span text:style-name="T12"> </text:span><text:span text:style-name="T4">Kappe;</text:span><text:span text:style-name="T10"> </text:span><text:span text:style-name="T4">eine</text:span><text:span text:style-name="T7"> </text:span><text:span text:style-name="T5">Schirmmütze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demander</text:span><text:span text:style-name="T8"> </text:span><text:span text:style-name="T4">(qc)</text:span><text:span text:style-name="T10"> </text:span><text:span text:style-name="T4">à</text:span><text:span text:style-name="T8"> </text:span><text:span text:style-name="T11">qn</text:span></text:p>
          </table:table-cell>
          <table:table-cell office:value-type="string" calcext:value-type="string">
            <text:p><text:span text:style-name="T4">jemanden (nach etwas) fragen;</text:span><text:span text:style-name="T2"> </text:span><text:span text:style-name="T4">jemanden</text:span><text:span text:style-name="T12"> </text:span><text:span text:style-name="T4">(um</text:span><text:span text:style-name="T19"> </text:span><text:span text:style-name="T4">etwas)</text:span><text:span text:style-name="T12"> </text:span><text:span text:style-name="T4">bitten;</text:span><text:span text:style-name="T12"> </text:span><text:span text:style-name="T4">etw.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zwisch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montrer</text:span><text:span text:style-name="T10"> </text:span><text:span text:style-name="T4">qc</text:span><text:span text:style-name="T6"> </text:span><text:span text:style-name="T4">à</text:span><text:span text:style-name="T5"> </text:span><text:span text:style-name="T7">qn</text:span></text:p>
          </table:table-cell>
          <table:table-cell office:value-type="string" calcext:value-type="string">
            <text:p><text:span text:style-name="T4">jemandem</text:span><text:span text:style-name="T9"> </text:span><text:span text:style-name="T4">etwas</text:span><text:span text:style-name="T10"> </text:span><text:span text:style-name="T5">zeig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tre/autre</text:p>
          </table:table-cell>
          <table:table-cell office:value-type="string" calcext:value-type="string">
            <text:p>anderer/andere/ander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aider</text:span><text:span text:style-name="T8"> </text:span><text:span text:style-name="T7">qn</text:span></text:p>
          </table:table-cell>
          <table:table-cell office:value-type="string" calcext:value-type="string">
            <text:p><text:span text:style-name="T4">jemandem</text:span><text:span text:style-name="T19"> </text:span><text:span text:style-name="T5">helf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oi?</text:p>
          </table:table-cell>
          <table:table-cell office:value-type="string" calcext:value-type="string">
            <text:p>Was?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8"> </text:span><text:span text:style-name="T5">éléphant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Elefant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a</text:span><text:span text:style-name="T10"> </text:span><text:span text:style-name="T7">pop</text:span></text:p>
          </table:table-cell>
          <table:table-cell office:value-type="string" calcext:value-type="string">
            <text:p><text:span text:style-name="T4">der</text:span><text:span text:style-name="T5"> </text:span><text:span text:style-name="T7">Pop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e</text:span><text:span text:style-name="T12"> </text:span><text:span text:style-name="T4">hip-</text:span><text:span text:style-name="T7">hop</text:span></text:p>
          </table:table-cell>
          <table:table-cell office:value-type="string" calcext:value-type="string">
            <text:p><text:span text:style-name="T4">der</text:span><text:span text:style-name="T19"> </text:span><text:span text:style-name="T4">Hip-</text:span><text:span text:style-name="T7">Hop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éféré/préférée</text:p>
          </table:table-cell>
          <table:table-cell office:value-type="string" calcext:value-type="string">
            <text:p><text:span text:style-name="T4">bevorzugt;</text:span><text:span text:style-name="T11"> </text:span><text:span text:style-name="T5">Lieblings-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texte</text:span></text:p>
          </table:table-cell>
          <table:table-cell office:value-type="string" calcext:value-type="string">
            <text:p><text:span text:style-name="T4">ein</text:span><text:span text:style-name="T8"> Text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piano</text:span></text:p>
          </table:table-cell>
          <table:table-cell office:value-type="string" calcext:value-type="string">
            <text:p><text:span text:style-name="T4">ein</text:span><text:span text:style-name="T12"> </text:span><text:span text:style-name="T4">Klavier;</text:span><text:span text:style-name="T7"> </text:span><text:span text:style-name="T4">ein</text:span><text:span text:style-name="T7"> </text:span><text:span text:style-name="T5">Piano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8"> </text:span><text:span text:style-name="T5">accordéon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Akkordeo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5"> courriel</text:span></text:p>
          </table:table-cell>
          <table:table-cell office:value-type="string" calcext:value-type="string">
            <text:p><text:span text:style-name="T4">eine</text:span><text:span text:style-name="T9"> </text:span><text:span text:style-name="T4">E-</text:span><text:span text:style-name="T8">Mail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r/chère</text:p>
          </table:table-cell>
          <table:table-cell office:value-type="string" calcext:value-type="string">
            <text:p><text:span text:style-name="T4">Lieber</text:span><text:span text:style-name="T11"> </text:span><text:span text:style-name="T4">…/Liebe</text:span><text:span text:style-name="T9"> </text:span><text:span text:style-name="T4">…</text:span><text:span text:style-name="T8"> </text:span><text:span text:style-name="T4">(Anrede);</text:span><text:span text:style-name="T8"> teuer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fin</text:p>
          </table:table-cell>
          <table:table-cell office:value-type="string" calcext:value-type="string">
            <text:p><text:span text:style-name="T4">endlich;</text:span><text:span text:style-name="T12"> </text:span><text:span text:style-name="T5">schließlich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peu</text:span><text:span text:style-name="T5"> </text:span><text:span text:style-name="T4">de</text:span><text:span text:style-name="T5"> </text:span><text:span text:style-name="T4">(+</text:span><text:span text:style-name="T5"> Nomen)</text:span></text:p>
          </table:table-cell>
          <table:table-cell office:value-type="string" calcext:value-type="string">
            <text:p>wenig(e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ne</text:span><text:span text:style-name="T10"> </text:span><text:span text:style-name="T4">…</text:span><text:span text:style-name="T6"> </text:span><text:span text:style-name="T4">plus de</text:span><text:span text:style-name="T10"> </text:span><text:span text:style-name="T4">(+</text:span><text:span text:style-name="T5"> Nomen)</text:span></text:p>
          </table:table-cell>
          <table:table-cell office:value-type="string" calcext:value-type="string">
            <text:p><text:span text:style-name="T4">kein/keine</text:span><text:span text:style-name="T11"> </text:span><text:span text:style-name="T4">...</text:span><text:span text:style-name="T8"> mehr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beaucoup</text:span><text:span text:style-name="T10"> </text:span><text:span text:style-name="T4">de</text:span><text:span text:style-name="T8"> </text:span><text:span text:style-name="T4">(+</text:span><text:span text:style-name="T10"> </text:span><text:span text:style-name="T5">Nomen)</text:span></text:p>
          </table:table-cell>
          <table:table-cell office:value-type="string" calcext:value-type="string">
            <text:p>viel(e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ne</text:span><text:span text:style-name="T10"> </text:span><text:span text:style-name="T4">… pas de</text:span><text:span text:style-name="T5"> </text:span><text:span text:style-name="T4">(+</text:span><text:span text:style-name="T5"> Nomen)</text:span></text:p>
          </table:table-cell>
          <table:table-cell office:value-type="string" calcext:value-type="string">
            <text:p>kein/kei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combien</text:span><text:span text:style-name="T10"> </text:span><text:span text:style-name="T4">de</text:span><text:span text:style-name="T8"> </text:span><text:span text:style-name="T4">(+</text:span><text:span text:style-name="T10"> </text:span><text:span text:style-name="T5">Nomen)</text:span></text:p>
          </table:table-cell>
          <table:table-cell office:value-type="string" calcext:value-type="string">
            <text:p><text:span text:style-name="T4">wie</text:span><text:span text:style-name="T8"> viel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j’aimerais</text:span><text:span text:style-name="T11"> </text:span><text:span text:style-name="T4">faire</text:span><text:span text:style-name="T9"> </text:span><text:span text:style-name="T7">qc</text:span></text:p>
          </table:table-cell>
          <table:table-cell office:value-type="string" calcext:value-type="string">
            <text:p><text:span text:style-name="T4">ich</text:span><text:span text:style-name="T10"> </text:span><text:span text:style-name="T4">würde</text:span><text:span text:style-name="T8"> </text:span><text:span text:style-name="T4">gern</text:span><text:span text:style-name="T10"> </text:span><text:span text:style-name="T4">(etw.</text:span><text:span text:style-name="T5"> </text:span><text:span text:style-name="T8">tun)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rencontrer</text:span><text:span text:style-name="T7"> qn</text:span></text:p>
          </table:table-cell>
          <table:table-cell office:value-type="string" calcext:value-type="string">
            <text:p><text:span text:style-name="T4">jemanden</text:span><text:span text:style-name="T19"> </text:span><text:span text:style-name="T4">treffen;</text:span><text:span text:style-name="T12"> </text:span><text:span text:style-name="T4">jemandem</text:span><text:span text:style-name="T2"> </text:span><text:span text:style-name="T5">begegnen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e</text:span><text:span text:style-name="T5"> chos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4">Sache;</text:span><text:span text:style-name="T10"> </text:span><text:span text:style-name="T4">ein</text:span><text:span text:style-name="T10"> </text:span><text:span text:style-name="T8">Ding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oublier</text:span><text:span text:style-name="T7"> </text:span><text:span text:style-name="T4">(de</text:span><text:span text:style-name="T7"> </text:span><text:span text:style-name="T4">faire)</text:span><text:span text:style-name="T8"> </text:span><text:span text:style-name="T7">qc</text:span></text:p>
          </table:table-cell>
          <table:table-cell office:value-type="string" calcext:value-type="string">
            <text:p><text:span text:style-name="T4">etwas</text:span><text:span text:style-name="T9"> </text:span><text:span text:style-name="T4">vergessen;</text:span><text:span text:style-name="T11"> </text:span><text:span text:style-name="T4">vergessen,</text:span><text:span text:style-name="T9"> </text:span><text:span text:style-name="T4">etw.</text:span><text:span text:style-name="T11"> </text:span><text:span text:style-name="T4">zu</text:span><text:span text:style-name="T2"> </text:span><text:span text:style-name="T8">tu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8"> </text:span><text:span text:style-name="T5">semain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Woch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reportag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Reportag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5"> ville</text:span></text:p>
          </table:table-cell>
          <table:table-cell office:value-type="string" calcext:value-type="string">
            <text:p><text:span text:style-name="T4">eine</text:span><text:span text:style-name="T7"> </text:span><text:span text:style-name="T8">Stadt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9"> </text:span><text:span text:style-name="T4">assistant/une</text:span><text:span text:style-name="T9"> </text:span><text:span text:style-name="T5">assistante</text:span></text:p>
          </table:table-cell>
          <table:table-cell office:value-type="string" calcext:value-type="string">
            <text:p><text:span text:style-name="T14">ein</text:span><text:span text:style-name="T27"> </text:span><text:span text:style-name="T5">Assistent/eine</text:span><text:span text:style-name="T21"> </text:span><text:span text:style-name="T5">Assistenti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14">visiter</text:span><text:span text:style-name="T18"> </text:span><text:span text:style-name="T7">qc</text:span></text:p>
          </table:table-cell>
          <table:table-cell office:value-type="string" calcext:value-type="string">
            <text:p><text:span text:style-name="T4">etwas</text:span><text:span text:style-name="T5"> besichtig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endroit</text:span></text:p>
          </table:table-cell>
          <table:table-cell office:value-type="string" calcext:value-type="string">
            <text:p><text:span text:style-name="T4">ein</text:span><text:span text:style-name="T9"> </text:span><text:span text:style-name="T7">Ort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12"> </text:span><text:span text:style-name="T4">touriste/une</text:span><text:span text:style-name="T7"> </text:span><text:span text:style-name="T5">touriste</text:span></text:p>
          </table:table-cell>
          <table:table-cell office:value-type="string" calcext:value-type="string">
            <text:p><text:span text:style-name="T4">ein</text:span><text:span text:style-name="T12"> </text:span><text:span text:style-name="T4">Tourist/eine</text:span><text:span text:style-name="T11"> </text:span><text:span text:style-name="T5">Touristi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11"> </text:span><text:span text:style-name="T4">journaliste/une</text:span><text:span text:style-name="T11"> </text:span><text:span text:style-name="T5">journaliste</text:span></text:p>
          </table:table-cell>
          <table:table-cell office:value-type="string" calcext:value-type="string">
            <text:p><text:span text:style-name="T14">ein</text:span><text:span text:style-name="T15"> </text:span><text:span text:style-name="T5">Journalist/eine</text:span><text:span text:style-name="T27"> </text:span><text:span text:style-name="T5">Journalisti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le</text:span><text:span text:style-name="T8"> </text:span><text:span text:style-name="T5">Louvre</text:span></text:p>
          </table:table-cell>
          <table:table-cell office:value-type="string" calcext:value-type="string">
            <text:p><text:span text:style-name="T4">der</text:span><text:span text:style-name="T5"> Louvr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musé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Museum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8"> </text:span><text:span text:style-name="T5">cathédral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Kathedral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14">Notre-</text:span><text:span text:style-name="T8">Dame</text:span></text:p>
          </table:table-cell>
          <table:table-cell office:value-type="string" calcext:value-type="string">
            <text:p><text:span text:style-name="T4">Notre-Dame</text:span><text:span text:style-name="T19"> </text:span><text:span text:style-name="T4">(Kathedrale</text:span><text:span text:style-name="T12"> </text:span><text:span text:style-name="T4">im</text:span><text:span text:style-name="T2"> </text:span><text:span text:style-name="T4">Zentrum von Paris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5"> églis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Kirch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e</text:span><text:span text:style-name="T5"> </text:span><text:span text:style-name="T8">tour</text:span></text:p>
          </table:table-cell>
          <table:table-cell office:value-type="string" calcext:value-type="string">
            <text:p><text:span text:style-name="T4">ein</text:span><text:span text:style-name="T8"> Turm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la</text:span><text:span text:style-name="T10"> </text:span><text:span text:style-name="T5">Défense</text:span></text:p>
          </table:table-cell>
          <table:table-cell office:value-type="string" calcext:value-type="string">
            <text:p><text:span text:style-name="T4">Stadtteil</text:span><text:span text:style-name="T9"> </text:span><text:span text:style-name="T4">von</text:span><text:span text:style-name="T7"> </text:span><text:span text:style-name="T5">Paris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la</text:span><text:span text:style-name="T8"> </text:span><text:span text:style-name="T4">Grande</text:span><text:span text:style-name="T8"> </text:span><text:span text:style-name="T5">Arche</text:span></text:p>
          </table:table-cell>
          <table:table-cell office:value-type="string" calcext:value-type="string">
            <text:p><text:span text:style-name="T4">modernes</text:span><text:span text:style-name="T19"> </text:span><text:span text:style-name="T4">Bürogebäude</text:span><text:span text:style-name="T12"> </text:span><text:span text:style-name="T4">im</text:span><text:span text:style-name="T19"> </text:span><text:span text:style-name="T4">Stadtteil</text:span><text:span text:style-name="T2"> </text:span><text:span text:style-name="T4">La</text:span><text:span text:style-name="T19"> </text:span><text:span text:style-name="T4">Défens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moderne</text:p>
          </table:table-cell>
          <table:table-cell office:value-type="string" calcext:value-type="string">
            <text:p>moder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l’Arc</text:span><text:span text:style-name="T10"> </text:span><text:span text:style-name="T4">de</text:span><text:span text:style-name="T7"> </text:span><text:span text:style-name="T4">triomphe</text:span><text:span text:style-name="T8"> (m.)</text:span></text:p>
          </table:table-cell>
          <table:table-cell office:value-type="string" calcext:value-type="string">
            <text:p><text:span text:style-name="T4">der</text:span><text:span text:style-name="T10"> </text:span><text:span text:style-name="T4">Arc</text:span><text:span text:style-name="T5"> </text:span><text:span text:style-name="T4">de</text:span><text:span text:style-name="T8"> </text:span><text:span text:style-name="T4">triomphe</text:span><text:span text:style-name="T10"> </text:span><text:span text:style-name="T5">(Triumpfbogen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<text:span text:style-name="T4">un</text:span><text:span text:style-name="T5"> monument</text:span></text:p>
          </table:table-cell>
          <table:table-cell office:value-type="string" calcext:value-type="string">
            <text:p><text:span text:style-name="T4">ein</text:span><text:span text:style-name="T19"> </text:span><text:span text:style-name="T4">Denkmal;</text:span><text:span text:style-name="T12"> </text:span><text:span text:style-name="T4">ein</text:span><text:span text:style-name="T12"> </text:span><text:span text:style-name="T4">Monument;</text:span><text:span text:style-name="T19"> </text:span><text:span text:style-name="T4">eine</text:span><text:span text:style-name="T2"> </text:span><text:span text:style-name="T5">Sehenswürdigkeit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</text:span><text:span text:style-name="T2"> </text:span><text:span text:style-name="T3">E</text:span></text:p>
          </table:table-cell>
          <table:table-cell office:value-type="string" calcext:value-type="string">
            <text:p>célèbre/célèbre</text:p>
          </table:table-cell>
          <table:table-cell office:value-type="string" calcext:value-type="string">
            <text:p>berühm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14">quel/quelle;</text:span><text:span text:style-name="T22"> </text:span><text:span text:style-name="T5">quels/quelles</text:span></text:p>
          </table:table-cell>
          <table:table-cell office:value-type="string" calcext:value-type="string">
            <text:p><text:span text:style-name="T14">welcher/welche/welches</text:span><text:span text:style-name="T2"> </text:span><text:span text:style-name="T5">(Fragebegleiter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</text:span><text:span text:style-name="T7">nom</text:span></text:p>
          </table:table-cell>
          <table:table-cell office:value-type="string" calcext:value-type="string">
            <text:p><text:span text:style-name="T4">ein</text:span><text:span text:style-name="T8"> Nam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(cet)/cette/ces</text:p>
          </table:table-cell>
          <table:table-cell office:value-type="string" calcext:value-type="string">
            <text:p><text:span text:style-name="T14">dieser/diese/dieses</text:span><text:span text:style-name="T2"> </text:span><text:span text:style-name="T5">(Demonstrativbegleiter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8"> </text:span><text:span text:style-name="T5">répons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Antwort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5"> arbre</text:span></text:p>
          </table:table-cell>
          <table:table-cell office:value-type="string" calcext:value-type="string">
            <text:p><text:span text:style-name="T4">ein</text:span><text:span text:style-name="T8"> Baum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</text:span><text:span text:style-name="T8"> </text:span><text:span text:style-name="T4">fan/une</text:span><text:span text:style-name="T8"> </text:span><text:span text:style-name="T7">fan</text:span></text:p>
          </table:table-cell>
          <table:table-cell office:value-type="string" calcext:value-type="string">
            <text:p><text:span text:style-name="T4">ein</text:span><text:span text:style-name="T9"> </text:span><text:span text:style-name="T7">Fa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7"> </text:span><text:span text:style-name="T4">place</text:span><text:span text:style-name="T10"> </text:span><text:span text:style-name="T4">du</text:span><text:span text:style-name="T5"> Trocadéro</text:span></text:p>
          </table:table-cell>
          <table:table-cell office:value-type="string" calcext:value-type="string">
            <text:p><text:span text:style-name="T4">Platz</text:span><text:span text:style-name="T8"> </text:span><text:span text:style-name="T4">und</text:span><text:span text:style-name="T7"> </text:span><text:span text:style-name="T4">Metrostation</text:span><text:span text:style-name="T7"> </text:span><text:span text:style-name="T4">in</text:span><text:span text:style-name="T8"> Paris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une</text:span><text:span text:style-name="T8"> </text:span><text:span text:style-name="T5">personne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Perso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la</text:span><text:span text:style-name="T7"> </text:span><text:span text:style-name="T4">tour</text:span><text:span text:style-name="T10"> </text:span><text:span text:style-name="T5">Eiffel</text:span></text:p>
          </table:table-cell>
          <table:table-cell office:value-type="string" calcext:value-type="string">
            <text:p><text:span text:style-name="T4">der</text:span><text:span text:style-name="T5"> Eiffelturm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pan text:style-name="T4">intéresser</text:span><text:span text:style-name="T11"> </text:span><text:span text:style-name="T7">qn</text:span></text:p>
          </table:table-cell>
          <table:table-cell office:value-type="string" calcext:value-type="string">
            <text:p><text:span text:style-name="T4">jdn.</text:span><text:span text:style-name="T7"> </text:span><text:span text:style-name="T5">interessier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<text:span text:style-name="T4">Stadt westlich von Paris, in der ein</text:span><text:span text:style-name="T2"> </text:span><text:span text:style-name="T4">großes</text:span><text:span text:style-name="T19"> </text:span><text:span text:style-name="T4">und</text:span><text:span text:style-name="T12"> </text:span><text:span text:style-name="T4">weltberühmtes</text:span><text:span text:style-name="T19"> </text:span><text:span text:style-name="T4">Schloss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ire</text:span><text:span text:style-name="T9"> </text:span><text:span text:style-name="T7">qc</text:span></text:p>
          </table:table-cell>
          <table:table-cell office:value-type="string" calcext:value-type="string">
            <text:p><text:span text:style-name="T4">etwas</text:span><text:span text:style-name="T8"> </text:span><text:span text:style-name="T5">les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9"> </text:span><text:span text:style-name="T4">guide/une</text:span><text:span text:style-name="T8"> </text:span><text:span text:style-name="T5">guide</text:span></text:p>
          </table:table-cell>
          <table:table-cell office:value-type="string" calcext:value-type="string">
            <text:p><text:span text:style-name="T4">ein</text:span><text:span text:style-name="T9"> </text:span><text:span text:style-name="T4">Führer/eine</text:span><text:span text:style-name="T9"> </text:span><text:span text:style-name="T5">Führeri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a</text:span><text:span text:style-name="T10"> </text:span><text:span text:style-name="T7">vue</text:span></text:p>
          </table:table-cell>
          <table:table-cell office:value-type="string" calcext:value-type="string">
            <text:p><text:span text:style-name="T4">die</text:span><text:span text:style-name="T8"> </text:span><text:span text:style-name="T5">Aussicht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écrire</text:span><text:span text:style-name="T10"> </text:span><text:span text:style-name="T4">qc</text:span><text:span text:style-name="T6"> </text:span><text:span text:style-name="T4">à</text:span><text:span text:style-name="T5"> </text:span><text:span text:style-name="T7">qn</text:span></text:p>
          </table:table-cell>
          <table:table-cell office:value-type="string" calcext:value-type="string">
            <text:p><text:span text:style-name="T4">jemandem</text:span><text:span text:style-name="T9"> </text:span><text:span text:style-name="T4">etwas</text:span><text:span text:style-name="T10"> </text:span><text:span text:style-name="T5">schreib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cart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Kart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7"> </text:span><text:span text:style-name="T4">carte</text:span><text:span text:style-name="T5"> postale</text:span></text:p>
          </table:table-cell>
          <table:table-cell office:value-type="string" calcext:value-type="string">
            <text:p><text:span text:style-name="T4">eine</text:span><text:span text:style-name="T9"> </text:span><text:span text:style-name="T4">Postkarte;</text:span><text:span text:style-name="T10"> </text:span><text:span text:style-name="T4">eine</text:span><text:span text:style-name="T7"> </text:span><text:span text:style-name="T5">Ansichtskart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restaurant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Restaurant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5"> boutique</text:span></text:p>
          </table:table-cell>
          <table:table-cell office:value-type="string" calcext:value-type="string">
            <text:p><text:span text:style-name="T4">eine</text:span><text:span text:style-name="T11"> </text:span><text:span text:style-name="T4">Boutique;</text:span><text:span text:style-name="T8"> </text:span><text:span text:style-name="T4">ein</text:span><text:span text:style-name="T7"> </text:span><text:span text:style-name="T5">Ladengeschäft</text:span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souvenir</text:span></text:p>
          </table:table-cell>
          <table:table-cell office:value-type="string" calcext:value-type="string">
            <text:p><text:span text:style-name="T4">eine</text:span><text:span text:style-name="T9"> </text:span><text:span text:style-name="T4">Erinnerung;</text:span><text:span text:style-name="T8"> </text:span><text:span text:style-name="T4">ein</text:span><text:span text:style-name="T8"> </text:span><text:span text:style-name="T5">Andenk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peut-</text:span><text:span text:style-name="T8">être</text:span></text:p>
          </table:table-cell>
          <table:table-cell office:value-type="string" calcext:value-type="string">
            <text:p>vielleic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bureau</text:span></text:p>
          </table:table-cell>
          <table:table-cell office:value-type="string" calcext:value-type="string">
            <text:p><text:span text:style-name="T4">ein</text:span><text:span text:style-name="T11"> </text:span><text:span text:style-name="T4">Büro;</text:span><text:span text:style-name="T11"> </text:span><text:span text:style-name="T4">ein</text:span><text:span text:style-name="T11"> </text:span><text:span text:style-name="T4">Schreibtisch;</text:span><text:span text:style-name="T11"> </text:span><text:span text:style-name="T4">hier:</text:span><text:span text:style-name="T11"> </text:span><text:span text:style-name="T4">ein</text:span><text:span text:style-name="T2"> </text:span><text:span text:style-name="T5">Arbeitszimmer</text:span>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Eiffel,</text:span><text:span text:style-name="T19"> </text:span><text:span text:style-name="T5">Gustave</text:span></text:p>
          </table:table-cell>
          <table:table-cell office:value-type="string" calcext:value-type="string">
            <text:p><text:span text:style-name="T4">französischer</text:span><text:span text:style-name="T12"> </text:span><text:span text:style-name="T4">Ingenieur,</text:span><text:span text:style-name="T9"> </text:span><text:span text:style-name="T5">1832–1923,</text:span></text:p>
            <text:p><text:span text:style-name="T4">Konstrukteur</text:span><text:span text:style-name="T10"> </text:span><text:span text:style-name="T4">des</text:span><text:span text:style-name="T5"> Eiffelturms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<text:span text:style-name="T4">vor</text:span><text:span text:style-name="T12"> </text:span><text:span text:style-name="T4">(zeitlich);</text:span><text:span text:style-name="T9"> </text:span><text:span text:style-name="T5">vorher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5"> texto</text:span></text:p>
          </table:table-cell>
          <table:table-cell office:value-type="string" calcext:value-type="string">
            <text:p><text:span text:style-name="T4">eine</text:span><text:span text:style-name="T7"> SMS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papi</text:span><text:span text:style-name="T10"> </text:span><text:span text:style-name="T5">(fam.)</text:span></text:p>
          </table:table-cell>
          <table:table-cell office:value-type="string" calcext:value-type="string">
            <text:p><text:span text:style-name="T4">Opi</text:span><text:span text:style-name="T5"> (ugs.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mamie</text:span><text:span text:style-name="T11"> </text:span><text:span text:style-name="T5">(fam.)</text:span></text:p>
          </table:table-cell>
          <table:table-cell office:value-type="string" calcext:value-type="string">
            <text:p><text:span text:style-name="T4">Omi</text:span><text:span text:style-name="T10"> </text:span><text:span text:style-name="T5">(ugs.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Comment</text:span><text:span text:style-name="T3"> </text:span><text:span text:style-name="T4">allez-vous</text:span><text:span text:style-name="T9"> </text:span><text:span text:style-name="T3">?</text:span></text:p>
          </table:table-cell>
          <table:table-cell office:value-type="string" calcext:value-type="string">
            <text:p><text:span text:style-name="T4">Wie</text:span><text:span text:style-name="T9"> </text:span><text:span text:style-name="T4">geht</text:span><text:span text:style-name="T5"> </text:span><text:span text:style-name="T4">es</text:span><text:span text:style-name="T6"> </text:span><text:span text:style-name="T5">euch/Ihnen?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4">génial/géniale;</text:span><text:span text:style-name="T23"> </text:span><text:span text:style-name="T5">géniaux/géniales</text:span></text:p>
          </table:table-cell>
          <table:table-cell office:value-type="string" calcext:value-type="string">
            <text:p><text:span text:style-name="T4">super;</text:span><text:span text:style-name="T8"> </text:span><text:span text:style-name="T5">genial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</text:span><text:span text:style-name="T7"> </text:span><text:span text:style-name="T4">bisou</text:span><text:span text:style-name="T10"> </text:span><text:span text:style-name="T5">(fam.)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Küsschen;</text:span><text:span text:style-name="T8"> </text:span><text:span text:style-name="T4">ein</text:span><text:span text:style-name="T8"> </text:span><text:span text:style-name="T4">Busserl</text:span><text:span text:style-name="T8"> </text:span><text:span text:style-name="T5">(ugs.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la</text:span><text:span text:style-name="T10"> </text:span><text:span text:style-name="T5">Joconde</text:span></text:p>
          </table:table-cell>
          <table:table-cell office:value-type="string" calcext:value-type="string">
            <text:p><text:span text:style-name="T4">Mona</text:span><text:span text:style-name="T19"> </text:span><text:span text:style-name="T4">Lisa</text:span><text:span text:style-name="T12"> </text:span><text:span text:style-name="T4">(Gemälde</text:span><text:span text:style-name="T19"> </text:span><text:span text:style-name="T4">von</text:span><text:span text:style-name="T12"> </text:span><text:span text:style-name="T4">Leonardo</text:span><text:span text:style-name="T2"> </text:span><text:span text:style-name="T4">da Vinci, das im Louvre hängt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une</text:span><text:span text:style-name="T7"> </text:span><text:span text:style-name="T4">bise</text:span><text:span text:style-name="T10"> </text:span><text:span text:style-name="T5">(fam.)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Kuss;</text:span><text:span text:style-name="T10"> </text:span><text:span text:style-name="T4">ein</text:span><text:span text:style-name="T10"> </text:span><text:span text:style-name="T5">Küssch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ucou!</text:p>
          </table:table-cell>
          <table:table-cell office:value-type="string" calcext:value-type="string">
            <text:p><text:span text:style-name="T4">Kuckuck!;</text:span><text:span text:style-name="T5"> Hallo!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4">Grosses</text:span><text:span text:style-name="T7"> </text:span><text:span text:style-name="T5">bises</text:span></text:p>
          </table:table-cell>
          <table:table-cell office:value-type="string" calcext:value-type="string">
            <text:p><text:span text:style-name="T4">Viele</text:span><text:span text:style-name="T9"> </text:span><text:span text:style-name="T4">Grüße</text:span><text:span text:style-name="T7"> </text:span><text:span text:style-name="T4">und</text:span><text:span text:style-name="T8"> </text:span><text:span text:style-name="T5">Küss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uger</text:p>
          </table:table-cell>
          <table:table-cell office:value-type="string" calcext:value-type="string">
            <text:p><text:span text:style-name="T4">sich</text:span><text:span text:style-name="T10"> </text:span><text:span text:style-name="T5">beweg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pouvoir</text:span><text:span text:style-name="T19"> </text:span><text:span text:style-name="T4">faire</text:span><text:span text:style-name="T9"> </text:span><text:span text:style-name="T7">qc</text:span></text:p>
          </table:table-cell>
          <table:table-cell office:value-type="string" calcext:value-type="string">
            <text:p><text:span text:style-name="T4">etw.</text:span><text:span text:style-name="T8"> </text:span><text:span text:style-name="T4">tun</text:span><text:span text:style-name="T10"> </text:span><text:span text:style-name="T5">könn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faire</text:span><text:span text:style-name="T11"> </text:span><text:span text:style-name="T5">attention</text:span></text:p>
          </table:table-cell>
          <table:table-cell office:value-type="string" calcext:value-type="string">
            <text:p><text:span text:style-name="T4">aufpassen;</text:span><text:span text:style-name="T7"> </text:span><text:span text:style-name="T4">Acht</text:span><text:span text:style-name="T8"> </text:span><text:span text:style-name="T5">geb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5"> </text:span><text:span text:style-name="T7">bol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Bol</text:span><text:span text:style-name="T7"> </text:span><text:span text:style-name="T4">(eine</text:span><text:span text:style-name="T8"> </text:span><text:span text:style-name="T5">Trinkschale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4">le</text:span><text:span text:style-name="T18"> </text:span><text:span text:style-name="T5">petit-déjeuner</text:span></text:p>
          </table:table-cell>
          <table:table-cell office:value-type="string" calcext:value-type="string">
            <text:p><text:span text:style-name="T4">das</text:span><text:span text:style-name="T6"> </text:span><text:span text:style-name="T5">Frühstück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adorer</text:span><text:span text:style-name="T7"> </text:span><text:span text:style-name="T5">qn/qc</text:span></text:p>
          </table:table-cell>
          <table:table-cell office:value-type="string" calcext:value-type="string">
            <text:p><text:span text:style-name="T4">jemanden/etwas</text:span><text:span text:style-name="T7"> </text:span><text:span text:style-name="T4">sehr</text:span><text:span text:style-name="T7"> </text:span><text:span text:style-name="T4">gern</text:span><text:span text:style-name="T8"> mög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e</text:span><text:span text:style-name="T5"> baguette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Baguett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e</text:span><text:span text:style-name="T8"> </text:span><text:span text:style-name="T5">tartine</text:span></text:p>
          </table:table-cell>
          <table:table-cell office:value-type="string" calcext:value-type="string">
            <text:p><text:span text:style-name="T4">eine</text:span><text:span text:style-name="T7"> </text:span><text:span text:style-name="T4">Scheibe</text:span><text:span text:style-name="T8"> </text:span><text:span text:style-name="T4">Brot</text:span><text:span text:style-name="T7"> </text:span><text:span text:style-name="T4">mit</text:span><text:span text:style-name="T10"> </text:span><text:span text:style-name="T5">Aufstrich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vouloir</text:span><text:span text:style-name="T19"> </text:span><text:span text:style-name="T4">faire</text:span><text:span text:style-name="T11"> </text:span><text:span text:style-name="T7">qc</text:span></text:p>
          </table:table-cell>
          <table:table-cell office:value-type="string" calcext:value-type="string">
            <text:p><text:span text:style-name="T4">etw.</text:span><text:span text:style-name="T9"> </text:span><text:span text:style-name="T4">tun</text:span><text:span text:style-name="T10"> </text:span><text:span text:style-name="T5">woll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7"> </text:span><text:span text:style-name="T4">bateau/des</text:span><text:span text:style-name="T8"> </text:span><text:span text:style-name="T5">bateaux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Boot;</text:span><text:span text:style-name="T8"> </text:span><text:span text:style-name="T4">ein</text:span><text:span text:style-name="T8"> </text:span><text:span text:style-name="T5">Schiff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12"> </text:span><text:span text:style-name="T4">bateau-</text:span><text:span text:style-name="T5">mouche</text:span></text:p>
          </table:table-cell>
          <table:table-cell office:value-type="string" calcext:value-type="string">
            <text:p><text:span text:style-name="T4">ein</text:span><text:span text:style-name="T8"> </text:span><text:span text:style-name="T4">Vergnügungsschiff</text:span><text:span text:style-name="T10"> </text:span><text:span text:style-name="T4">auf</text:span><text:span text:style-name="T8"> </text:span><text:span text:style-name="T4">der</text:span><text:span text:style-name="T10"> </text:span><text:span text:style-name="T8">Sein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la</text:span><text:span text:style-name="T10"> </text:span><text:span text:style-name="T8">Seine</text:span></text:p>
          </table:table-cell>
          <table:table-cell office:value-type="string" calcext:value-type="string">
            <text:p><text:span text:style-name="T4">Fluss,</text:span><text:span text:style-name="T5"> </text:span><text:span text:style-name="T4">der</text:span><text:span text:style-name="T5"> </text:span><text:span text:style-name="T4">durch</text:span><text:span text:style-name="T5"> </text:span><text:span text:style-name="T4">Paris</text:span><text:span text:style-name="T6"> </text:span><text:span text:style-name="T5">fließt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10"> </text:span><text:span text:style-name="T4">site</text:span><text:span text:style-name="T10"> </text:span><text:span text:style-name="T5">(Internet)</text:span></text:p>
          </table:table-cell>
          <table:table-cell office:value-type="string" calcext:value-type="string">
            <text:p><text:span text:style-name="T4">eine</text:span><text:span text:style-name="T11"> </text:span><text:span text:style-name="T5">Internetseit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Internet</text:span><text:span text:style-name="T10"> </text:span><text:span text:style-name="T8">(m.)</text:span></text:p>
          </table:table-cell>
          <table:table-cell office:value-type="string" calcext:value-type="string">
            <text:p><text:span text:style-name="T4">das</text:span><text:span text:style-name="T6"> </text:span><text:span text:style-name="T5">Internet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faire</text:span><text:span text:style-name="T8"> </text:span><text:span text:style-name="T4">un</text:span><text:span text:style-name="T10"> </text:span><text:span text:style-name="T4">tour</text:span><text:span text:style-name="T10"> </text:span><text:span text:style-name="T4">en</text:span><text:span text:style-name="T5"> segway</text:span></text:p>
          </table:table-cell>
          <table:table-cell office:value-type="string" calcext:value-type="string">
            <text:p><text:span text:style-name="T4">eine</text:span><text:span text:style-name="T9"> </text:span><text:span text:style-name="T4">Segway-Tour</text:span><text:span text:style-name="T8"> </text:span><text:span text:style-name="T5">mach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on</text:span><text:span text:style-name="T5"> pourrait</text:span></text:p>
          </table:table-cell>
          <table:table-cell office:value-type="string" calcext:value-type="string">
            <text:p><text:span text:style-name="T4">man</text:span><text:span text:style-name="T10"> </text:span><text:span text:style-name="T5">könnt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pan text:style-name="T4">wenn;</text:span><text:span text:style-name="T5"> falls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le</text:span><text:span text:style-name="T9"> </text:span><text:span text:style-name="T4">Centre</text:span><text:span text:style-name="T10"> </text:span><text:span text:style-name="T5">Pompidou</text:span></text:p>
          </table:table-cell>
          <table:table-cell office:value-type="string" calcext:value-type="string">
            <text:p><text:span text:style-name="T4">Kunst-</text:span><text:span text:style-name="T9"> </text:span><text:span text:style-name="T4">und</text:span><text:span text:style-name="T8"> </text:span><text:span text:style-name="T4">Kulturzentrum</text:span><text:span text:style-name="T9"> </text:span><text:span text:style-name="T4">in</text:span><text:span text:style-name="T8"> Paris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Patatras</text:span><text:span text:style-name="T7"> </text:span><text:span text:style-name="T3">!</text:span></text:p>
          </table:table-cell>
          <table:table-cell office:value-type="string" calcext:value-type="string">
            <text:p>Bumms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il</text:span><text:span text:style-name="T8"> </text:span><text:span text:style-name="T4">n'en</text:span><text:span text:style-name="T5"> </text:span><text:span text:style-name="T4">peut</text:span><text:span text:style-name="T5"> </text:span><text:span text:style-name="T8">plus</text:span></text:p>
          </table:table-cell>
          <table:table-cell office:value-type="string" calcext:value-type="string">
            <text:p><text:span text:style-name="T4">er</text:span><text:span text:style-name="T7"> </text:span><text:span text:style-name="T4">kann</text:span><text:span text:style-name="T7"> </text:span><text:span text:style-name="T4">nicht</text:span><text:span text:style-name="T7"> </text:span><text:span text:style-name="T4">mehr;</text:span><text:span text:style-name="T8"> </text:span><text:span text:style-name="T4">er</text:span><text:span text:style-name="T7"> </text:span><text:span text:style-name="T4">kann</text:span><text:span text:style-name="T7"> </text:span><text:span text:style-name="T4">es</text:span><text:span text:style-name="T8"> </text:span><text:span text:style-name="T4">nicht</text:span><text:span text:style-name="T2"> </text:span><text:span text:style-name="T5">fasse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</text:span><text:span text:style-name="T9"> </text:span><text:span text:style-name="T4">guide/une</text:span><text:span text:style-name="T8"> </text:span><text:span text:style-name="T5">guide</text:span></text:p>
          </table:table-cell>
          <table:table-cell office:value-type="string" calcext:value-type="string">
            <text:p><text:span text:style-name="T4">ein</text:span><text:span text:style-name="T9"> </text:span><text:span text:style-name="T4">Führer/eine</text:span><text:span text:style-name="T9"> </text:span><text:span text:style-name="T5">Führeri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une</text:span><text:span text:style-name="T5"> </text:span><text:span text:style-name="T8">fois</text:span></text:p>
          </table:table-cell>
          <table:table-cell office:value-type="string" calcext:value-type="string">
            <text:p>einm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(je</text:span><text:span text:style-name="T10"> </text:span><text:span text:style-name="T4">suis)</text:span><text:span text:style-name="T5"> désolé/désolée</text:span></text:p>
          </table:table-cell>
          <table:table-cell office:value-type="string" calcext:value-type="string">
            <text:p><text:span text:style-name="T4">es</text:span><text:span text:style-name="T5"> </text:span><text:span text:style-name="T4">tut</text:span><text:span text:style-name="T10"> </text:span><text:span text:style-name="T4">mir</text:span><text:span text:style-name="T5"> </text:span><text:span text:style-name="T8">leid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puis</text:p>
          </table:table-cell>
          <table:table-cell office:value-type="string" calcext:value-type="string">
            <text:p>sei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un</text:span><text:span text:style-name="T5"> million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Millio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un</text:span><text:span text:style-name="T8"> </text:span><text:span text:style-name="T5">kilomètre</text:span></text:p>
          </table:table-cell>
          <table:table-cell office:value-type="string" calcext:value-type="string">
            <text:p><text:span text:style-name="T4">ein</text:span><text:span text:style-name="T8"> </text:span><text:span text:style-name="T5">Kilometer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tôt</text:span><text:span text:style-name="T10"> </text:span><text:span text:style-name="T5">(adv.)</text:span></text:p>
          </table:table-cell>
          <table:table-cell office:value-type="string" calcext:value-type="string">
            <text:p><text:span text:style-name="T4">früh</text:span><text:span text:style-name="T9"> </text:span><text:span text:style-name="T5">(Adv.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un</text:span><text:span text:style-name="T5"> </text:span><text:span text:style-name="T7">bus</text:span></text:p>
          </table:table-cell>
          <table:table-cell office:value-type="string" calcext:value-type="string">
            <text:p><text:span text:style-name="T4">ein</text:span><text:span text:style-name="T9"> </text:span><text:span text:style-name="T7">Bus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une</text:span><text:span text:style-name="T5"> station</text:span></text:p>
          </table:table-cell>
          <table:table-cell office:value-type="string" calcext:value-type="string">
            <text:p><text:span text:style-name="T4">eine</text:span><text:span text:style-name="T9"> </text:span><text:span text:style-name="T4">Station;</text:span><text:span text:style-name="T8"> </text:span><text:span text:style-name="T4">eine</text:span><text:span text:style-name="T7"> </text:span><text:span text:style-name="T5">Haltestell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le</text:span><text:span text:style-name="T8"> </text:span><text:span text:style-name="T5">métro</text:span></text:p>
          </table:table-cell>
          <table:table-cell office:value-type="string" calcext:value-type="string">
            <text:p><text:span text:style-name="T4">die</text:span><text:span text:style-name="T9"> </text:span><text:span text:style-name="T4">Metro;</text:span><text:span text:style-name="T8"> </text:span><text:span text:style-name="T4">die</text:span><text:span text:style-name="T7"> </text:span><text:span text:style-name="T4">U-</text:span><text:span text:style-name="T8">Bahn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tigué/fatiguée</text:p>
          </table:table-cell>
          <table:table-cell office:value-type="string" calcext:value-type="string">
            <text:p>müd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par</text:span><text:span text:style-name="T5"> </text:span><text:span text:style-name="T8">jour</text:span></text:p>
          </table:table-cell>
          <table:table-cell office:value-type="string" calcext:value-type="string">
            <text:p><text:span text:style-name="T4">pro</text:span><text:span text:style-name="T9"> </text:span><text:span text:style-name="T4">Tag;</text:span><text:span text:style-name="T5"> </text:span><text:span text:style-name="T4">täglich</text:span><text:span text:style-name="T10"> </text:span><text:span text:style-name="T5">(Adv.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un</text:span><text:span text:style-name="T7"> </text:span><text:span text:style-name="T4">moyen</text:span><text:span text:style-name="T5"> </text:span><text:span text:style-name="T4">de</text:span><text:span text:style-name="T10"> </text:span><text:span text:style-name="T5">transport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Verkehrsmittel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un</text:span><text:span text:style-name="T5"> </text:span><text:span text:style-name="T7">peu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wenig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en</text:span><text:span text:style-name="T5"> train</text:span></text:p>
          </table:table-cell>
          <table:table-cell office:value-type="string" calcext:value-type="string">
            <text:p><text:span text:style-name="T4">mit</text:span><text:span text:style-name="T9"> </text:span><text:span text:style-name="T4">dem</text:span><text:span text:style-name="T10"> </text:span><text:span text:style-name="T7">Zug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la</text:span><text:span text:style-name="T5"> </text:span><text:span text:style-name="T4">gare</text:span><text:span text:style-name="T10"> </text:span><text:span text:style-name="T4">de</text:span><text:span text:style-name="T5"> l’Est</text:span></text:p>
          </table:table-cell>
          <table:table-cell office:value-type="string" calcext:value-type="string">
            <text:p><text:span text:style-name="T4">der</text:span><text:span text:style-name="T7"> </text:span><text:span text:style-name="T4">Gare</text:span><text:span text:style-name="T5"> </text:span><text:span text:style-name="T4">de</text:span><text:span text:style-name="T10"> </text:span><text:span text:style-name="T4">l’Est</text:span><text:span text:style-name="T5"> </text:span><text:span text:style-name="T4">(der</text:span><text:span text:style-name="T5"> Ostbahnhof)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un</text:span><text:span text:style-name="T5"> ticket</text:span></text:p>
          </table:table-cell>
          <table:table-cell office:value-type="string" calcext:value-type="string">
            <text:p><text:span text:style-name="T4">ein</text:span><text:span text:style-name="T9"> </text:span><text:span text:style-name="T4">Fahrschein;</text:span><text:span text:style-name="T7"> </text:span><text:span text:style-name="T4">eine</text:span><text:span text:style-name="T9"> </text:span><text:span text:style-name="T5">Fahrkart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14">l’arrivée</text:span><text:span text:style-name="T15"> </text:span><text:span text:style-name="T8">(f.)</text:span></text:p>
          </table:table-cell>
          <table:table-cell office:value-type="string" calcext:value-type="string">
            <text:p><text:span text:style-name="T4">die</text:span><text:span text:style-name="T8"> </text:span><text:span text:style-name="T5">Ankunft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le</text:span><text:span text:style-name="T8"> </text:span><text:span text:style-name="T5">Batobus</text:span></text:p>
          </table:table-cell>
          <table:table-cell office:value-type="string" calcext:value-type="string">
            <text:p><text:span text:style-name="T4">Verkehrsmittel</text:span><text:span text:style-name="T12"> </text:span><text:span text:style-name="T4">auf</text:span><text:span text:style-name="T7"> </text:span><text:span text:style-name="T4">der</text:span><text:span text:style-name="T7"> </text:span><text:span text:style-name="T8">Sein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écologique/écologique</text:p>
          </table:table-cell>
          <table:table-cell office:value-type="string" calcext:value-type="string">
            <text:p><text:span text:style-name="T4">ökologisch;</text:span><text:span text:style-name="T3"> </text:span><text:span text:style-name="T5">umweltfreundlich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un</text:span><text:span text:style-name="T8"> </text:span><text:span text:style-name="T5">billet</text:span></text:p>
          </table:table-cell>
          <table:table-cell office:value-type="string" calcext:value-type="string">
            <text:p><text:span text:style-name="T4">eine</text:span><text:span text:style-name="T7"> </text:span><text:span text:style-name="T5">Fahrkarte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changer</text:span><text:span text:style-name="T7"> </text:span><text:span text:style-name="T4">de</text:span><text:span text:style-name="T5"> train</text:span></text:p>
          </table:table-cell>
          <table:table-cell office:value-type="string" calcext:value-type="string">
            <text:p>umsteig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demain</text:span><text:span text:style-name="T11"> </text:span><text:span text:style-name="T5">matin</text:span></text:p>
          </table:table-cell>
          <table:table-cell office:value-type="string" calcext:value-type="string">
            <text:p><text:span text:style-name="T4">morgen</text:span><text:span text:style-name="T8"> früh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pan text:style-name="T4">un</text:span><text:span text:style-name="T5"> avion</text:span></text:p>
          </table:table-cell>
          <table:table-cell office:value-type="string" calcext:value-type="string">
            <text:p><text:span text:style-name="T4">ein</text:span><text:span text:style-name="T9"> </text:span><text:span text:style-name="T5">Flugzeug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3:48:07.983059983</meta:creation-date>
    <dc:date>2025-05-22T13:53:22.079111933</dc:date>
    <meta:editing-duration>PT5M14S</meta:editing-duration>
    <meta:editing-cycles>1</meta:editing-cycles>
    <meta:document-statistic meta:table-count="1" meta:cell-count="2851" meta:object-count="0"/>
    <meta:generator>LibreOffice/24.2.7.2$Linux_X86_64 LibreOffice_project/420$Build-2</meta:generator>
  </office:meta>
</office:document-meta>
</file>